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8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4.9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618in" fo:break-before="auto" style:use-optimal-row-height="false"/>
    </style:style>
    <style:style style:name="ro2" style:family="table-row">
      <style:table-row-properties style:row-height="1.4984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buntu Mono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Ubuntu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Ubuntu Mono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Ubuntu Mono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Ubuntu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Ubuntu"/>
    </style:style>
    <style:style style:name="ce1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style:font-name="Ubuntu Mono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/>
    </style:style>
    <style:style style:name="T2" style:family="text">
      <style:text-properties style:font-name="Ubuntu Mono" fo:font-weight="bold" style:font-weight-asian="bold" style:font-weight-complex="bold"/>
    </style:style>
    <style:style style:name="T3" style:family="text">
      <style:text-properties style:font-name="Ubuntu Mono" style:text-underline-style="solid" style:text-underline-width="auto" style:text-underline-color="font-color"/>
    </style:style>
    <style:style style:name="T4" style:family="text">
      <style:text-properties style:font-name="Ubuntu Mono" fo:font-style="italic" style:font-style-asian="italic" style:font-style-complex="italic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asian="zh" style:country-asian="CN" fo:font-weight="normal" style:text-underline-style="none" style:text-underline-color="font-color" style:font-name="Ubuntu Mono" style:font-name-asian="Noto Sans CJK SC" fo:language="en" fo:country="US" fo:text-shadow="none" style:text-outline="false" fo:font-style="normal" style:text-line-through-type="none" fo:font-size="10pt" style:text-line-through-mode="continuous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font-weight-complex="bold" style:text-underline-style="none" style:text-underline-color="font-color" style:font-weight-asian="bold" fo:font-weight="bold" style:font-name="Ubuntu Mono" style:font-name-asian="Noto Sans CJK SC" fo:language="en" fo:country="US" fo:text-shadow="none" style:text-outline="false" fo:font-style="normal" style:text-line-through-type="none" fo:font-size="10pt" style:text-line-through-mode="continuous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text-underline-style="none" style:text-underline-color="font-color" style:font-name="Ubuntu Mono" style:font-name-asian="Noto Sans CJK SC" fo:language="en" fo:country="US" fo:text-shadow="none" style:text-outline="false" fo:font-style="normal" style:text-line-through-type="none" fo:font-size="10pt" style:text-line-through-mode="continuous" style:font-weight-complex="normal" style:font-weight-asian="normal" fo:font-weight="normal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font-name="Ubuntu Mono" style:font-name-asian="Noto Sans CJK SC" fo:language="en" fo:country="US" fo:text-shadow="none" style:text-outline="false" fo:font-style="normal" style:text-line-through-type="none" fo:font-size="10pt" style:text-line-through-mode="continuous" style:font-weight-complex="normal" style:font-weight-asian="normal" fo:font-weight="normal" style:text-underline-style="solid" style:text-underline-width="auto" style:text-und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font-name-asian="Noto Sans CJK SC" fo:language="en" fo:country="US" fo:text-shadow="none" style:text-outline="false" fo:font-style="normal" style:text-line-through-type="none" fo:font-size="10pt" style:text-line-through-mode="continuous" style:font-weight-complex="normal" style:font-weight-asian="normal" fo:font-weight="normal" style:text-underline-style="solid" style:text-underline-width="auto" style:text-underline-color="font-color" style:font-name="Ubuntu Mono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font-name-asian="Noto Sans CJK SC" fo:language="en" fo:country="US" fo:text-shadow="none" style:text-outline="false" fo:font-style="normal" style:text-line-through-type="none" fo:font-size="10pt" style:text-line-through-mode="continuous" style:text-underline-style="solid" style:text-underline-width="auto" style:text-underline-color="font-color" style:font-name="Ubuntu Mono" fo:font-weight="bold" style:font-weight-asian="bold" style:font-weight-complex="bold" fo:color="#ff0000"/>
    </style:style>
    <style:style style:name="T11" style:family="text">
      <style:text-properties style:language-complex="hi" style:country-complex="IN" style:text-line-through-type="none" style:text-overline-style="none" style:text-overline-color="font-color" style:font-weight-complex="normal" style:text-outline="false" fo:text-shadow="none" style:text-line-through-mode="continuous" fo:language="en" fo:country="US" style:font-name-asian="Noto Sans CJK SC" style:font-name="Ubuntu Mono" fo:font-weight="normal" style:font-weight-asian="normal" style:font-relief="none" fo:font-style="normal" style:text-underline-style="none" style:text-underline-color="font-color" style:language-asian="zh" style:country-asian="CN" style:font-name-complex="Lohit Devanagari" style:font-size-asian="10pt" style:font-size-complex="10pt" style:font-style-asian="normal" style:font-style-complex="normal" style:text-emphasize="none" fo:font-size="10pt"/>
    </style:style>
    <style:style style:name="T12" style:family="text">
      <style:text-properties style:language-complex="hi" style:country-complex="IN" style:text-line-through-type="none" style:text-overline-style="none" style:text-overline-color="font-color" style:font-weight-complex="normal" style:text-outline="false" fo:text-shadow="none" style:text-line-through-mode="continuous" fo:language="en" fo:country="US" style:font-name-asian="Noto Sans CJK SC" fo:font-weight="normal" style:font-weight-asian="normal" style:font-relief="none" style:text-underline-style="none" style:text-underline-color="font-color" style:language-asian="zh" style:country-asian="CN" style:font-name-complex="Lohit Devanagari" style:font-size-asian="10pt" style:font-size-complex="10pt" style:text-emphasize="none" fo:font-size="10pt" fo:font-style="italic" style:font-style-complex="italic" style:font-style-asian="italic" style:font-name="Ubuntu Mono"/>
    </style:style>
    <style:style style:name="T13" style:family="text">
      <style:text-properties style:language-complex="hi" style:country-complex="IN" style:text-line-through-type="none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language-asian="zh" style:country-asian="CN" style:font-name-complex="Lohit Devanagari" style:font-size-asian="10pt" style:font-size-complex="10pt" style:text-emphasize="none" fo:font-size="10pt" fo:font-style="italic" style:font-style-complex="italic" style:font-style-asian="italic" style:font-name="Ubuntu Mono" style:font-weight-asian="bold" fo:font-weight="bold" style:font-weight-complex="bold" fo:color="#ff0000"/>
    </style:style>
    <style:style style:name="T14" style:family="text">
      <style:text-properties style:language-complex="hi" style:country-complex="IN" style:text-line-through-type="none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language-asian="zh" style:country-asian="CN" style:font-name-complex="Lohit Devanagari" style:font-size-asian="10pt" style:font-size-complex="10pt" style:text-emphasize="none" fo:font-size="10pt" fo:font-style="italic" style:font-style-complex="italic" style:font-style-asian="italic" style:font-name="Ubuntu Mono" fo:font-weight="normal" style:font-weight-asian="normal" style:font-weight-complex="normal"/>
    </style:style>
    <style:style style:name="T15" style:family="text">
      <style:text-properties style:text-line-through-type="none" style:font-weight-complex="normal" style:font-weight-asian="normal" fo:font-weight="normal" style:font-name="Ubuntu Mono" style:font-style-asian="italic" style:font-style-complex="italic" fo:font-style="italic" fo:font-size="10pt" style:text-emphasize="none" style:font-size-complex="10pt" style:font-size-asian="10pt" style:language-asian="zh" style:country-asian="CN" style:language-complex="hi" style:country-complex="IN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font-name-complex="Lohit Devanagari"/>
    </style:style>
    <style:style style:name="T16" style:family="text">
      <style:text-properties style:text-line-through-type="none" style:font-weight-complex="normal" style:font-weight-asian="normal" fo:font-weight="normal" style:font-style-asian="italic" style:font-style-complex="italic" fo:font-style="italic" fo:font-size="10pt" style:text-emphasize="none" style:font-size-complex="10pt" style:font-size-asian="10pt" style:language-asian="zh" style:country-asian="CN" style:language-complex="hi" style:country-complex="IN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font-name-complex="Lohit Devanagari" style:font-name="Ubuntu Mono"/>
    </style:style>
    <style:style style:name="T17" style:family="text">
      <style:text-properties style:text-line-through-type="none" style:font-style-asian="italic" style:font-style-complex="italic" fo:font-style="italic" fo:font-size="10pt" style:text-emphasize="none" style:font-size-complex="10pt" style:font-size-asian="10pt" style:language-asian="zh" style:country-asian="CN" style:language-complex="hi" style:country-complex="IN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font-name-complex="Lohit Devanagari" style:font-name="Ubuntu Mono" fo:font-weight="bold" style:font-weight-asian="bold" style:font-weight-complex="bold" fo:color="#ff0000"/>
    </style:style>
    <style:style style:name="T18" style:family="text">
      <style:text-properties style:text-line-through-type="none" style:font-style-asian="italic" style:font-style-complex="italic" fo:font-style="italic" fo:font-size="10pt" style:text-emphasize="none" style:font-size-complex="10pt" style:font-size-asian="10pt" style:language-asian="zh" style:country-asian="CN" style:language-complex="hi" style:country-complex="IN" style:text-overline-style="none" style:text-overline-color="font-color" style:text-outline="false" fo:text-shadow="none" style:text-line-through-mode="continuous" fo:language="en" fo:country="US" style:font-name-asian="Noto Sans CJK SC" style:font-relief="none" style:text-underline-style="none" style:text-underline-color="font-color" style:font-name-complex="Lohit Devanagari" style:font-name="Ubuntu Mono" fo:font-weight="normal" style:font-weight-asian="normal" style:font-weight-complex="normal"/>
    </style:style>
    <style:style style:name="T19" style:family="text">
      <style:text-properties style:text-overline-style="none" style:text-overline-color="font-color" fo:font-size="10pt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font-name="Ubuntu Mono" fo:font-weight="normal" style:font-weight-asian="normal" style:font-weight-complex="normal"/>
    </style:style>
    <style:style style:name="T20" style:family="text">
      <style:text-properties style:font-name="Ubuntu Mono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font-weight="normal" fo:font-size="10pt" style:font-name-asian="Noto Sans CJK SC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/>
    </style:style>
    <style:style style:name="T21" style:family="text">
      <style:text-properties style:font-name="Ubuntu Mono"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-asian="Noto Sans CJK SC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fo:font-weight="bold" style:font-weight-asian="bold" style:font-weight-complex="bold"/>
    </style:style>
    <style:style style:name="T22" style:family="text">
      <style:text-properties style:font-name="Ubuntu Mono"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-asian="Noto Sans CJK SC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fo:font-weight="normal" style:font-weight-asian="normal" style:font-weight-complex="normal"/>
    </style:style>
    <style:style style:name="T23" style:family="text">
      <style:text-properties style:font-name="Ubuntu Mono"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-asian="Noto Sans CJK SC" fo:language="en" fo:country="US" style:text-line-through-mode="continuous" fo:text-shadow="none" style:text-outline="false" fo:font-style="normal" style:text-line-through-type="none" style:language-complex="hi" style:country-complex="IN" fo:font-weight="normal" style:font-weight-asian="normal" style:font-weight-complex="normal" style:text-underline-style="solid" style:text-underline-width="auto" style:text-underline-color="font-color"/>
    </style:style>
    <style:style style:name="T24" style:family="text">
      <style:text-properties style:language-asian="zh" style:country-asian="CN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-asian="Noto Sans CJK SC" fo:language="en" fo:country="US" style:text-line-through-mode="continuous" fo:text-shadow="none" style:text-outline="false" fo:font-style="normal" style:text-line-through-type="none" style:language-complex="hi" style:country-complex="IN" fo:font-weight="normal" style:font-weight-asian="normal" style:font-weight-complex="normal" style:text-underline-style="solid" style:text-underline-width="auto" style:text-underline-color="font-color" style:font-name="Ubuntu Mono"/>
    </style:style>
    <style:style style:name="T25" style:family="text">
      <style:text-properties style:font-weight-complex="normal" style:text-line-through-type="none" style:font-relief="none" style:text-emphasize="none" style:font-style-complex="normal" style:font-style-asian="normal" style:font-size-complex="10pt" style:font-size-asian="10pt" style:font-name-complex="Lohit Devanagari" style:language-asian="zh" style:country-asian="CN" style:language-complex="hi" style:country-complex="IN" style:text-overline-style="none" style:text-overline-color="font-color" style:text-underline-style="none" style:text-underline-color="font-color" fo:font-style="normal" style:text-outline="false" fo:text-shadow="none" style:text-line-through-mode="continuous" fo:language="en" fo:country="US" style:font-name-asian="Noto Sans CJK SC" style:font-name="Ubuntu Mono" fo:font-weight="normal" style:font-weight-asian="normal" fo:font-size="10pt"/>
    </style:style>
    <style:style style:name="T26" style:family="text">
      <style:text-properties style:font-weight-complex="normal" style:text-line-through-type="none" style:font-relief="none" style:text-emphasize="none" style:font-size-complex="10pt" style:font-size-asian="10pt" style:font-name-complex="Lohit Devanagari" style:language-asian="zh" style:country-asian="CN" style:language-complex="hi" style:country-complex="IN" style:text-overline-style="none" style:text-overline-color="font-color" style:text-underline-style="none" style:text-underline-color="font-color" style:text-outline="false" fo:text-shadow="none" style:text-line-through-mode="continuous" fo:language="en" fo:country="US" style:font-name-asian="Noto Sans CJK SC" style:font-name="Ubuntu Mono" fo:font-weight="normal" style:font-weight-asian="normal" fo:font-size="10pt" fo:font-style="italic" style:font-style-asian="italic" style:font-style-complex="italic"/>
    </style:style>
    <style:style style:name="T27" style:family="text">
      <style:text-properties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font-size="10pt" style:font-name="Ubuntu Mono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/>
    </style:style>
    <style:style style:name="T28" style:family="text">
      <style:text-properties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="Ubuntu Mono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fo:font-weight="bold" style:font-weight-asian="bold" style:font-weight-complex="bold"/>
    </style:style>
    <style:style style:name="T29" style:family="text">
      <style:text-properties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Devanagari" fo:font-size="10pt" style:font-name="Ubuntu Mono" fo:language="en" fo:country="US" style:text-line-through-mode="continuous" fo:text-shadow="none" style:text-outline="false" fo:font-style="normal" style:text-line-through-type="none" style:language-asian="zh" style:country-asian="CN" fo:font-weight="normal" style:font-weight-asian="normal" style:font-weight-complex="normal" style:text-underline-style="solid" style:text-underline-width="auto" style:text-underline-color="font-color"/>
    </style:style>
    <style:style style:name="T30" style:family="text">
      <style:text-properties style:text-overline-style="none" style:text-overline-color="font-color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complex="Lohit Devanagari" fo:language="en" fo:country="US"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Noto Sans CJK SC"/>
    </style:style>
    <style:style style:name="T31" style:family="text">
      <style:text-properties style:text-overline-style="none" style:text-overline-color="font-color" style:language-asian="zh" style:country-asian="CN" style:font-size-asian="10pt" style:font-size-complex="10pt" style:font-weight-asian="normal" style:font-weight-complex="normal" style:text-emphasize="none" style:font-relief="none" style:language-complex="hi" style:country-complex="IN" style:font-name-complex="Lohit Devanagari" fo:language="en" fo:country="US" style:font-name="Ubuntu Mono" fo:font-size="10pt" fo:font-weight="normal" style:text-underline-style="none" style:text-underline-color="font-color" style:text-line-through-type="none" style:text-outline="false" fo:text-shadow="none" style:text-line-through-mode="continuous" style:font-name-asian="Noto Sans CJK SC" fo:font-style="italic" style:font-style-asian="italic" style:font-style-complex="italic"/>
    </style:style>
    <style:style style:name="T32" style:family="text">
      <style:text-properties style:text-overline-style="none" style:text-overline-color="font-color" style:language-asian="zh" style:country-asian="CN" style:font-size-asian="10pt" style:font-size-complex="10pt" style:text-emphasize="none" style:font-relief="none" style:language-complex="hi" style:country-complex="IN" style:font-name-complex="Lohit Devanagari" fo:language="en" fo:country="US" style:font-name="Ubuntu Mono" fo:font-size="10pt" style:text-underline-style="none" style:text-underline-color="font-color" style:text-line-through-type="none" style:text-outline="false" fo:text-shadow="none" style:text-line-through-mode="continuous" style:font-name-asian="Noto Sans CJK SC" fo:font-style="italic" style:font-style-asian="italic" style:font-style-complex="italic" fo:color="#ff0000" fo:font-weight="bold" style:font-weight-asian="bold" style:font-weight-complex="bold"/>
    </style:style>
    <style:style style:name="T33" style:family="text">
      <style:text-properties style:text-overline-style="none" style:text-overline-color="font-color" style:language-asian="zh" style:country-asian="CN" style:font-size-asian="10pt" style:font-size-complex="10pt" style:text-emphasize="none" style:font-relief="none" style:language-complex="hi" style:country-complex="IN" style:font-name-complex="Lohit Devanagari" fo:language="en" fo:country="US" style:font-name="Ubuntu Mono" fo:font-size="10pt" style:text-underline-style="none" style:text-underline-color="font-color" style:text-line-through-type="none" style:text-outline="false" fo:text-shadow="none" style:text-line-through-mode="continuous" style:font-name-asian="Noto Sans CJK SC" fo:font-style="italic" style:font-style-asian="italic" style:font-style-complex="italic" fo:font-weight="normal" style:font-weight-asian="normal" style:font-weight-complex="normal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Mono"/>
    </style:style>
    <style:style style:name="T35" style:family="text">
      <style:text-properties style:font-size-complex="10pt" style:language-complex="hi" style:country-complex="IN" style:font-name="Ubuntu Mono" fo:font-weight="bold" style:font-weight-asian="bold" style:font-relief="none" style:text-outline="false" style:language-asian="zh" style:country-asian="CN" style:text-overline-style="none" style:text-overline-color="font-color" style:text-line-through-type="none" style:font-weight-complex="bold" fo:text-shadow="none" fo:font-style="normal" style:text-line-through-mode="continuous" style:font-style-asian="normal" style:font-name-complex="Lohit Devanagari" style:font-size-asian="10pt" style:font-name-asian="Noto Sans CJK SC" style:font-style-complex="normal" fo:language="en" fo:country="US" fo:font-size="10pt" style:text-underline-style="none" style:text-underline-color="font-color" style:text-emphasize="none"/>
    </style:style>
    <style:style style:name="T36" style:family="text">
      <style:text-properties style:font-size-complex="10pt" style:language-complex="hi" style:country-complex="IN" style:font-name="Ubuntu Mono" style:font-relief="none" style:text-outline="false" style:language-asian="zh" style:country-asian="CN" style:text-overline-style="none" style:text-overline-color="font-color" style:text-line-through-type="none" fo:text-shadow="none" fo:font-style="normal" style:text-line-through-mode="continuous" style:font-style-asian="normal" style:font-name-complex="Lohit Devanagari" style:font-size-asian="10pt" style:font-name-asian="Noto Sans CJK SC" style:font-style-complex="normal" fo:language="en" fo:country="US" fo:font-size="10pt" style:text-underline-style="none" style:text-underline-color="font-color" style:text-emphasize="none" style:font-weight-complex="normal" style:font-weight-asian="normal" fo:font-weight="normal"/>
    </style:style>
    <style:style style:name="T37" style:family="text">
      <style:text-properties style:font-size-complex="10pt" style:language-complex="hi" style:country-complex="IN" style:font-name="Ubuntu Mono" style:font-relief="none" style:text-outline="false" style:language-asian="zh" style:country-asian="CN" style:text-overline-style="none" style:text-overline-color="font-color" style:text-line-through-type="none" fo:text-shadow="none" fo:font-style="normal" style:text-line-through-mode="continuous" style:font-style-asian="normal" style:font-name-complex="Lohit Devanagari" style:font-size-asian="10pt" style:font-name-asian="Noto Sans CJK SC" style:font-style-complex="normal" fo:language="en" fo:country="US" fo:font-size="10pt" style:text-emphasize="none" style:font-weight-complex="normal" style:font-weight-asian="normal" fo:font-weight="normal" style:text-underline-style="solid" style:text-underline-width="auto" style:text-underline-color="font-color"/>
    </style:style>
    <style:style style:name="T38" style:family="text">
      <style:text-properties style:language-complex="hi" style:country-complex="IN" fo:text-shadow="none" style:font-style-asian="normal" fo:font-weight="normal" style:text-underline-style="none" style:text-underline-color="font-color" style:text-line-through-type="none" style:font-name-complex="Lohit Devanagari" fo:font-size="10pt" fo:font-style="normal" style:text-outline="false" style:font-name-asian="Noto Sans CJK SC" style:font-style-complex="normal" style:font-weight-asian="normal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weight-complex="normal"/>
    </style:style>
    <style:style style:name="T39" style:family="text">
      <style:text-properties style:language-complex="hi" style:country-complex="IN" fo:text-shadow="none" fo:font-weight="normal" style:text-underline-style="none" style:text-underline-color="font-color" style:text-line-through-type="none" style:font-name-complex="Lohit Devanagari" fo:font-size="10pt" style:text-outline="false" style:font-name-asian="Noto Sans CJK SC" style:font-weight-asian="normal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weight-complex="normal" style:font-style-asian="italic" fo:font-style="italic" style:font-style-complex="italic"/>
    </style:style>
    <style:style style:name="T40" style:family="text">
      <style:text-properties style:language-complex="hi" style:country-complex="IN" fo:text-shadow="none" style:text-underline-style="none" style:text-underline-color="font-color" style:text-line-through-type="none" style:font-name-complex="Lohit Devanagari" fo:font-size="10pt" style:text-outline="false" style:font-name-asian="Noto Sans CJK SC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style-asian="italic" fo:font-style="italic" style:font-style-complex="italic" fo:font-weight="normal" style:font-weight-asian="normal" style:font-weight-complex="normal"/>
    </style:style>
    <style:style style:name="T41" style:family="text">
      <style:text-properties style:font-style-complex="italic" style:font-size-complex="10pt" style:font-weight-complex="normal" style:font-relief="none" style:text-overline-style="none" style:text-overline-color="font-color" style:font-name-complex="Lohit Devanagari" style:font-name-asian="Noto Sans CJK SC" style:font-name="Ubuntu Mono" style:text-line-through-mode="continuous" style:language-asian="zh" style:country-asian="CN" style:text-underline-style="none" style:text-underline-color="font-color" style:language-complex="hi" style:country-complex="IN" style:font-style-asian="italic" style:text-line-through-type="none" fo:font-weight="normal" fo:text-shadow="none" fo:font-size="10pt" style:font-size-asian="10pt" style:font-weight-asian="normal" style:text-outline="false" fo:font-style="italic" fo:language="en" fo:country="US" style:text-emphasize="none"/>
    </style:style>
    <style:style style:name="T42" style:family="text">
      <style:text-properties style:font-style-complex="italic" style:font-size-complex="10pt" style:font-relief="none" style:text-overline-style="none" style:text-overline-color="font-color" style:font-name-complex="Lohit Devanagari" style:font-name-asian="Noto Sans CJK SC" style:font-name="Ubuntu Mono" style:text-line-through-mode="continuous" style:language-asian="zh" style:country-asian="CN" style:text-underline-style="none" style:text-underline-color="font-color" style:language-complex="hi" style:country-complex="IN" style:font-style-asian="italic" style:text-line-through-type="none" fo:text-shadow="none" fo:font-size="10pt" style:font-size-asian="10pt" style:text-outline="false" fo:font-style="italic" fo:language="en" fo:country="US" style:text-emphasize="none" fo:font-weight="normal" style:font-weight-asian="normal" style:font-weight-complex="normal"/>
    </style:style>
    <style:style style:name="T43" style:family="text">
      <style:text-properties style:font-name="Ubuntu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fo:font-style="normal" style:font-size-asian="10pt" style:font-name-asian="Noto Sans CJK SC" style:font-size-complex="10pt" fo:language="en" fo:country="US" fo:text-shadow="none" style:text-overline-style="none" style:text-overline-color="font-color" style:font-name="Ubuntu Mono" style:font-name-complex="Lohit Devanagari" style:text-outline="false" style:text-line-through-type="none" style:text-underline-style="none" style:text-underline-color="font-color" style:font-style-complex="normal" style:font-weight-asian="normal" style:language-asian="zh" style:country-asian="CN" fo:font-weight="normal" style:font-weight-complex="normal" style:font-relief="none" style:text-emphasize="none" style:text-line-through-mode="continuous" style:language-complex="hi" style:country-complex="IN" style:font-style-asian="normal"/>
    </style:style>
    <style:style style:name="T45" style:family="text">
      <style:text-properties fo:font-size="10pt" fo:font-style="normal" style:font-size-asian="10pt" style:font-name-asian="Noto Sans CJK SC" style:font-size-complex="10pt" fo:language="en" fo:country="US" fo:text-shadow="none" style:text-overline-style="none" style:text-overline-color="font-color" style:font-name="Ubuntu Mono" style:font-name-complex="Lohit Devanagari" style:text-outline="false" style:text-line-through-type="none" style:text-underline-style="none" style:text-underline-color="font-color" style:font-style-complex="normal" style:language-asian="zh" style:country-asian="CN" style:font-relief="none" style:text-emphasize="none" style:text-line-through-mode="continuous" style:language-complex="hi" style:country-complex="IN" style:font-style-asian="normal" fo:font-weight="bold" style:font-weight-asian="bold" style:font-weight-complex="bold"/>
    </style:style>
    <style:style style:name="T46" style:family="text">
      <style:text-properties fo:font-size="10pt" fo:font-style="normal" style:font-size-asian="10pt" style:font-name-asian="Noto Sans CJK SC" style:font-size-complex="10pt" fo:language="en" fo:country="US" fo:text-shadow="none" style:text-overline-style="none" style:text-overline-color="font-color" style:font-name="Ubuntu Mono" style:font-name-complex="Lohit Devanagari" style:text-outline="false" style:text-line-through-type="none" style:text-underline-style="none" style:text-underline-color="font-color" style:font-style-complex="normal" style:language-asian="zh" style:country-asian="CN" style:font-relief="none" style:text-emphasize="none" style:text-line-through-mode="continuous" style:language-complex="hi" style:country-complex="IN" style:font-style-asian="normal" style:font-weight-complex="normal" fo:font-weight="normal" style:font-weight-asian="normal"/>
    </style:style>
    <style:style style:name="T47" style:family="text">
      <style:text-properties fo:font-size="10pt" fo:font-style="normal" style:font-size-asian="10pt" style:font-name-asian="Noto Sans CJK SC" style:font-size-complex="10pt" fo:language="en" fo:country="US" fo:text-shadow="none" style:text-overline-style="none" style:text-overline-color="font-color" style:font-name="Ubuntu Mono" style:font-name-complex="Lohit Devanagari" style:text-outline="false" style:text-line-through-type="none" style:font-style-complex="normal" style:language-asian="zh" style:country-asian="CN" style:font-relief="none" style:text-emphasize="none" style:text-line-through-mode="continuous" style:language-complex="hi" style:country-complex="IN" style:font-style-asian="normal" style:font-weight-complex="normal" fo:font-weight="normal" style:font-weight-asian="normal" style:text-underline-style="solid" style:text-underline-width="auto" style:text-underline-color="font-color"/>
    </style:style>
    <style:style style:name="T48" style:family="text">
      <style:text-properties fo:font-size="10pt" style:language-complex="hi" style:country-complex="IN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Ubuntu Mono" style:text-overline-style="none" style:text-overline-color="font-color"/>
    </style:style>
    <style:style style:name="T49" style:family="text">
      <style:text-properties fo:font-size="10pt" style:language-complex="hi" style:country-complex="IN" fo:language="en" fo:country="US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font-relief="none" style:font-name-asian="Noto Sans CJK SC" style:font-name-complex="Lohit Devanagari" style:font-size-asian="10pt" style:font-size-complex="10pt" style:font-weight-asian="normal" style:font-weight-complex="normal" style:text-emphasize="none" style:font-name="Ubuntu Mono" style:text-overline-style="none" style:text-overline-color="font-color" fo:font-style="italic" style:font-style-asian="italic" style:font-style-complex="italic"/>
    </style:style>
    <style:style style:name="T50" style:family="text">
      <style:text-properties style:language-asian="zh" style:country-asian="CN" style:font-name-complex="Lohit Devanagari" style:text-overline-style="none" style:text-overline-color="font-color" style:font-name="Ubuntu Mono" style:language-complex="hi" style:country-complex="IN" style:font-style-complex="normal" style:font-style-asian="normal" style:font-weight-complex="normal" style:font-weight-asian="normal" style:font-size-complex="10pt" style:font-size-asian="10pt" style:text-emphasize="none" fo:text-shadow="none" fo:language="en" fo:country="US" fo:font-weight="normal" style:text-underline-style="none" style:text-underline-color="font-color" style:text-line-through-type="none" fo:font-style="normal" style:text-outline="false" fo:font-size="10pt" style:text-line-through-mode="continuous" style:font-name-asian="Noto Sans CJK SC" style:font-relief="none"/>
    </style:style>
    <style:style style:name="T51" style:family="text">
      <style:text-properties style:language-asian="zh" style:country-asian="CN" style:font-name-complex="Lohit Devanagari" style:text-overline-style="none" style:text-overline-color="font-color" style:font-name="Ubuntu Mono" style:language-complex="hi" style:country-complex="IN" style:font-style-complex="normal" style:font-style-asian="normal" style:font-size-complex="10pt" style:font-size-asian="10pt" style:text-emphasize="none" fo:text-shadow="none" fo:language="en" fo:country="US" style:text-underline-style="none" style:text-underline-color="font-color" style:text-line-through-type="none" fo:font-style="normal" style:text-outline="false" fo:font-size="10pt" style:text-line-through-mode="continuous" style:font-name-asian="Noto Sans CJK SC" style:font-relief="none" style:font-weight-complex="bold" fo:font-weight="bold" style:font-weight-asian="bold"/>
    </style:style>
    <style:style style:name="T52" style:family="text">
      <style:text-properties style:language-asian="zh" style:country-asian="CN" style:font-name-complex="Lohit Devanagari" style:text-overline-style="none" style:text-overline-color="font-color" style:font-name="Ubuntu Mono" style:language-complex="hi" style:country-complex="IN" style:font-style-complex="normal" style:font-style-asian="normal" style:font-size-complex="10pt" style:font-size-asian="10pt" style:text-emphasize="none" fo:text-shadow="none" fo:language="en" fo:country="US" style:text-line-through-type="none" fo:font-style="normal" style:text-outline="false" fo:font-size="10pt" style:text-line-through-mode="continuous" style:font-name-asian="Noto Sans CJK SC" style:font-relief="none" fo:font-weight="normal" style:text-underline-style="solid" style:text-underline-width="auto" style:text-underline-color="font-color" style:font-weight-asian="normal" style:font-weight-complex="normal"/>
    </style:style>
    <style:style style:name="T53" style:family="text">
      <style:text-properties style:language-asian="zh" style:country-asian="CN" style:font-name-complex="Lohit Devanagari" style:text-overline-style="none" style:text-overline-color="font-color" style:font-name="Ubuntu Mono" style:language-complex="hi" style:country-complex="IN" style:font-style-complex="normal" style:font-style-asian="normal" style:font-size-complex="10pt" style:font-size-asian="10pt" style:text-emphasize="none" fo:text-shadow="none" fo:language="en" fo:country="US" style:text-line-through-type="none" fo:font-style="normal" style:text-outline="false" fo:font-size="10pt" style:text-line-through-mode="continuous" style:font-name-asian="Noto Sans CJK SC" style:font-relief="none" style:text-underline-style="solid" style:text-underline-width="auto" style:text-underline-color="font-color" fo:color="#ff0000" fo:font-weight="bold" style:font-weight-asian="bold" style:font-weight-complex="bold"/>
    </style:style>
    <style:style style:name="T54" style:family="text">
      <style:text-properties style:language-asian="zh" style:country-asian="CN" style:font-name-complex="Lohit Devanagari" style:text-overline-style="none" style:text-overline-color="font-color" style:font-name="Ubuntu Mono" style:language-complex="hi" style:country-complex="IN" style:font-style-complex="normal" style:font-style-asian="normal" style:font-size-complex="10pt" style:font-size-asian="10pt" style:text-emphasize="none" fo:text-shadow="none" fo:language="en" fo:country="US" style:text-line-through-type="none" fo:font-style="normal" style:text-outline="false" fo:font-size="10pt" style:text-line-through-mode="continuous" style:font-name-asian="Noto Sans CJK SC" style:font-relief="none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style:font-style-complex="normal" style:font-weight-asian="normal" fo:text-shadow="none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text-outline="false" fo:font-style="normal" fo:font-size="10pt" style:font-name-complex="Lohit Devanagari" style:text-line-through-type="none" style:text-underline-style="none" style:text-underline-color="font-color" fo:font-weight="normal" style:font-style-asian="normal" style:language-complex="hi" style:country-complex="IN" style:font-weight-complex="normal" style:font-name-asian="Noto Sans CJK SC"/>
    </style:style>
    <style:style style:name="T56" style:family="text">
      <style:text-properties style:font-weight-asian="normal" fo:text-shadow="none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text-outline="false" fo:font-size="10pt" style:font-name-complex="Lohit Devanagari" style:text-line-through-type="none" style:text-underline-style="none" style:text-underline-color="font-color" fo:font-weight="normal" style:language-complex="hi" style:country-complex="IN" style:font-weight-complex="normal" style:font-name-asian="Noto Sans CJK SC" style:font-style-asian="italic" fo:font-style="italic" style:font-style-complex="italic"/>
    </style:style>
    <style:style style:name="T57" style:family="text">
      <style:text-properties fo:text-shadow="none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text-outline="false" fo:font-size="10pt" style:font-name-complex="Lohit Devanagari" style:text-line-through-type="none" style:text-underline-style="none" style:text-underline-color="font-color" style:language-complex="hi" style:country-complex="IN" style:font-name-asian="Noto Sans CJK SC" style:font-style-asian="italic" fo:font-style="italic" style:font-style-complex="italic" fo:color="#ff0000" style:font-weight-complex="bold" style:font-weight-asian="bold" fo:font-weight="bold"/>
    </style:style>
    <style:style style:name="T58" style:family="text">
      <style:text-properties fo:text-shadow="none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text-outline="false" fo:font-size="10pt" style:font-name-complex="Lohit Devanagari" style:text-line-through-type="none" style:text-underline-style="none" style:text-underline-color="font-color" style:language-complex="hi" style:country-complex="IN" style:font-name-asian="Noto Sans CJK SC" style:font-style-asian="italic" fo:font-style="italic" style:font-style-complex="italic" fo:font-weight="normal" style:font-weight-asian="normal" style:font-weight-complex="normal"/>
    </style:style>
    <style:style style:name="T59" style:family="text">
      <style:text-properties style:font-relief="none" style:text-line-through-type="none" style:font-name="Ubuntu Mono" fo:font-size="10pt" fo:text-shadow="none" style:language-complex="hi" style:country-complex="IN" style:text-overline-style="none" style:text-overline-color="font-color" style:language-asian="zh" style:country-asian="CN" style:text-line-through-mode="continuous" fo:font-style="normal" style:font-name-asian="Noto Sans CJK SC" style:font-style-complex="normal" style:text-outline="false" style:font-weight-asian="bold" style:font-size-complex="10pt" style:font-size-asian="10pt" style:font-name-complex="Lohit Devanagari" fo:font-weight="bold" fo:language="en" fo:country="US" style:font-weight-complex="bold" style:text-underline-style="none" style:text-underline-color="font-color" style:font-style-asian="normal" style:text-emphasize="none"/>
    </style:style>
    <style:style style:name="T60" style:family="text">
      <style:text-properties style:font-relief="none" style:text-line-through-type="none" style:font-name="Ubuntu Mono" fo:font-size="10pt" fo:text-shadow="none" style:language-complex="hi" style:country-complex="IN" style:text-overline-style="none" style:text-overline-color="font-color" style:language-asian="zh" style:country-asian="CN" style:text-line-through-mode="continuous" fo:font-style="normal" style:font-name-asian="Noto Sans CJK SC" style:font-style-complex="normal" style:text-outline="false" style:font-size-complex="10pt" style:font-size-asian="10pt" style:font-name-complex="Lohit Devanagari" fo:language="en" fo:country="US" style:text-underline-style="none" style:text-underline-color="font-color" style:font-style-asian="normal" style:text-emphasize="none" style:font-weight-complex="normal" fo:font-weight="normal" style:font-weight-asian="normal"/>
    </style:style>
    <style:style style:name="T61" style:family="text">
      <style:text-properties style:font-relief="none" style:text-line-through-type="none" style:font-name="Ubuntu Mono" fo:font-size="10pt" fo:text-shadow="none" style:language-complex="hi" style:country-complex="IN" style:text-overline-style="none" style:text-overline-color="font-color" style:language-asian="zh" style:country-asian="CN" style:text-line-through-mode="continuous" fo:font-style="normal" style:font-name-asian="Noto Sans CJK SC" style:font-style-complex="normal" style:text-outline="false" style:font-size-complex="10pt" style:font-size-asian="10pt" style:font-name-complex="Lohit Devanagari" fo:language="en" fo:country="US" style:font-style-asian="normal" style:text-emphasize="none" style:font-weight-complex="normal" fo:font-weight="normal" style:font-weight-asian="normal" style:text-underline-style="solid" style:text-underline-width="auto" style:text-underline-color="font-color"/>
    </style:style>
    <style:style style:name="T62" style:family="text">
      <style:text-properties style:font-relief="none" style:text-line-through-type="none" style:font-name="Ubuntu Mono" fo:font-size="10pt" fo:text-shadow="none" style:language-complex="hi" style:country-complex="IN" style:text-overline-style="none" style:text-overline-color="font-color" style:language-asian="zh" style:country-asian="CN" style:text-line-through-mode="continuous" fo:font-style="normal" style:font-name-asian="Noto Sans CJK SC" style:font-style-complex="normal" style:text-outline="false" style:font-size-complex="10pt" style:font-size-asian="10pt" style:font-name-complex="Lohit Devanagari" fo:language="en" fo:country="US" style:font-style-asian="normal" style:text-emphasize="none" style:text-underline-style="solid" style:text-underline-width="auto" style:text-underline-color="font-color" fo:font-weight="bold" fo:color="#ff0000" style:font-weight-asian="bold" style:font-weight-complex="bold"/>
    </style:style>
    <style:style style:name="T63" style:family="text">
      <style:text-properties style:font-relief="none" style:text-line-through-type="none" style:font-name="Ubuntu Mono" fo:font-size="10pt" fo:text-shadow="none" style:language-complex="hi" style:country-complex="IN" style:text-overline-style="none" style:text-overline-color="font-color" style:language-asian="zh" style:country-asian="CN" style:text-line-through-mode="continuous" fo:font-style="normal" style:font-name-asian="Noto Sans CJK SC" style:font-style-complex="normal" style:text-outline="false" style:font-size-complex="10pt" style:font-size-asian="10pt" style:font-name-complex="Lohit Devanagari" fo:language="en" fo:country="US" style:font-style-asian="normal" style:text-emphasize="none"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fo:font-style="normal" style:font-size-asian="10pt" style:language-asian="zh" style:country-asian="CN" style:font-name="Ubuntu Mono" style:text-emphasize="none" style:font-style-complex="normal" style:font-style-asian="normal" style:font-weight-complex="normal" style:font-weight-asian="normal" style:language-complex="hi" style:country-complex="IN" style:text-outline="false" style:text-line-through-mode="continuous" style:font-name-complex="Lohit Devanagari" style:font-relief="none" style:font-size-complex="10pt" style:text-overline-style="none" style:text-overline-color="font-color" fo:text-shadow="none" style:font-name-asian="Noto Sans CJK SC" fo:language="en" fo:country="US" fo:font-weight="normal" style:text-underline-style="none" style:text-underline-color="font-color" style:text-line-through-type="none" fo:font-size="10pt"/>
    </style:style>
    <style:style style:name="T65" style:family="text">
      <style:text-properties style:font-size-asian="10pt" style:language-asian="zh" style:country-asian="CN" style:font-name="Ubuntu Mono" style:text-emphasize="none" style:font-weight-complex="normal" style:font-weight-asian="normal" style:language-complex="hi" style:country-complex="IN" style:text-outline="false" style:text-line-through-mode="continuous" style:font-name-complex="Lohit Devanagari" style:font-relief="none" style:font-size-complex="10pt" style:text-overline-style="none" style:text-overline-color="font-color" fo:text-shadow="none" style:font-name-asian="Noto Sans CJK SC" fo:language="en" fo:country="US" fo:font-weight="normal" style:text-underline-style="none" style:text-underline-color="font-color" style:text-line-through-type="none" fo:font-size="10pt" style:font-style-asian="italic" fo:font-style="italic" style:font-style-complex="italic"/>
    </style:style>
    <style:style style:name="T66" style:family="text">
      <style:text-properties style:font-size-asian="10pt" style:language-asian="zh" style:country-asian="CN" style:font-name="Ubuntu Mono" style:text-emphasize="none" style:language-complex="hi" style:country-complex="IN" style:text-outline="false" style:text-line-through-mode="continuous" style:font-name-complex="Lohit Devanagari" style:font-relief="none" style:font-size-complex="10pt" style:text-overline-style="none" style:text-overline-color="font-color" fo:text-shadow="none" style:font-name-asian="Noto Sans CJK SC" fo:language="en" fo:country="US" style:text-underline-style="none" style:text-underline-color="font-color" style:text-line-through-type="none" fo:font-size="10pt" style:font-style-asian="italic" fo:font-style="italic" style:font-style-complex="italic" style:font-weight-complex="bold" fo:color="#ff0000" fo:font-weight="bold" style:font-weight-asian="bold"/>
    </style:style>
    <style:style style:name="T67" style:family="text">
      <style:text-properties style:font-size-asian="10pt" style:language-asian="zh" style:country-asian="CN" style:font-name="Ubuntu Mono" style:text-emphasize="none" style:language-complex="hi" style:country-complex="IN" style:text-outline="false" style:text-line-through-mode="continuous" style:font-name-complex="Lohit Devanagari" style:font-relief="none" style:font-size-complex="10pt" style:text-overline-style="none" style:text-overline-color="font-color" fo:text-shadow="none" style:font-name-asian="Noto Sans CJK SC" fo:language="en" fo:country="US" style:text-underline-style="none" style:text-underline-color="font-color" style:text-line-through-type="none" fo:font-size="10pt" style:font-style-asian="italic" fo:font-style="italic" style:font-style-complex="italic" style:font-weight-complex="normal" style:font-weight-asian="normal" fo:font-weight="normal"/>
    </style:style>
    <style:style style:name="T68" style:family="text">
      <style:text-properties fo:text-shadow="none" fo:font-weight="normal" style:text-overline-style="none" style:text-overline-color="font-color" style:font-relief="none" fo:language="en" fo:country="US" style:text-outline="false" fo:font-style="italic" style:text-line-through-type="none" style:text-underline-style="none" style:text-underline-color="font-color" style:font-size-complex="10pt" fo:font-size="10pt" style:font-name-complex="Lohit Devanagari" style:font-name="Ubuntu Mono" style:language-complex="hi" style:country-complex="IN" style:text-line-through-mode="continuous" style:language-asian="zh" style:country-asian="CN" style:text-emphasize="none" style:font-style-complex="italic" style:font-style-asian="italic" style:font-weight-complex="normal" style:font-weight-asian="normal" style:font-size-asian="10pt" style:font-name-asian="Noto Sans CJK SC"/>
    </style:style>
    <style:style style:name="T69" style:family="text">
      <style:text-properties fo:text-shadow="none" style:text-overline-style="none" style:text-overline-color="font-color" style:font-relief="none" fo:language="en" fo:country="US" style:text-outline="false" fo:font-style="italic" style:text-line-through-type="none" style:text-underline-style="none" style:text-underline-color="font-color" style:font-size-complex="10pt" fo:font-size="10pt" style:font-name-complex="Lohit Devanagari" style:font-name="Ubuntu Mono" style:language-complex="hi" style:country-complex="IN" style:text-line-through-mode="continuous" style:language-asian="zh" style:country-asian="CN" style:text-emphasize="none" style:font-style-complex="italic" style:font-style-asian="italic" style:font-size-asian="10pt" style:font-name-asian="Noto Sans CJK SC" style:font-weight-complex="bold" fo:color="#ff0000" fo:font-weight="bold" style:font-weight-asian="bold"/>
    </style:style>
    <style:style style:name="T70" style:family="text">
      <style:text-properties fo:text-shadow="none" style:text-overline-style="none" style:text-overline-color="font-color" style:font-relief="none" fo:language="en" fo:country="US" style:text-outline="false" fo:font-style="italic" style:text-line-through-type="none" style:text-underline-style="none" style:text-underline-color="font-color" style:font-size-complex="10pt" fo:font-size="10pt" style:font-name-complex="Lohit Devanagari" style:font-name="Ubuntu Mono" style:language-complex="hi" style:country-complex="IN" style:text-line-through-mode="continuous" style:language-asian="zh" style:country-asian="CN" style:text-emphasize="none" style:font-style-complex="italic" style:font-style-asian="italic" style:font-size-asian="10pt" style:font-name-asian="Noto Sans CJK SC" fo:font-weight="normal" style:font-weight-complex="normal" style:font-weight-asian="normal"/>
    </style:style>
    <style:style style:name="T71" style:family="text">
      <style:text-properties style:font-weight-complex="normal"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font-weight-asian="normal" fo:font-weight="normal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text-underline-style="none" style:text-underline-color="font-color" style:font-size-asian="10pt"/>
    </style:style>
    <style:style style:name="T72" style:family="text">
      <style:text-properties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text-underline-style="none" style:text-underline-color="font-color" style:font-size-asian="10pt" style:font-weight-asian="bold" fo:font-weight="bold" style:font-weight-complex="bold"/>
    </style:style>
    <style:style style:name="T73" style:family="text">
      <style:text-properties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text-underline-style="none" style:text-underline-color="font-color" style:font-size-asian="10pt" style:font-weight-complex="normal" fo:font-weight="normal" style:font-weight-asian="normal"/>
    </style:style>
    <style:style style:name="T74" style:family="text">
      <style:text-properties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font-size-asian="10pt" style:font-weight-complex="normal" fo:font-weight="normal" style:font-weight-asian="normal" style:text-underline-style="solid" style:text-underline-width="auto" style:text-underline-color="font-color"/>
    </style:style>
    <style:style style:name="T75" style:family="text">
      <style:text-properties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font-size-asian="10pt" style:text-underline-style="solid" style:text-underline-width="auto" style:text-underline-color="font-color" fo:font-weight="bold" fo:color="#ff0000" style:font-weight-asian="bold" style:font-weight-complex="bold"/>
    </style:style>
    <style:style style:name="T76" style:family="text">
      <style:text-properties fo:language="en" fo:country="US" fo:text-shadow="none" style:text-overline-style="none" style:text-overline-color="font-color" style:text-line-through-mode="continuous" fo:font-size="10pt" style:text-outline="false" fo:font-style="normal" style:text-line-through-type="none" style:language-asian="zh" style:country-asian="CN" style:font-name-asian="Noto Sans CJK SC" style:font-size-complex="10pt" style:font-relief="none" style:text-emphasize="none" style:font-name-complex="Lohit Devanagari" style:font-name="Ubuntu Mono" style:language-complex="hi" style:country-complex="IN" style:font-style-complex="normal" style:font-style-asian="normal" style:font-size-asian="10pt"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fo:font-size="10pt" style:language-complex="hi" style:country-complex="IN" fo:language="en" fo:country="US" style:text-underline-style="none" style:text-underline-color="font-color" style:text-line-through-type="none" style:text-outline="false" fo:text-shadow="none" style:text-line-through-mode="continuous" style:language-asian="zh" style:country-asian="CN" style:font-relief="none" style:font-name-asian="Noto Sans CJK SC" style:font-name-complex="Lohit Devanagari" style:font-size-asian="10pt" style:font-size-complex="10pt" style:text-emphasize="none" style:font-name="Ubuntu Mono" style:text-overline-style="none" style:text-overline-color="font-color" fo:font-style="italic" style:font-style-asian="italic" style:font-style-complex="italic" style:font-weight-complex="bold" fo:color="#ff0000" fo:font-weight="bold" style:font-weight-asian="bold"/>
    </style:style>
    <style:style style:name="T78" style:family="text">
      <style:text-properties fo:font-size="10pt" style:language-complex="hi" style:country-complex="IN" fo:language="en" fo:country="US" style:text-underline-style="none" style:text-underline-color="font-color" style:text-line-through-type="none" style:text-outline="false" fo:text-shadow="none" style:text-line-through-mode="continuous" style:language-asian="zh" style:country-asian="CN" style:font-relief="none" style:font-name-asian="Noto Sans CJK SC" style:font-name-complex="Lohit Devanagari" style:font-size-asian="10pt" style:font-size-complex="10pt" style:text-emphasize="none" style:font-name="Ubuntu Mono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Ubuntu Mono" style:language-asian="zh" style:country-asian="CN" style:language-complex="hi" style:country-complex="IN" fo:font-style="normal" style:text-outline="false" style:font-weight-complex="normal" style:text-overline-style="none" style:text-overline-color="font-color" fo:text-shadow="none" style:font-name-asian="Noto Sans CJK SC" style:font-name-complex="Lohit Devanagari" style:text-emphasize="none" style:font-size-asian="10pt" style:font-size-complex="10pt" style:font-style-complex="normal" style:font-relief="none" fo:language="en" fo:country="US" style:text-line-through-type="none" style:text-underline-style="none" style:text-underline-color="font-color" style:font-style-asian="normal" fo:font-size="10pt" style:text-line-through-mode="continuous" style:font-weight-asian="normal" fo:font-weight="normal"/>
    </style:style>
    <style:style style:name="T80" style:family="text">
      <style:text-properties style:font-name="Ubuntu Mono" style:language-asian="zh" style:country-asian="CN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ize-asian="10pt" style:font-size-complex="10pt" style:font-style-complex="normal" style:font-relief="none" fo:language="en" fo:country="US" style:text-line-through-type="none" style:text-underline-style="none" style:text-underline-color="font-color" style:font-style-asian="normal" fo:font-size="10pt" style:text-line-through-mode="continuous" fo:font-weight="bold" style:font-weight-complex="bold" style:font-weight-asian="bold"/>
    </style:style>
    <style:style style:name="T81" style:family="text">
      <style:text-properties style:font-name="Ubuntu Mono" style:language-asian="zh" style:country-asian="CN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ize-asian="10pt" style:font-size-complex="10pt" style:font-style-complex="normal" style:font-relief="none" fo:language="en" fo:country="US" style:text-line-through-type="none" style:font-style-asian="normal" fo:font-size="10pt" style:text-line-through-mode="continuous" fo:font-weight="normal" style:font-weight-asian="normal" style:text-underline-style="solid" style:text-underline-width="auto" style:text-underline-color="font-color" style:font-weight-complex="normal"/>
    </style:style>
    <style:style style:name="T82" style:family="text">
      <style:text-properties style:font-name="Ubuntu Mono" style:language-asian="zh" style:country-asian="CN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ize-asian="10pt" style:font-size-complex="10pt" style:font-style-complex="normal" style:font-relief="none" fo:language="en" fo:country="US" style:text-line-through-type="none" style:font-style-asian="normal" fo:font-size="10pt" style:text-line-through-mode="continuous" style:text-underline-style="solid" style:text-underline-width="auto" style:text-underline-color="font-color" fo:color="#ff0000" fo:font-weight="bold" style:font-weight-asian="bold" style:font-weight-complex="bold"/>
    </style:style>
    <style:style style:name="T83" style:family="text">
      <style:text-properties style:font-name="Ubuntu Mono" style:language-asian="zh" style:country-asian="CN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ize-asian="10pt" style:font-size-complex="10pt" style:font-style-complex="normal" style:font-relief="none" fo:language="en" fo:country="US" style:text-line-through-type="none" style:font-style-asian="normal" fo:font-size="10pt" style:text-line-through-mode="continuous" style:text-underline-style="solid" style:text-underline-width="auto" style:text-underline-color="font-color" fo:font-weight="normal" style:font-weight-asian="normal" style:font-weight-complex="normal"/>
    </style:style>
    <style:style style:name="T84" style:family="text">
      <style:text-properties fo:text-shadow="none" style:font-weight-complex="normal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style:font-weight-asian="normal" style:font-name-asian="Noto Sans CJK SC" style:language-complex="hi" style:country-complex="IN" style:font-style-asian="normal" fo:font-weight="normal" style:text-underline-style="none" style:text-underline-color="font-color" style:text-line-through-type="none" style:font-name-complex="Lohit Devanagari" fo:font-size="10pt" fo:font-style="normal" style:text-outline="false" style:font-style-complex="normal"/>
    </style:style>
    <style:style style:name="T85" style:family="text">
      <style:text-properties fo:text-shadow="none" style:font-weight-complex="normal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style:font-weight-asian="normal" style:font-name-asian="Noto Sans CJK SC" style:language-complex="hi" style:country-complex="IN" fo:font-weight="normal" style:text-underline-style="none" style:text-underline-color="font-color" style:text-line-through-type="none" style:font-name-complex="Lohit Devanagari" fo:font-size="10pt" style:text-outline="false" style:font-style-asian="italic" fo:font-style="italic" style:font-style-complex="italic"/>
    </style:style>
    <style:style style:name="T86" style:family="text">
      <style:text-properties fo:text-shadow="none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style:font-name-complex="Lohit Devanagari" fo:font-size="10pt" style:text-outline="false" style:font-style-asian="italic" fo:font-style="italic" style:font-style-complex="italic" fo:font-weight="bold" style:font-weight-asian="bold" style:font-weight-complex="bold" fo:color="#ff0000"/>
    </style:style>
    <style:style style:name="T87" style:family="text">
      <style:text-properties fo:text-shadow="none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style:font-name-complex="Lohit Devanagari" fo:font-size="10pt" style:text-outline="false" style:font-style-asian="italic" fo:font-style="italic" style:font-style-complex="italic" fo:font-weight="normal" style:font-weight-asian="normal" style:font-weight-complex="normal"/>
    </style:style>
    <style:style style:name="T88" style:family="text">
      <style:text-properties style:font-name-complex="Lohit Devanagari" style:font-weight-complex="bold" fo:font-weight="bold" style:font-name="Ubuntu Mono" fo:text-shadow="none" style:font-weight-asian="bold" style:font-relief="none" fo:font-style="normal" style:text-emphasize="none" style:text-line-through-type="none" style:text-overline-style="none" style:text-overline-color="font-color" style:language-asian="zh" style:country-asian="CN" style:font-name-asian="Noto Sans CJK SC" style:font-style-complex="normal" style:font-style-asian="normal" fo:font-size="10pt" fo:language="en" fo:country="US" style:text-underline-style="none" style:text-underline-color="font-color" style:text-line-through-mode="continuous" style:font-size-complex="10pt" style:text-outline="false" style:language-complex="hi" style:country-complex="IN" style:font-size-asian="10pt"/>
    </style:style>
    <style:style style:name="T89" style:family="text">
      <style:text-properties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language-asian="zh" style:country-asian="CN" style:font-name-asian="Noto Sans CJK SC" style:font-style-complex="normal" style:font-style-asian="normal" fo:font-size="10pt" fo:language="en" fo:country="US" style:text-underline-style="none" style:text-underline-color="font-color" style:text-line-through-mode="continuous" style:font-size-complex="10pt" style:text-outline="false" style:language-complex="hi" style:country-complex="IN" style:font-size-asian="10pt" style:font-weight-complex="normal" fo:font-weight="normal" style:font-weight-asian="normal"/>
    </style:style>
    <style:style style:name="T90" style:family="text">
      <style:text-properties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language-asian="zh" style:country-asian="CN" style:font-name-asian="Noto Sans CJK SC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size-asian="10pt" style:font-weight-complex="normal" fo:font-weight="normal" style:font-weight-asian="normal" style:text-underline-style="solid" style:text-underline-width="auto" style:text-underline-color="font-color"/>
    </style:style>
    <style:style style:name="T91" style:family="text">
      <style:text-properties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language-asian="zh" style:country-asian="CN" style:font-name-asian="Noto Sans CJK SC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size-asian="10pt" style:text-underline-style="solid" style:text-underline-width="auto" style:text-underline-color="font-color" style:font-weight-complex="bold" fo:color="#ff0000" fo:font-weight="bold" style:font-weight-asian="bold"/>
    </style:style>
    <style:style style:name="T92" style:family="text">
      <style:text-properties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language-asian="zh" style:country-asian="CN" style:font-name-asian="Noto Sans CJK SC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size-asian="10pt" style:text-underline-style="solid" style:text-underline-width="auto" style:text-underline-color="font-color" style:font-weight-complex="normal" fo:font-weight="normal" style:font-weight-asian="normal"/>
    </style:style>
    <style:style style:name="T93" style:family="text">
      <style:text-properties style:language-complex="hi" style:country-complex="IN" fo:text-shadow="none" style:text-underline-style="none" style:text-underline-color="font-color" style:text-line-through-type="none" style:font-name-complex="Lohit Devanagari" fo:font-size="10pt" style:text-outline="false" style:font-name-asian="Noto Sans CJK SC" style:text-overline-style="none" style:text-overline-color="font-color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style-asian="italic" fo:font-style="italic" style:font-style-complex="italic" style:font-weight-complex="bold" fo:color="#ff0000" fo:font-weight="bold" style:font-weight-asian="bold"/>
    </style:style>
    <style:style style:name="T94" style:family="text">
      <style:text-properties style:text-line-through-type="none" style:font-style-complex="italic" fo:font-weight="normal" fo:text-shadow="none" fo:font-size="10pt" style:font-size-asian="10pt" style:font-weight-asian="normal" style:text-outline="false" fo:font-style="italic" fo:language="en" fo:country="US" style:font-style-asian="italic" style:text-emphasize="none" style:language-complex="hi" style:country-complex="IN" style:text-underline-style="none" style:text-underline-color="font-color" style:language-asian="zh" style:country-asian="CN" style:text-line-through-mode="continuous" style:font-name="Ubuntu Mono" style:font-name-asian="Noto Sans CJK SC" style:font-name-complex="Lohit Devanagari" style:text-overline-style="none" style:text-overline-color="font-color" style:font-relief="none" style:font-weight-complex="normal" style:font-size-complex="10pt"/>
    </style:style>
    <style:style style:name="T95" style:family="text">
      <style:text-properties style:text-line-through-type="none" style:font-style-complex="italic" fo:text-shadow="none" fo:font-size="10pt" style:font-size-asian="10pt" style:text-outline="false" fo:font-style="italic" fo:language="en" fo:country="US" style:font-style-asian="italic" style:text-emphasize="none" style:language-complex="hi" style:country-complex="IN" style:text-underline-style="none" style:text-underline-color="font-color" style:language-asian="zh" style:country-asian="CN" style:text-line-through-mode="continuous" style:font-name="Ubuntu Mono" style:font-name-asian="Noto Sans CJK SC" style:font-name-complex="Lohit Devanagari" style:text-overline-style="none" style:text-overline-color="font-color" style:font-relief="none" style:font-size-complex="10pt" style:font-weight-complex="bold" fo:color="#ff0000" fo:font-weight="bold" style:font-weight-asian="bold"/>
    </style:style>
    <style:style style:name="T96" style:family="text">
      <style:text-properties style:text-line-through-type="none" style:font-style-complex="italic" fo:text-shadow="none" fo:font-size="10pt" style:font-size-asian="10pt" style:text-outline="false" fo:font-style="italic" fo:language="en" fo:country="US" style:font-style-asian="italic" style:text-emphasize="none" style:language-complex="hi" style:country-complex="IN" style:text-underline-style="none" style:text-underline-color="font-color" style:language-asian="zh" style:country-asian="CN" style:text-line-through-mode="continuous" style:font-name="Ubuntu Mono" style:font-name-asian="Noto Sans CJK SC" style:font-name-complex="Lohit Devanagari" style:text-overline-style="none" style:text-overline-color="font-color" style:font-relief="none" style:font-size-complex="10pt" fo:font-weight="normal" style:font-weight-asian="normal" style:font-weight-complex="normal"/>
    </style:style>
    <style:style style:name="T97" style:family="text">
      <style:text-properties style:font-name-complex="Lohit Devanagari" fo:font-size="10pt" style:font-weight-complex="normal" fo:language="en" fo:country="US" fo:text-shadow="none" style:text-emphasize="none" style:text-line-through-mode="continuous" style:language-complex="hi" style:country-complex="IN" style:text-outline="false" style:text-line-through-type="none" fo:font-style="normal" fo:font-weight="normal" style:font-style-asian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style:font-weight-asian="normal" style:language-asian="zh" style:country-asian="CN"/>
    </style:style>
    <style:style style:name="T98" style:family="text">
      <style:text-properties style:font-name-complex="Lohit Devanagari" fo:font-size="10pt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tyle-asian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style:language-asian="zh" style:country-asian="CN" style:font-weight-complex="bold" fo:font-weight="bold" style:font-weight-asian="bold"/>
    </style:style>
    <style:style style:name="T99" style:family="text">
      <style:text-properties style:font-name-complex="Lohit Devanagari" fo:font-size="10pt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tyle-asian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style:language-asian="zh" style:country-asian="CN" style:font-weight-complex="normal" style:font-weight-asian="normal" fo:font-weight="normal"/>
    </style:style>
    <style:style style:name="T100" style:family="text">
      <style:text-properties style:font-name-complex="Lohit Devanagari" fo:font-size="10pt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tyle-asian="normal" style:font-size-asian="10pt" style:font-name-asian="Noto Sans CJK SC" style:font-size-complex="10pt" style:font-relief="none" style:text-overline-style="none" style:text-overline-color="font-color" style:font-name="Ubuntu Mono" style:font-style-complex="normal" style:language-asian="zh" style:country-asian="CN" style:font-weight-complex="normal" style:font-weight-asian="normal" fo:font-weight="normal" style:text-underline-style="solid" style:text-underline-width="auto" style:text-underline-color="font-color"/>
    </style:style>
    <style:style style:name="T101" style:family="text">
      <style:text-properties style:font-name-complex="Lohit Devanagari" fo:font-size="10pt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tyle-asian="normal" style:font-size-asian="10pt" style:font-name-asian="Noto Sans CJK SC" style:font-size-complex="10pt" style:font-relief="none" style:text-overline-style="none" style:text-overline-color="font-color" style:font-name="Ubuntu Mono" style:font-style-complex="normal" style:language-asian="zh" style:country-asian="CN" style:text-underline-style="solid" style:text-underline-width="auto" style:text-underline-color="font-color" style:font-weight-complex="bold" fo:color="#ff0000" fo:font-weight="bold" style:font-weight-asian="bold"/>
    </style:style>
    <style:style style:name="T102" style:family="text">
      <style:text-properties style:font-name-complex="Lohit Devanagari" fo:font-size="10pt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tyle-asian="normal" style:font-size-asian="10pt" style:font-name-asian="Noto Sans CJK SC" style:font-size-complex="10pt" style:font-relief="none" style:text-overline-style="none" style:text-overline-color="font-color" style:font-name="Ubuntu Mono" style:font-style-complex="normal" style:language-asian="zh" style:country-asian="CN" style:text-underline-style="solid" style:text-underline-width="auto" style:text-underline-color="font-color" style:font-weight-complex="normal" style:font-weight-asian="normal" fo:font-weight="normal"/>
    </style:style>
    <style:style style:name="T103" style:family="text">
      <style:text-properties style:text-overline-style="none" style:text-overline-color="font-color" style:language-complex="hi" style:country-complex="IN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weight-asian="normal" style:font-weight-complex="normal" style:font-style-complex="normal" style:font-name-asian="Noto Sans CJK SC" style:text-outline="false" fo:font-style="normal" fo:font-size="10pt" style:font-name-complex="Lohit Devanagari" style:text-line-through-type="none" style:text-underline-style="none" style:text-underline-color="font-color" fo:font-weight="normal" style:font-style-asian="normal" fo:text-shadow="none"/>
    </style:style>
    <style:style style:name="T104" style:family="text">
      <style:text-properties style:text-overline-style="none" style:text-overline-color="font-color" style:language-complex="hi" style:country-complex="IN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weight-asian="normal" style:font-weight-complex="normal" style:font-name-asian="Noto Sans CJK SC" style:text-outline="false" fo:font-size="10pt" style:font-name-complex="Lohit Devanagari" style:text-line-through-type="none" style:text-underline-style="none" style:text-underline-color="font-color" fo:font-weight="normal" fo:text-shadow="none" style:font-style-asian="italic" fo:font-style="italic" style:font-style-complex="italic"/>
    </style:style>
    <style:style style:name="T105" style:family="text">
      <style:text-properties style:text-overline-style="none" style:text-overline-color="font-color" style:language-complex="hi" style:country-complex="IN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name-asian="Noto Sans CJK SC" style:text-outline="false" fo:font-size="10pt" style:font-name-complex="Lohit Devanagari" style:text-line-through-type="none" style:text-underline-style="none" style:text-underline-color="font-color" fo:text-shadow="none" style:font-style-asian="italic" fo:font-style="italic" style:font-style-complex="italic" style:font-weight-complex="bold" fo:color="#ff0000" fo:font-weight="bold" style:font-weight-asian="bold"/>
    </style:style>
    <style:style style:name="T106" style:family="text">
      <style:text-properties style:text-overline-style="none" style:text-overline-color="font-color" style:language-complex="hi" style:country-complex="IN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name-asian="Noto Sans CJK SC" style:text-outline="false" fo:font-size="10pt" style:font-name-complex="Lohit Devanagari" style:text-line-through-type="none" style:text-underline-style="none" style:text-underline-color="font-color" fo:text-shadow="none" style:font-style-asian="italic" fo:font-style="italic" style:font-style-complex="italic" fo:font-weight="normal" style:font-weight-asian="normal" style:font-weight-complex="normal"/>
    </style:style>
    <style:style style:name="T107" style:family="text">
      <style:text-properties style:font-weight-complex="normal" fo:font-style="normal" style:font-weight-asian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fo:font-weight="normal" style:text-underline-style="none" style:text-underline-color="font-color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/>
    </style:style>
    <style:style style:name="T108" style:family="text">
      <style:text-properties fo:font-style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style:text-underline-style="none" style:text-underline-color="font-color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 style:font-weight-complex="bold" fo:font-weight="bold" style:font-weight-asian="bold"/>
    </style:style>
    <style:style style:name="T109" style:family="text">
      <style:text-properties fo:font-style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 style:font-weight-asian="normal" fo:font-weight="normal" style:font-weight-complex="normal" style:text-underline-style="solid" style:text-underline-width="auto" style:text-underline-color="font-color"/>
    </style:style>
    <style:style style:name="T110" style:family="text">
      <style:text-properties fo:font-style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 style:text-underline-style="solid" style:text-underline-width="auto" style:text-underline-color="font-color" fo:color="#ff0000" fo:font-weight="bold" style:font-weight-asian="bold" style:font-weight-complex="bold"/>
    </style:style>
    <style:style style:name="T111" style:family="text">
      <style:text-properties fo:font-style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 style:text-underline-style="solid" style:text-underline-width="auto" style:text-underline-color="font-color" fo:font-weight="normal" style:font-weight-asian="normal" style:font-weight-complex="normal"/>
    </style:style>
    <style:style style:name="T112" style:family="text">
      <style:text-properties fo:font-style="normal" style:font-size-complex="10pt" style:font-size-asian="10pt" style:language-complex="hi" style:country-complex="IN" style:text-overline-style="none" style:text-overline-color="font-color" style:font-name-complex="Lohit Devanagari" style:font-name-asian="Noto Sans CJK SC" style:text-line-through-type="none" style:font-style-complex="normal" style:text-emphasize="none" style:font-relief="none" style:language-asian="zh" style:country-asian="CN" fo:font-size="10pt" style:font-name="Ubuntu Mono" fo:language="en" fo:country="US" style:text-line-through-mode="continuous" fo:text-shadow="none" style:text-outline="false" style:font-style-asian="normal" style:text-underline-style="solid" style:text-underline-width="auto" style:text-underline-color="font-color" fo:font-weight="bold" style:font-weight-asian="bold" style:font-weight-complex="bold" fo:color="#ff0000"/>
    </style:style>
    <style:style style:name="T113" style:family="text">
      <style:text-properties style:font-name-complex="Lohit Devanagari" fo:language="en" fo:country="US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Ubuntu Mono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language-complex="hi" style:country-complex="IN"/>
    </style:style>
    <style:style style:name="T114" style:family="text">
      <style:text-properties style:font-name-complex="Lohit Devanagari" fo:language="en" fo:country="US" style:language-asian="zh" style:country-asian="CN" style:text-line-through-mode="continuous" fo:text-shadow="none" style:text-outline="false" style:text-line-through-type="none" style:text-underline-style="none" style:text-underline-color="font-color" fo:font-weight="normal" fo:font-size="10pt" style:font-name="Ubuntu Mono" style:font-relief="none" style:text-emphasize="none" style:font-weight-complex="normal" style:font-weight-asian="normal" style:font-size-complex="10pt" style:font-size-asian="10pt" style:text-overline-style="none" style:text-overline-color="font-color" style:font-name-asian="Noto Sans CJK SC" style:language-complex="hi" style:country-complex="IN" fo:font-style="italic" style:font-style-asian="italic" style:font-style-complex="italic"/>
    </style:style>
    <style:style style:name="T115" style:family="text">
      <style:text-properties style:font-name-complex="Lohit Devanagari" fo:language="en" fo:country="US" style:language-asian="zh" style:country-asian="CN" style:text-line-through-mode="continuous" fo:text-shadow="none" style:text-outline="false" style:text-line-through-type="none" style:text-underline-style="none" style:text-underline-color="font-color" fo:font-size="10pt" style:font-name="Ubuntu Mono" style:font-relief="none" style:text-emphasize="none" style:font-size-complex="10pt" style:font-size-asian="10pt" style:text-overline-style="none" style:text-overline-color="font-color" style:font-name-asian="Noto Sans CJK SC" style:language-complex="hi" style:country-complex="IN" fo:font-style="italic" style:font-style-asian="italic" style:font-style-complex="italic" fo:font-weight="bold" style:font-weight-asian="bold" style:font-weight-complex="bold" fo:color="#ff0000"/>
    </style:style>
    <style:style style:name="T116" style:family="text">
      <style:text-properties style:font-name-complex="Lohit Devanagari" fo:language="en" fo:country="US" style:language-asian="zh" style:country-asian="CN" style:text-line-through-mode="continuous" fo:text-shadow="none" style:text-outline="false" style:text-line-through-type="none" style:text-underline-style="none" style:text-underline-color="font-color" fo:font-size="10pt" style:font-name="Ubuntu Mono" style:font-relief="none" style:text-emphasize="none" style:font-size-complex="10pt" style:font-size-asian="10pt" style:text-overline-style="none" style:text-overline-color="font-color" style:font-name-asian="Noto Sans CJK SC" style:language-complex="hi" style:country-complex="IN" fo:font-style="italic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-complex="Lohit Devanagari" style:font-relief="none" fo:text-shadow="none" style:font-name-asian="Noto Sans CJK SC" fo:language="en" fo:country="US" fo:font-weight="normal" style:text-underline-style="none" style:text-underline-color="font-color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weight-complex="normal" style:font-weight-asian="normal" style:font-size-complex="10pt" style:font-size-asian="10pt" style:text-overline-style="none" style:text-overline-color="font-color" style:text-emphasize="none" style:language-asian="zh" style:country-asian="CN" style:font-name="Ubuntu Mono"/>
    </style:style>
    <style:style style:name="T118" style:family="text">
      <style:text-properties style:font-name-complex="Lohit Devanagari" style:font-relief="none" fo:text-shadow="none" style:font-name-asian="Noto Sans CJK SC" fo:language="en" fo:country="US" style:text-underline-style="none" style:text-underline-color="font-color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size-complex="10pt" style:font-size-asian="10pt" style:text-overline-style="none" style:text-overline-color="font-color" style:text-emphasize="none" style:language-asian="zh" style:country-asian="CN" style:font-name="Ubuntu Mono" style:font-weight-complex="bold" fo:font-weight="bold" style:font-weight-asian="bold"/>
    </style:style>
    <style:style style:name="T119" style:family="text">
      <style:text-properties style:font-name-complex="Lohit Devanagari" style:font-relief="none" fo:text-shadow="none" style:font-name-asian="Noto Sans CJK SC" fo:language="en" fo:country="US" style:text-underline-style="none" style:text-underline-color="font-color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size-complex="10pt" style:font-size-asian="10pt" style:text-overline-style="none" style:text-overline-color="font-color" style:text-emphasize="none" style:language-asian="zh" style:country-asian="CN" style:font-name="Ubuntu Mono" fo:font-weight="normal" style:font-weight-complex="normal" style:font-weight-asian="normal"/>
    </style:style>
    <style:style style:name="T120" style:family="text">
      <style:text-properties style:font-name-complex="Lohit Devanagari" style:font-relief="none" fo:text-shadow="none" style:font-name-asian="Noto Sans CJK SC" fo:language="en" fo:country="US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size-complex="10pt" style:font-size-asian="10pt" style:text-overline-style="none" style:text-overline-color="font-color" style:text-emphasize="none" style:language-asian="zh" style:country-asian="CN" style:font-name="Ubuntu Mono" fo:font-weight="normal" style:font-weight-complex="normal" style:font-weight-asian="normal" style:text-underline-style="solid" style:text-underline-width="auto" style:text-underline-color="font-color"/>
    </style:style>
    <style:style style:name="T121" style:family="text">
      <style:text-properties style:font-name-complex="Lohit Devanagari" style:font-relief="none" fo:text-shadow="none" style:font-name-asian="Noto Sans CJK SC" fo:language="en" fo:country="US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size-complex="10pt" style:font-size-asian="10pt" style:text-overline-style="none" style:text-overline-color="font-color" style:text-emphasize="none" style:language-asian="zh" style:country-asian="CN" style:font-name="Ubuntu Mono" style:text-underline-style="solid" style:text-underline-width="auto" style:text-underline-color="font-color" fo:color="#ff0000" fo:font-weight="bold" style:font-weight-asian="bold" style:font-weight-complex="bold"/>
    </style:style>
    <style:style style:name="T122" style:family="text">
      <style:text-properties style:font-name-complex="Lohit Devanagari" style:font-relief="none" fo:text-shadow="none" style:font-name-asian="Noto Sans CJK SC" fo:language="en" fo:country="US" style:text-line-through-type="none" fo:font-style="normal" style:text-outline="false" fo:font-size="10pt" style:text-line-through-mode="continuous" style:language-complex="hi" style:country-complex="IN" style:font-style-complex="normal" style:font-style-asian="normal" style:font-size-complex="10pt" style:font-size-asian="10pt" style:text-overline-style="none" style:text-overline-color="font-color" style:text-emphasize="none" style:language-asian="zh" style:country-asian="CN"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style:language-complex="hi" style:country-complex="IN" style:language-asian="zh" style:country-asian="CN" style:font-name="Ubuntu Mono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font-size="10pt" style:font-name-asian="Noto Sans CJK SC" style:text-emphasize="none" style:font-style-complex="normal" style:font-style-asian="normal" style:font-weight-complex="normal" style:font-weight-asian="normal" style:font-size-complex="10pt" style:font-size-asian="10pt" style:font-relief="none" fo:language="en" fo:country="US" fo:font-weight="normal" style:font-name-complex="Lohit Devanagari"/>
    </style:style>
    <style:style style:name="T124" style:family="text">
      <style:text-properties style:language-complex="hi" style:country-complex="IN" style:language-asian="zh" style:country-asian="CN" style:font-name="Ubuntu Mono" style:text-overline-style="none" style:text-overline-color="font-color" style:text-underline-style="none" style:text-underline-color="font-color" style:text-line-through-type="none" style:text-outline="false" fo:text-shadow="none" style:text-line-through-mode="continuous" fo:font-size="10pt" style:font-name-asian="Noto Sans CJK SC" style:text-emphasize="none" style:font-weight-complex="normal" style:font-weight-asian="normal" style:font-size-complex="10pt" style:font-size-asian="10pt" style:font-relief="none" fo:language="en" fo:country="US" fo:font-weight="normal" style:font-name-complex="Lohit Devanagari" fo:font-style="italic" style:font-style-asian="italic" style:font-style-complex="italic"/>
    </style:style>
    <style:style style:name="T125" style:family="text">
      <style:text-properties style:language-complex="hi" style:country-complex="IN" style:language-asian="zh" style:country-asian="CN" style:font-name="Ubuntu Mono" style:text-overline-style="none" style:text-overline-color="font-color" style:text-underline-style="none" style:text-underline-color="font-color" style:text-line-through-type="none" style:text-outline="false" fo:text-shadow="none" style:text-line-through-mode="continuous" fo:font-size="10pt" style:font-name-asian="Noto Sans CJK SC" style:text-emphasize="none" style:font-size-complex="10pt" style:font-size-asian="10pt" style:font-relief="none" fo:language="en" fo:country="US" style:font-name-complex="Lohit Devanagari" fo:font-style="italic" style:font-style-asian="italic" style:font-style-complex="italic" fo:font-weight="bold" style:font-weight-complex="bold" style:font-weight-asian="bold" fo:color="#ff0000"/>
    </style:style>
    <style:style style:name="T126" style:family="text">
      <style:text-properties style:language-complex="hi" style:country-complex="IN" style:language-asian="zh" style:country-asian="CN" style:font-name="Ubuntu Mono" style:text-overline-style="none" style:text-overline-color="font-color" style:text-underline-style="none" style:text-underline-color="font-color" style:text-line-through-type="none" style:text-outline="false" fo:text-shadow="none" style:text-line-through-mode="continuous" fo:font-size="10pt" style:font-name-asian="Noto Sans CJK SC" style:text-emphasize="none" style:font-size-complex="10pt" style:font-size-asian="10pt" style:font-relief="none" fo:language="en" fo:country="US" style:font-name-complex="Lohit Devanagari" fo:font-style="italic" style:font-style-asian="italic" style:font-style-complex="italic" fo:font-weight="normal" style:font-weight-asian="normal" style:font-weight-complex="normal"/>
    </style:style>
    <style:style style:name="T127" style:family="text">
      <style:text-properties style:language-complex="hi" style:country-complex="IN" style:language-asian="zh" style:country-asian="CN" style:font-name="Ubuntu Mono" style:text-overline-style="none" style:text-overline-color="font-color" style:text-underline-style="none" style:text-underline-color="font-color" style:text-line-through-type="none" style:text-outline="false" fo:text-shadow="none" style:text-line-through-mode="continuous" fo:font-size="10pt" style:font-name-asian="Noto Sans CJK SC" style:text-emphasize="none" style:font-size-complex="10pt" style:font-size-asian="10pt" style:font-relief="none" fo:language="en" fo:country="US" style:font-name-complex="Lohit Devanagari" fo:font-style="italic" style:font-style-asian="italic" style:font-style-complex="italic" fo:font-weight="bold" style:font-weight-asian="bold" style:font-weight-complex="bold" fo:color="#ff0000"/>
    </style:style>
    <style:style style:name="T128" style:family="text">
      <style:text-properties style:font-name-complex="Lohit Devanagari" style:language-complex="hi" style:country-complex="IN" style:font-name-asian="Noto Sans CJK SC" fo:font-size="10pt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style:font-name="Ubuntu Mono" style:text-emphasize="none" style:font-style-complex="normal" style:font-style-asian="normal" style:font-weight-complex="normal" style:font-weight-asian="normal" style:font-size-complex="10pt" style:font-size-asian="10pt" style:font-relief="none" style:language-asian="zh" style:country-asian="CN" style:text-overline-style="none" style:text-overline-color="font-color"/>
    </style:style>
    <style:style style:name="T129" style:family="text">
      <style:text-properties style:font-name-complex="Lohit Devanagari" style:language-complex="hi" style:country-complex="IN" style:font-name-asian="Noto Sans CJK SC" fo:font-size="10pt" style:text-line-through-mode="continuous" fo:text-shadow="none" style:text-outline="false" style:text-line-through-type="none" style:text-underline-style="none" style:text-underline-color="font-color" fo:font-weight="normal" fo:language="en" fo:country="US" style:font-name="Ubuntu Mono" style:text-emphasize="none" style:font-weight-complex="normal" style:font-weight-asian="normal" style:font-size-complex="10pt" style:font-size-asian="10pt" style:font-relief="none" style:language-asian="zh" style:country-asian="CN" style:text-overline-style="none" style:text-overline-color="font-color" fo:font-style="italic" style:font-style-asian="italic" style:font-style-complex="italic"/>
    </style:style>
    <style:style style:name="T130" style:family="text">
      <style:text-properties style:font-name-complex="Lohit Devanagari" style:language-complex="hi" style:country-complex="IN" style:font-name-asian="Noto Sans CJK SC" fo:font-size="10pt" style:text-line-through-mode="continuous" fo:text-shadow="none" style:text-outline="false" style:text-line-through-type="none" style:text-underline-style="none" style:text-underline-color="font-color" fo:language="en" fo:country="US" style:font-name="Ubuntu Mono" style:text-emphasize="none" style:font-size-complex="10pt" style:font-size-asian="10pt" style:font-relief="none" style:language-asian="zh" style:country-asian="CN" style:text-overline-style="none" style:text-overline-color="font-color" fo:font-style="italic" style:font-style-asian="italic" style:font-style-complex="italic" fo:color="#ff0000" style:font-weight-complex="bold" style:font-weight-asian="bold" fo:font-weight="bold"/>
    </style:style>
    <style:style style:name="T131" style:family="text">
      <style:text-properties style:font-name-complex="Lohit Devanagari" style:language-complex="hi" style:country-complex="IN" style:font-name-asian="Noto Sans CJK SC" fo:font-size="10pt" style:text-line-through-mode="continuous" fo:text-shadow="none" style:text-outline="false" style:text-line-through-type="none" style:text-underline-style="none" style:text-underline-color="font-color" fo:language="en" fo:country="US" style:font-name="Ubuntu Mono" style:text-emphasize="none" style:font-size-complex="10pt" style:font-size-asian="10pt" style:font-relief="none" style:language-asian="zh" style:country-asian="CN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style:font-name-complex="Lohit Devanagari" style:language-complex="hi" style:country-complex="IN" style:font-name-asian="Noto Sans CJK SC" fo:font-size="10pt" style:text-line-through-mode="continuous" fo:text-shadow="none" style:text-outline="false" style:text-line-through-type="none" style:text-underline-style="none" style:text-underline-color="font-color" fo:language="en" fo:country="US" style:font-name="Ubuntu Mono" style:text-emphasize="none" style:font-size-complex="10pt" style:font-size-asian="10pt" style:font-relief="none" style:language-asian="zh" style:country-asian="CN" style:text-overline-style="none" style:text-overline-color="font-color" fo:font-style="italic" style:font-style-asian="italic" style:font-style-complex="italic" fo:font-weight="bold" style:font-weight-asian="bold" style:font-weight-complex="bold" fo:color="#ff0000"/>
    </style:style>
    <style:style style:name="T133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style:text-underline-style="none" style:text-underline-color="font-color" fo:font-weight="normal" fo:language="en" fo:country="US" style:font-name-asian="Noto Sans CJK SC" style:font-size-asian="10pt" style:font-size-complex="10pt" style:font-weight-asian="normal" style:font-weight-complex="normal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/>
    </style:style>
    <style:style style:name="T134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style:text-underline-style="none" style:text-underline-color="font-color" fo:language="en" fo:country="US" style:font-name-asian="Noto Sans CJK SC" style:font-size-asian="10pt" style:font-size-complex="10pt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 style:font-weight-asian="bold" style:font-weight-complex="bold" fo:font-weight="bold"/>
    </style:style>
    <style:style style:name="T135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style:text-underline-style="none" style:text-underline-color="font-color" fo:language="en" fo:country="US" style:font-name-asian="Noto Sans CJK SC" style:font-size-asian="10pt" style:font-size-complex="10pt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 fo:font-weight="normal" style:font-weight-complex="normal" style:font-weight-asian="normal"/>
    </style:style>
    <style:style style:name="T136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fo:language="en" fo:country="US" style:font-name-asian="Noto Sans CJK SC" style:font-size-asian="10pt" style:font-size-complex="10pt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 fo:font-weight="normal" style:font-weight-complex="normal" style:font-weight-asian="normal" style:text-underline-style="solid" style:text-underline-width="auto" style:text-underline-color="font-color"/>
    </style:style>
    <style:style style:name="T137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fo:language="en" fo:country="US" style:font-name-asian="Noto Sans CJK SC" style:font-size-asian="10pt" style:font-size-complex="10pt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 style:text-underline-style="solid" style:text-underline-width="auto" style:text-underline-color="font-color" fo:color="#ff0000" fo:font-weight="bold" style:font-weight-asian="bold" style:font-weight-complex="bold"/>
    </style:style>
    <style:style style:name="T138" style:family="text">
      <style:text-properties style:font-name-complex="Lohit Devanagari" style:font-relief="none" fo:text-shadow="none" style:text-line-through-mode="continuous" fo:font-size="10pt" style:text-outline="false" fo:font-style="normal" style:text-line-through-type="none" fo:language="en" fo:country="US" style:font-name-asian="Noto Sans CJK SC" style:font-size-asian="10pt" style:font-size-complex="10pt" style:font-style-asian="normal" style:font-style-complex="normal" style:language-complex="hi" style:country-complex="IN" style:font-name="Ubuntu Mono" style:text-emphasize="none" style:language-asian="zh" style:country-asian="CN" style:text-overline-style="none" style:text-overline-color="font-color" style:text-underline-style="solid" style:text-underline-width="auto" style:text-underline-color="font-color" fo:font-weight="normal" style:font-weight-asian="normal" style:font-weight-complex="normal"/>
    </style:style>
    <style:style style:name="T139" style:family="text">
      <style:text-properties style:language-asian="zh" style:country-asian="CN" style:font-name-complex="Lohit Devanagari" style:font-relief="none" style:font-size-asian="10pt" style:font-size-complex="10pt" style:font-weight-asian="normal" style:font-weight-complex="normal" style:font-style-asian="normal" style:font-style-complex="normal" style:text-emphasize="none" style:font-name="Ubuntu Mono" style:text-overline-style="none" style:text-overline-color="font-color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fo:font-size="10pt" style:font-name-asian="Noto Sans CJK SC" style:language-complex="hi" style:country-complex="IN"/>
    </style:style>
    <style:style style:name="T140" style:family="text">
      <style:text-properties style:language-asian="zh" style:country-asian="CN" style:font-name-complex="Lohit Devanagari" style:font-relief="none" style:font-size-asian="10pt" style:font-size-complex="10pt" style:font-weight-asian="normal" style:font-weight-complex="normal" style:text-emphasize="none" style:font-name="Ubuntu Mono" style:text-overline-style="none" style:text-overline-color="font-color" fo:language="en" fo:country="US" fo:font-weight="normal" style:text-underline-style="none" style:text-underline-color="font-color" style:text-line-through-type="none" style:text-outline="false" fo:text-shadow="none" style:text-line-through-mode="continuous" fo:font-size="10pt" style:font-name-asian="Noto Sans CJK SC" style:language-complex="hi" style:country-complex="IN" fo:font-style="italic" style:font-style-asian="italic" style:font-style-complex="italic"/>
    </style:style>
    <style:style style:name="T141" style:family="text">
      <style:text-properties style:language-asian="zh" style:country-asian="CN" style:font-name-complex="Lohit Devanagari" style:font-relief="none" style:font-size-asian="10pt" style:font-size-complex="10pt" style:text-emphasize="none" style:font-name="Ubuntu Mono" style:text-overline-style="none" style:text-overline-color="font-color" fo:language="en" fo:country="US" style:text-underline-style="none" style:text-underline-color="font-color" style:text-line-through-type="none" style:text-outline="false" fo:text-shadow="none" style:text-line-through-mode="continuous" fo:font-size="10pt" style:font-name-asian="Noto Sans CJK SC" style:language-complex="hi" style:country-complex="IN" fo:font-style="italic" style:font-style-asian="italic" style:font-style-complex="italic" fo:color="#ff0000" fo:font-weight="bold" style:font-weight-asian="bold" style:font-weight-complex="bold"/>
    </style:style>
    <style:style style:name="T142" style:family="text">
      <style:text-properties style:language-asian="zh" style:country-asian="CN" style:font-name-complex="Lohit Devanagari" style:font-relief="none" style:font-size-asian="10pt" style:font-size-complex="10pt" style:text-emphasize="none" style:font-name="Ubuntu Mono" style:text-overline-style="none" style:text-overline-color="font-color" fo:language="en" fo:country="US" style:text-underline-style="none" style:text-underline-color="font-color" style:text-line-through-type="none" style:text-outline="false" fo:text-shadow="none" style:text-line-through-mode="continuous" fo:font-size="10pt" style:font-name-asian="Noto Sans CJK SC" style:language-complex="hi" style:country-complex="IN" fo:font-style="italic" style:font-style-asian="italic" style:font-style-complex="italic" fo:font-weight="normal" style:font-weight-asian="normal" style:font-weight-complex="normal"/>
    </style:style>
    <style:style style:name="T143" style:family="text">
      <style:text-properties style:font-weight-asian="normal" fo:font-size="10pt" style:language-asian="zh" style:country-asian="CN" style:font-name="Ubuntu Mono" style:text-outline="false" style:font-weight-complex="normal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text-underline-style="none" style:text-underline-color="font-color" style:font-style-asian="normal" fo:font-weight="normal" fo:font-style="normal"/>
    </style:style>
    <style:style style:name="T144" style:family="text">
      <style:text-properties fo:font-size="10pt"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text-underline-style="none" style:text-underline-color="font-color" style:font-style-asian="normal" fo:font-style="normal" fo:font-weight="bold" style:font-weight-complex="bold" style:font-weight-asian="bold"/>
    </style:style>
    <style:style style:name="T145" style:family="text">
      <style:text-properties fo:font-size="10pt"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fo:font-style="normal" style:font-weight-asian="normal" style:text-underline-style="solid" style:text-underline-width="auto" style:text-underline-color="font-color" style:font-weight-complex="normal" fo:font-weight="normal"/>
    </style:style>
    <style:style style:name="T146" style:family="text">
      <style:text-properties fo:font-size="10pt"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fo:font-style="normal" style:text-underline-style="solid" style:text-underline-width="auto" style:text-underline-color="font-color" style:font-weight-asian="bold" fo:font-weight="bold" fo:color="#ff0000" style:font-weight-complex="bold"/>
    </style:style>
    <style:style style:name="T147" style:family="text">
      <style:text-properties fo:font-size="10pt"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fo:font-style="normal" style:text-underline-style="solid" style:text-underline-width="auto" style:text-underline-color="font-color" style:font-weight-complex="normal" style:font-weight-asian="normal" fo:font-weight="normal"/>
    </style:style>
    <style:style style:name="T148" style:family="text">
      <style:text-properties fo:font-size="10pt"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fo:font-style="normal" style:text-underline-style="solid" style:text-underline-width="auto" style:text-underline-color="font-color" fo:color="#ff0000" fo:font-weight="bold" style:font-weight-asian="bold" style:font-weight-complex="bold"/>
    </style:style>
    <style:style style:name="T149" style:family="text">
      <style:text-properties style:font-weight-asian="normal" fo:font-size="10pt" style:font-name-complex="Lohit Devanagari" style:text-underline-style="none" style:text-underline-color="font-color" style:language-asian="zh" style:country-asian="CN" style:text-emphasize="none" style:font-name="Ubuntu Mono" style:font-style-complex="normal" style:font-name-asian="Noto Sans CJK SC" style:language-complex="hi" style:country-complex="IN" style:text-overline-style="none" style:text-overline-color="font-color" fo:font-style="normal" style:font-size-complex="10pt" fo:font-weight="normal" style:text-outline="false" style:font-style-asian="normal" style:font-relief="none" style:font-size-asian="10pt" style:text-line-through-mode="continuous" style:text-line-through-type="none" fo:language="en" fo:country="US" style:font-weight-complex="normal" fo:text-shadow="none"/>
    </style:style>
    <style:style style:name="T150" style:family="text">
      <style:text-properties style:font-weight-asian="normal" fo:font-size="10pt" style:font-name-complex="Lohit Devanagari" style:text-underline-style="none" style:text-underline-color="font-color" style:language-asian="zh" style:country-asian="CN" style:text-emphasize="none" style:font-name="Ubuntu Mono" style:font-name-asian="Noto Sans CJK SC" style:language-complex="hi" style:country-complex="IN" style:text-overline-style="none" style:text-overline-color="font-color" style:font-size-complex="10pt" fo:font-weight="normal" style:text-outline="false" style:font-relief="none" style:font-size-asian="10pt" style:text-line-through-mode="continuous" style:text-line-through-type="none" fo:language="en" fo:country="US" style:font-weight-complex="normal" fo:text-shadow="none" fo:font-style="italic" style:font-style-asian="italic" style:font-style-complex="italic"/>
    </style:style>
    <style:style style:name="T151" style:family="text">
      <style:text-properties fo:font-size="10pt" style:font-name-complex="Lohit Devanagari" style:text-underline-style="none" style:text-underline-color="font-color" style:language-asian="zh" style:country-asian="CN" style:text-emphasize="none" style:font-name="Ubuntu Mono" style:font-name-asian="Noto Sans CJK SC" style:language-complex="hi" style:country-complex="IN" style:text-overline-style="none" style:text-overline-color="font-color" style:font-size-complex="10pt" style:text-outline="false" style:font-relief="none" style:font-size-asian="10pt" style:text-line-through-mode="continuous" style:text-line-through-type="none" fo:language="en" fo:country="US" fo:text-shadow="none" fo:font-style="italic" style:font-style-asian="italic" style:font-style-complex="italic" style:font-weight-complex="bold" fo:font-weight="bold" fo:color="#ff0000" style:font-weight-asian="bold"/>
    </style:style>
    <style:style style:name="T152" style:family="text">
      <style:text-properties fo:font-size="10pt" style:font-name-complex="Lohit Devanagari" style:text-underline-style="none" style:text-underline-color="font-color" style:language-asian="zh" style:country-asian="CN" style:text-emphasize="none" style:font-name="Ubuntu Mono" style:font-name-asian="Noto Sans CJK SC" style:language-complex="hi" style:country-complex="IN" style:text-overline-style="none" style:text-overline-color="font-color" style:font-size-complex="10pt" style:text-outline="false" style:font-relief="none" style:font-size-asian="10pt" style:text-line-through-mode="continuous" style:text-line-through-type="none" fo:language="en" fo:country="US" fo:text-shadow="none" fo:font-style="italic" style:font-style-asian="italic" style:font-style-complex="italic" fo:font-weight="normal" style:font-weight-complex="normal" style:font-weight-asian="normal"/>
    </style:style>
    <style:style style:name="T153" style:family="text">
      <style:text-properties fo:font-size="10pt" style:font-name-complex="Lohit Devanagari" style:text-underline-style="none" style:text-underline-color="font-color" style:language-asian="zh" style:country-asian="CN" style:text-emphasize="none" style:font-name="Ubuntu Mono" style:font-name-asian="Noto Sans CJK SC" style:language-complex="hi" style:country-complex="IN" style:text-overline-style="none" style:text-overline-color="font-color" style:font-size-complex="10pt" style:text-outline="false" style:font-relief="none" style:font-size-asian="10pt" style:text-line-through-mode="continuous" style:text-line-through-type="none" fo:language="en" fo:country="US" fo:text-shadow="none" fo:font-style="italic" style:font-style-asian="italic" style:font-style-complex="italic" style:font-weight-asian="bold" fo:color="#ff0000" fo:font-weight="bold" style:font-weight-complex="bold"/>
    </style:style>
    <style:style style:name="T154" style:family="text">
      <style:text-properties fo:font-size="10pt" style:font-name-complex="Lohit Devanagari" style:text-underline-style="none" style:text-underline-color="font-color" style:language-asian="zh" style:country-asian="CN" style:text-emphasize="none" style:font-name="Ubuntu Mono" style:font-name-asian="Noto Sans CJK SC" style:language-complex="hi" style:country-complex="IN" style:text-overline-style="none" style:text-overline-color="font-color" style:font-size-complex="10pt" style:text-outline="false" style:font-relief="none" style:font-size-asian="10pt" style:text-line-through-mode="continuous" style:text-line-through-type="none" fo:language="en" fo:country="US" fo:text-shadow="none" fo:font-style="italic" style:font-style-asian="italic" style:font-style-complex="italic" fo:font-weight="normal" style:font-weight-asian="normal" style:font-weight-complex="normal"/>
    </style:style>
    <style:style style:name="T155" style:family="text">
      <style:text-properties style:font-weight-complex="normal" fo:text-shadow="none" fo:language="en" fo:country="US" style:font-weight-asian="normal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font-size="10pt" fo:font-weight="normal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/>
    </style:style>
    <style:style style:name="T156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font-weight-asian="bold" style:font-weight-complex="bold" fo:font-weight="bold"/>
    </style:style>
    <style:style style:name="T157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font-weight-complex="normal" style:font-weight-asian="normal" fo:font-weight="normal"/>
    </style:style>
    <style:style style:name="T158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font-weight-complex="normal" style:font-weight-asian="normal" fo:font-weight="normal" style:text-underline-style="solid" style:text-underline-width="auto" style:text-underline-color="font-color"/>
    </style:style>
    <style:style style:name="T159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text-underline-style="solid" style:text-underline-width="auto" style:text-underline-color="font-color" style:font-weight-complex="bold" style:font-weight-asian="bold" fo:font-weight="bold" fo:color="#ff0000"/>
    </style:style>
    <style:style style:name="T160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T161" style:family="text">
      <style:text-properties fo:text-shadow="none" fo:language="en" fo:country="US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font-size="10pt" fo:font-style="normal" style:text-line-through-type="none" style:text-outline="false" style:font-size-complex="10pt" style:font-name-asian="Noto Sans CJK SC" style:text-line-through-mode="continuous" style:text-emphasize="none" style:font-style-complex="normal" style:font-name="Ubuntu Mono" style:text-underline-style="solid" style:text-underline-width="auto" style:text-underline-color="font-color" fo:color="#ff0000" fo:font-weight="bold" style:font-weight-asian="bold" style:font-weight-complex="bold"/>
    </style:style>
    <style:style style:name="T162" style:family="text">
      <style:text-properties fo:language="en" fo:country="US" style:font-weight-complex="normal" style:text-line-through-type="none" fo:font-style="normal" style:text-line-through-mode="continuous" style:font-weight-asian="normal" style:font-name-asian="Noto Sans CJK SC" style:text-outline="false" fo:text-shadow="none" style:font-size-asian="10pt" style:language-complex="hi" style:country-complex="IN" fo:font-size="10pt" style:font-style-complex="normal" style:text-emphasize="none" style:font-name="Ubuntu Mono" style:font-style-asian="normal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weight="normal"/>
    </style:style>
    <style:style style:name="T163" style:family="text">
      <style:text-properties fo:language="en" fo:country="US" style:font-weight-complex="normal" style:text-line-through-type="none" style:text-line-through-mode="continuous" style:font-weight-asian="normal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weight="normal" fo:font-style="italic" style:font-style-asian="italic" style:font-style-complex="italic"/>
    </style:style>
    <style:style style:name="T164" style:family="text">
      <style:text-properties fo:language="en" fo:country="US" style:text-line-through-type="none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style="italic" style:font-style-asian="italic" style:font-style-complex="italic" style:font-weight-complex="bold" fo:color="#ff0000" fo:font-weight="bold" style:font-weight-asian="bold"/>
    </style:style>
    <style:style style:name="T165" style:family="text">
      <style:text-properties fo:language="en" fo:country="US" style:text-line-through-type="none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style="italic" style:font-style-asian="italic" style:font-style-complex="italic" style:font-weight-complex="normal" fo:font-weight="normal" style:font-weight-asian="normal"/>
    </style:style>
    <style:style style:name="T166" style:family="text">
      <style:text-properties fo:language="en" fo:country="US" style:text-line-through-type="none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style="italic" style:font-style-asian="italic" style:font-style-complex="italic" fo:color="#ff0000" fo:font-weight="bold" style:font-weight-asian="bold" style:font-weight-complex="bold"/>
    </style:style>
    <style:style style:name="T167" style:family="text">
      <style:text-properties fo:language="en" fo:country="US" style:text-line-through-type="none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style:text-underline-style="none" style:text-underline-color="font-color" fo:font-style="italic" style:font-style-asian="italic" style:font-style-complex="italic" fo:font-weight="normal" style:font-weight-asian="normal" style:font-weight-complex="normal"/>
    </style:style>
    <style:style style:name="T168" style:family="text">
      <style:text-properties style:language-asian="zh" style:country-asian="CN" fo:font-weight="normal" style:font-name="Ubuntu Mono" style:text-outline="false" style:font-weight-complex="normal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text-underline-style="none" style:text-underline-color="font-color" style:font-style-asian="normal" style:font-weight-asian="normal"/>
    </style:style>
    <style:style style:name="T169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text-underline-style="none" style:text-underline-color="font-color" style:font-style-asian="normal" fo:font-weight="bold" style:font-weight-complex="bold" style:font-weight-asian="bold"/>
    </style:style>
    <style:style style:name="T170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style:font-weight-asian="normal" style:text-underline-style="solid" style:text-underline-width="auto" style:text-underline-color="font-color" style:font-weight-complex="normal" fo:font-weight="normal"/>
    </style:style>
    <style:style style:name="T171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style:text-underline-style="solid" style:text-underline-width="auto" style:text-underline-color="font-color" style:font-weight-asian="bold" fo:font-weight="bold" fo:color="#ff0000" style:font-weight-complex="bold"/>
    </style:style>
    <style:style style:name="T172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style:text-underline-style="solid" style:text-underline-width="auto" style:text-underline-color="font-color" style:font-weight-complex="normal" style:font-weight-asian="normal" fo:font-weight="normal"/>
    </style:style>
    <style:style style:name="T173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style:text-underline-style="solid" style:text-underline-width="auto" style:text-underline-color="font-color" fo:color="#ff0000" fo:font-weight="bold" style:font-weight-asian="bold" style:font-weight-complex="bold"/>
    </style:style>
    <style:style style:name="T174" style:family="text">
      <style:text-properties style:language-complex="hi" style:country-complex="IN" style:text-outline="false" style:font-name-asian="Noto Sans CJK SC" style:font-style-complex="normal" style:font-name="Ubuntu Mono" style:text-emphasize="none" style:language-asian="zh" style:country-asian="CN" style:text-underline-style="none" style:text-underline-color="font-color" style:font-name-complex="Lohit Devanagari" fo:font-size="10pt" fo:font-style="normal" style:text-overline-style="none" style:text-overline-color="font-color" fo:font-weight="normal" style:font-size-complex="10pt" fo:text-shadow="none" style:font-weight-complex="normal" fo:language="en" fo:country="US" style:text-line-through-type="none" style:text-line-through-mode="continuous" style:font-size-asian="10pt" style:font-relief="none" style:font-style-asian="normal" style:font-weight-asian="normal"/>
    </style:style>
    <style:style style:name="T175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fo:font-weight="normal" style:font-size-complex="10pt" fo:text-shadow="none" style:font-weight-complex="normal" fo:language="en" fo:country="US" style:text-line-through-type="none" style:text-line-through-mode="continuous" style:font-size-asian="10pt" style:font-relief="none" style:font-weight-asian="normal" fo:font-style="italic" style:font-style-asian="italic" style:font-style-complex="italic"/>
    </style:style>
    <style:style style:name="T176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style:font-size-complex="10pt" fo:text-shadow="none" fo:language="en" fo:country="US" style:text-line-through-type="none" style:text-line-through-mode="continuous" style:font-size-asian="10pt" style:font-relief="none" fo:font-style="italic" style:font-style-asian="italic" style:font-style-complex="italic" style:font-weight-complex="bold" fo:font-weight="bold" fo:color="#ff0000" style:font-weight-asian="bold"/>
    </style:style>
    <style:style style:name="T177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style:font-size-complex="10pt" fo:text-shadow="none" fo:language="en" fo:country="US" style:text-line-through-type="none" style:text-line-through-mode="continuous" style:font-size-asian="10pt" style:font-relief="none" fo:font-style="italic" style:font-style-asian="italic" style:font-style-complex="italic" fo:font-weight="normal" style:font-weight-complex="normal" style:font-weight-asian="normal"/>
    </style:style>
    <style:style style:name="T178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style:font-size-complex="10pt" fo:text-shadow="none" fo:language="en" fo:country="US" style:text-line-through-type="none" style:text-line-through-mode="continuous" style:font-size-asian="10pt" style:font-relief="none" fo:font-style="italic" style:font-style-asian="italic" style:font-style-complex="italic" style:font-weight-asian="bold" fo:color="#ff0000" fo:font-weight="bold" style:font-weight-complex="bold"/>
    </style:style>
    <style:style style:name="T179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style:font-size-complex="10pt" fo:text-shadow="none" fo:language="en" fo:country="US" style:text-line-through-type="none" style:text-line-through-mode="continuous" style:font-size-asian="10pt" style:font-relief="none" fo:font-style="italic" style:font-style-asian="italic" style:font-style-complex="italic" fo:font-weight="normal" style:font-weight-asian="normal" style:font-weight-complex="normal"/>
    </style:style>
    <style:style style:name="T180" style:family="text">
      <style:text-properties fo:language="en" fo:country="US" style:font-style-complex="normal" style:font-weight-asian="normal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text-shadow="none" style:font-name="Ubuntu Mono" fo:font-size="10pt" fo:font-weight="normal" fo:font-style="normal" style:text-line-through-type="none" style:text-outline="false" style:font-size-complex="10pt" style:font-name-asian="Noto Sans CJK SC" style:text-line-through-mode="continuous" style:text-emphasize="none" style:font-weight-complex="normal"/>
    </style:style>
    <style:style style:name="T181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font-weight-asian="bold" style:font-weight-complex="bold" fo:font-weight="bold"/>
    </style:style>
    <style:style style:name="T182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text-underline-style="none" style:text-underline-color="font-color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font-weight-complex="normal" style:font-weight-asian="normal" fo:font-weight="normal"/>
    </style:style>
    <style:style style:name="T183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font-weight-complex="normal" style:font-weight-asian="normal" fo:font-weight="normal" style:text-underline-style="solid" style:text-underline-width="auto" style:text-underline-color="font-color"/>
    </style:style>
    <style:style style:name="T184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text-underline-style="solid" style:text-underline-width="auto" style:text-underline-color="font-color" style:font-weight-complex="bold" style:font-weight-asian="bold" fo:font-weight="bold" fo:color="#ff0000"/>
    </style:style>
    <style:style style:name="T185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text-underline-style="solid" style:text-underline-width="auto" style:text-underline-color="font-color" fo:font-weight="normal" style:font-weight-asian="normal" style:font-weight-complex="normal"/>
    </style:style>
    <style:style style:name="T186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text-underline-style="solid" style:text-underline-width="auto" style:text-underline-color="font-color" fo:color="#ff0000" fo:font-weight="bold" style:font-weight-asian="bold" style:font-weight-complex="bold"/>
    </style:style>
    <style:style style:name="T187" style:family="text">
      <style:text-properties style:text-line-through-type="none" style:text-underline-style="none" style:text-underline-color="font-color" fo:font-style="normal" style:text-line-through-mode="continuous" style:font-weight-asian="normal" style:font-name-asian="Noto Sans CJK SC" style:text-outline="false" fo:text-shadow="none" style:font-size-asian="10pt" style:language-complex="hi" style:country-complex="IN" fo:font-size="10pt" style:font-weight-complex="normal" fo:font-weight="normal" style:font-style-complex="normal" style:text-emphasize="none" style:font-name="Ubuntu Mono" style:font-style-asian="normal" style:font-size-complex="10pt" style:language-asian="zh" style:country-asian="CN" style:text-overline-style="none" style:text-overline-color="font-color" style:font-name-complex="Lohit Devanagari" style:font-relief="none" fo:language="en" fo:country="US"/>
    </style:style>
    <style:style style:name="T188" style:family="text">
      <style:text-properties style:text-line-through-type="none" style:text-underline-style="none" style:text-underline-color="font-color" style:text-line-through-mode="continuous" style:font-weight-asian="normal" style:font-name-asian="Noto Sans CJK SC" style:text-outline="false" fo:text-shadow="none" style:font-size-asian="10pt" style:language-complex="hi" style:country-complex="IN" fo:font-size="10pt" style:font-weight-complex="normal" fo:font-weight="normal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fo:language="en" fo:country="US" fo:font-style="italic" style:font-style-asian="italic" style:font-style-complex="italic"/>
    </style:style>
    <style:style style:name="T189" style:family="text">
      <style:text-properties style:text-line-through-type="none" style:text-underline-style="none" style:text-underline-color="font-color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fo:language="en" fo:country="US" fo:font-style="italic" style:font-style-asian="italic" style:font-style-complex="italic" style:font-weight-complex="bold" style:font-weight-asian="bold" fo:font-weight="bold" fo:color="#ff0000"/>
    </style:style>
    <style:style style:name="T190" style:family="text">
      <style:text-properties style:text-line-through-type="none" style:text-underline-style="none" style:text-underline-color="font-color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fo:language="en" fo:country="US" fo:font-style="italic" style:font-style-asian="italic" style:font-style-complex="italic" fo:font-weight="normal" style:font-weight-asian="normal" style:font-weight-complex="normal"/>
    </style:style>
    <style:style style:name="T191" style:family="text">
      <style:text-properties style:text-line-through-type="none" style:text-underline-style="none" style:text-underline-color="font-color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fo:language="en" fo:country="US" fo:font-style="italic" style:font-style-asian="italic" style:font-style-complex="italic" fo:color="#ff0000" fo:font-weight="bold" style:font-weight-asian="bold" style:font-weight-complex="bold"/>
    </style:style>
    <style:style style:name="T192" style:family="text">
      <style:text-properties style:text-outline="false" style:font-weight-asian="normal" style:font-style-asian="normal" style:font-relief="none" style:font-size-asian="10pt" style:text-line-through-mode="continuous" style:text-line-through-type="none" fo:language="en" fo:country="US" style:font-weight-complex="normal" fo:text-shadow="none" style:font-size-complex="10pt" fo:font-weight="normal" fo:font-style="normal" style:text-overline-style="none" style:text-overline-color="font-color" style:language-complex="hi" style:country-complex="IN" style:font-name-asian="Noto Sans CJK SC" style:font-style-complex="normal" style:font-name="Ubuntu Mono" style:text-emphasize="none" style:language-asian="zh" style:country-asian="CN" style:text-underline-style="none" style:text-underline-color="font-color" style:font-name-complex="Lohit Devanagari" fo:font-size="10pt"/>
    </style:style>
    <style:style style:name="T193" style:family="text">
      <style:text-properties style:text-outline="false" style:font-weight-asian="normal" style:font-relief="none" style:font-size-asian="10pt" style:text-line-through-mode="continuous" style:text-line-through-type="none" fo:language="en" fo:country="US" style:font-weight-complex="normal" fo:text-shadow="none" style:font-size-complex="10pt" fo:font-weight="normal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fo:font-style="italic" style:font-style-asian="italic" style:font-style-complex="italic"/>
    </style:style>
    <style:style style:name="T194" style:family="text">
      <style:text-properties style:text-outline="false" style:font-relief="none" style:font-size-asian="10pt" style:text-line-through-mode="continuous" style:text-line-through-type="none" fo:language="en" fo:country="US" fo:text-shadow="non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fo:font-style="italic" style:font-style-asian="italic" style:font-style-complex="italic" style:font-weight-complex="bold" fo:color="#ff0000" fo:font-weight="bold" style:font-weight-asian="bold"/>
    </style:style>
    <style:style style:name="T195" style:family="text">
      <style:text-properties style:text-outline="false" style:font-relief="none" style:font-size-asian="10pt" style:text-line-through-mode="continuous" style:text-line-through-type="none" fo:language="en" fo:country="US" fo:text-shadow="non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fo:font-style="italic" style:font-style-asian="italic" style:font-style-complex="italic" style:font-weight-asian="normal" style:font-weight-complex="normal" fo:font-weight="normal"/>
    </style:style>
    <style:style style:name="T196" style:family="text">
      <style:text-properties style:text-outline="false" style:font-relief="none" style:font-size-asian="10pt" style:text-line-through-mode="continuous" style:text-line-through-type="none" fo:language="en" fo:country="US" fo:text-shadow="non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fo:font-style="italic" style:font-style-asian="italic" style:font-style-complex="italic" style:font-weight-asian="bold" fo:color="#ff0000" fo:font-weight="bold" style:font-weight-complex="bold"/>
    </style:style>
    <style:style style:name="T197" style:family="text">
      <style:text-properties style:text-outline="false" style:font-relief="none" style:font-size-asian="10pt" style:text-line-through-mode="continuous" style:text-line-through-type="none" fo:language="en" fo:country="US" fo:text-shadow="non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fo:font-style="italic" style:font-style-asian="italic" style:font-style-complex="italic" fo:font-weight="normal" style:font-weight-asian="normal" style:font-weight-complex="normal"/>
    </style:style>
    <style:style style:name="T198" style:family="text">
      <style:text-properties style:language-asian="zh" style:country-asian="CN" style:font-name="Ubuntu Mono" style:text-outline="false" style:text-line-through-type="none" style:font-name-asian="Noto Sans CJK SC" style:font-name-complex="Lohit Devanagari" style:text-emphasize="none" style:font-size-asian="10pt" style:text-line-through-mode="continuous" fo:font-size="10pt" fo:font-style="normal" style:language-complex="hi" style:country-complex="IN" style:font-size-complex="10pt" style:font-style-complex="normal" style:font-relief="none" fo:language="en" fo:country="US" style:text-overline-style="none" style:text-overline-color="font-color" fo:text-shadow="none" style:font-style-asian="normal" style:text-underline-style="solid" style:text-underline-width="auto" style:text-underline-color="font-color" style:font-weight-complex="bold" fo:color="#ff0000" fo:font-weight="bold" style:font-weight-asian="bold"/>
    </style:style>
    <style:style style:name="T199" style:family="text">
      <style:text-properties fo:font-weight="normal" style:language-complex="hi" style:country-complex="IN" style:text-outline="false" fo:font-style="normal" fo:text-shadow="none" style:font-weight-complex="normal" fo:language="en" fo:country="US" style:text-line-through-type="none" style:text-line-through-mode="continuous" style:font-size-asian="10pt" style:font-relief="none" style:font-style-asian="normal" style:font-name-complex="Lohit Devanagari" style:text-underline-style="none" style:text-underline-color="font-color" style:language-asian="zh" style:country-asian="CN" style:text-emphasize="none" style:font-name="Ubuntu Mono" style:font-style-complex="normal" style:font-name-asian="Noto Sans CJK SC" style:font-size-complex="10pt" style:font-weight-asian="normal" style:text-overline-style="none" style:text-overline-color="font-color" fo:font-size="10pt"/>
    </style:style>
    <style:style style:name="T200" style:family="text">
      <style:text-properties fo:font-weight="normal" style:language-complex="hi" style:country-complex="IN" style:text-outline="false" fo:text-shadow="none" style:font-weight-complex="normal" fo:language="en" fo:country="US" style:text-line-through-type="none" style:text-line-through-mode="continuous" style:font-size-asian="10pt" style:font-relief="none" style:font-name-complex="Lohit Devanagari" style:text-underline-style="none" style:text-underline-color="font-color" style:language-asian="zh" style:country-asian="CN" style:text-emphasize="none" style:font-name="Ubuntu Mono" style:font-name-asian="Noto Sans CJK SC" style:font-size-complex="10pt" style:font-weight-asian="normal" style:text-overline-style="none" style:text-overline-color="font-color" fo:font-size="10pt" style:font-style-asian="italic" fo:font-style="italic" style:font-style-complex="italic"/>
    </style:style>
    <style:style style:name="T201" style:family="text">
      <style:text-properties style:language-complex="hi" style:country-complex="IN" style:text-outline="false" fo:text-shadow="none" fo:language="en" fo:country="US" style:text-line-through-type="none" style:text-line-through-mode="continuous" style:font-size-asian="10pt" style:font-relief="none" style:font-name-complex="Lohit Devanagari" style:text-underline-style="none" style:text-underline-color="font-color" style:language-asian="zh" style:country-asian="CN" style:text-emphasize="none" style:font-name="Ubuntu Mono" style:font-name-asian="Noto Sans CJK SC" style:font-size-complex="10pt" style:text-overline-style="none" style:text-overline-color="font-color" fo:font-size="10pt" style:font-style-asian="italic" fo:font-style="italic" style:font-style-complex="italic" style:font-weight-complex="bold" fo:color="#ff0000" fo:font-weight="bold" style:font-weight-asian="bold"/>
    </style:style>
    <style:style style:name="T202" style:family="text">
      <style:text-properties style:language-complex="hi" style:country-complex="IN" style:text-outline="false" fo:text-shadow="none" fo:language="en" fo:country="US" style:text-line-through-type="none" style:text-line-through-mode="continuous" style:font-size-asian="10pt" style:font-relief="none" style:font-name-complex="Lohit Devanagari" style:text-underline-style="none" style:text-underline-color="font-color" style:language-asian="zh" style:country-asian="CN" style:text-emphasize="none" style:font-name="Ubuntu Mono" style:font-name-asian="Noto Sans CJK SC" style:font-size-complex="10pt" style:text-overline-style="none" style:text-overline-color="font-color" fo:font-size="10pt" style:font-style-asian="italic" fo:font-style="italic" style:font-style-complex="italic" fo:font-weight="normal" style:font-weight-complex="normal" style:font-weight-asian="normal"/>
    </style:style>
    <style:style style:name="T203" style:family="text">
      <style:text-properties style:language-complex="hi" style:country-complex="IN" style:text-outline="false" fo:text-shadow="none" fo:language="en" fo:country="US" style:text-line-through-type="none" style:text-line-through-mode="continuous" style:font-size-asian="10pt" style:font-relief="none" style:font-name-complex="Lohit Devanagari" style:text-underline-style="none" style:text-underline-color="font-color" style:language-asian="zh" style:country-asian="CN" style:text-emphasize="none" style:font-name="Ubuntu Mono" style:font-name-asian="Noto Sans CJK SC" style:font-size-complex="10pt" style:text-overline-style="none" style:text-overline-color="font-color" fo:font-size="10pt" style:font-style-asian="italic" fo:font-style="italic" style:font-style-complex="italic" style:font-weight-asian="bold" fo:color="#ff0000" fo:font-weight="bold" style:font-weight-complex="bold"/>
    </style:style>
    <style:style style:name="T204" style:family="text">
      <style:text-properties style:language-complex="hi" style:country-complex="IN" style:text-outline="false" fo:text-shadow="none" fo:language="en" fo:country="US" style:text-line-through-type="none" style:text-line-through-mode="continuous" style:font-size-asian="10pt" style:font-relief="none" style:font-name-complex="Lohit Devanagari" style:text-underline-style="none" style:text-underline-color="font-color" style:language-asian="zh" style:country-asian="CN" style:text-emphasize="none" style:font-name="Ubuntu Mono" style:font-name-asian="Noto Sans CJK SC" style:font-size-complex="10pt" style:text-overline-style="none" style:text-overline-color="font-color" fo:font-size="10pt" style:font-style-asian="italic" fo:font-style="italic" style:font-style-complex="italic" fo:font-weight="normal" style:font-weight-asian="normal" style:font-weight-complex="normal"/>
    </style:style>
    <style:style style:name="T205" style:family="text">
      <style:text-properties fo:language="en" fo:country="US" style:font-style-complex="normal" style:text-overline-style="none" style:text-overline-color="font-color" style:font-relief="none" style:language-complex="hi" style:country-complex="IN" style:font-size-asian="10pt" style:font-style-asian="normal" style:language-asian="zh" style:country-asian="CN" style:font-name-complex="Lohit Devanagari" fo:text-shadow="none" style:font-name="Ubuntu Mono" fo:font-size="10pt" fo:font-style="normal" style:text-line-through-type="none" style:text-outline="false" style:font-size-complex="10pt" style:font-name-asian="Noto Sans CJK SC" style:text-line-through-mode="continuous" style:text-emphasize="none" style:text-underline-style="solid" style:text-underline-width="auto" style:text-underline-color="font-color" style:font-weight-complex="bold" fo:color="#ff0000" style:font-weight-asian="bold" fo:font-weight="bold"/>
    </style:style>
    <style:style style:name="T206" style:family="text">
      <style:text-properties style:language-complex="hi" style:country-complex="IN" style:text-outline="false" style:font-name-asian="Noto Sans CJK SC" style:font-name="Ubuntu Mono" style:text-emphasize="none" style:language-asian="zh" style:country-asian="CN" style:text-underline-style="none" style:text-underline-color="font-color" style:font-name-complex="Lohit Devanagari" fo:font-size="10pt" style:text-overline-style="none" style:text-overline-color="font-color" style:font-size-complex="10pt" fo:text-shadow="none" fo:language="en" fo:country="US" style:text-line-through-type="none" style:text-line-through-mode="continuous" style:font-size-asian="10pt" style:font-relief="none" fo:font-style="italic" style:font-style-asian="italic" style:font-style-complex="italic" style:font-weight-complex="bold" fo:color="#ff0000" fo:font-weight="bold" style:font-weight-asian="bold"/>
    </style:style>
    <style:style style:name="T207" style:family="text">
      <style:text-properties style:font-style-complex="normal" style:font-weight-complex="normal" style:text-emphasize="none" style:text-line-through-mode="continuous" style:font-name-asian="Noto Sans CJK SC" style:font-size-complex="10pt" style:text-outline="false" style:text-line-through-type="none" fo:font-style="normal" fo:font-weight="normal" fo:font-size="10pt" style:font-name="Ubuntu Mono" style:font-name-complex="Lohit Devanagari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style:font-weight-asian="normal" fo:language="en" fo:country="US" fo:text-shadow="none"/>
    </style:style>
    <style:style style:name="T208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fo:language="en" fo:country="US" fo:text-shadow="none" style:font-weight-asian="bold" style:font-weight-complex="bold" fo:font-weight="bold"/>
    </style:style>
    <style:style style:name="T209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fo:language="en" fo:country="US" fo:text-shadow="none" style:font-weight-complex="normal" fo:font-weight="normal" style:font-weight-asian="normal"/>
    </style:style>
    <style:style style:name="T210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fo:text-shadow="none" style:font-weight-complex="normal" fo:font-weight="normal" style:font-weight-asian="normal" style:text-underline-style="solid" style:text-underline-width="auto" style:text-underline-color="font-color"/>
    </style:style>
    <style:style style:name="T211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fo:text-shadow="none" style:text-underline-style="solid" style:text-underline-width="auto" style:text-underline-color="font-color" style:font-weight-complex="bold" fo:color="#ff0000" fo:font-weight="bold" style:font-weight-asian="bold"/>
    </style:style>
    <style:style style:name="T212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fo:text-shadow="none" style:text-underline-style="solid" style:text-underline-width="auto" style:text-underline-color="font-color" style:font-weight-complex="normal" fo:font-weight="normal" style:font-weight-asian="normal"/>
    </style:style>
    <style:style style:name="T213" style:family="text">
      <style:text-properties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font-name="Ubuntu Mono" style:font-name-complex="Lohit Devanagari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fo:text-shadow="none" style:text-underline-style="solid" style:text-underline-width="auto" style:text-underline-color="font-color" fo:color="#ff0000" fo:font-weight="bold" style:font-weight-asian="bold" style:font-weight-complex="bold"/>
    </style:style>
    <style:style style:name="T214" style:family="text">
      <style:text-properties style:text-underline-style="none" style:text-underline-color="font-color" style:font-weight-complex="normal" fo:language="en" fo:country="US" style:text-overline-style="none" style:text-overline-color="font-color" style:font-name-asian="Noto Sans CJK SC" style:font-name-complex="Lohit Devanagari" fo:font-size="10pt" style:language-complex="hi" style:country-complex="IN" style:text-emphasize="none" style:font-size-asian="10pt" fo:font-weight="normal" style:font-style-asian="normal" style:font-name="Ubuntu Mono" style:font-weight-asian="normal" style:font-size-complex="10pt" fo:font-style="normal" style:text-line-through-mode="continuous" style:font-style-complex="normal" style:font-relief="none" style:text-line-through-type="none" fo:text-shadow="none" style:language-asian="zh" style:country-asian="CN" style:text-outline="false"/>
    </style:style>
    <style:style style:name="T215" style:family="text">
      <style:text-properties style:text-underline-style="none" style:text-underline-color="font-color" fo:language="en" fo:country="US" style:text-overline-style="none" style:text-overline-color="font-color" style:font-name-asian="Noto Sans CJK SC" style:font-name-complex="Lohit Devanagari" fo:font-size="10pt" style:language-complex="hi" style:country-complex="IN" style:text-emphasize="none" style:font-size-asian="10pt" style:font-style-asian="normal" style:font-name="Ubuntu Mono" style:font-size-complex="10pt" fo:font-style="normal" style:text-line-through-mode="continuous" style:font-style-complex="normal" style:font-relief="none" style:text-line-through-type="none" fo:text-shadow="none" style:language-asian="zh" style:country-asian="CN" style:text-outline="false" style:font-weight-asian="bold" fo:font-weight="bold" style:font-weight-complex="bold"/>
    </style:style>
    <style:style style:name="T216" style:family="text">
      <style:text-properties fo:language="en" fo:country="US" style:text-overline-style="none" style:text-overline-color="font-color" style:font-name-asian="Noto Sans CJK SC" style:font-name-complex="Lohit Devanagari" fo:font-size="10pt" style:language-complex="hi" style:country-complex="IN" style:text-emphasize="none" style:font-size-asian="10pt" style:font-style-asian="normal" style:font-name="Ubuntu Mono" style:font-size-complex="10pt" fo:font-style="normal" style:text-line-through-mode="continuous" style:font-style-complex="normal" style:font-relief="none" style:text-line-through-type="none" fo:text-shadow="none" style:language-asian="zh" style:country-asian="CN" style:text-outline="false" style:font-weight-complex="normal" fo:font-weight="normal" style:text-underline-style="solid" style:text-underline-width="auto" style:text-underline-color="font-color" style:font-weight-asian="normal"/>
    </style:style>
    <style:style style:name="T217" style:family="text">
      <style:text-properties fo:language="en" fo:country="US" style:text-overline-style="none" style:text-overline-color="font-color" style:font-name-asian="Noto Sans CJK SC" style:font-name-complex="Lohit Devanagari" fo:font-size="10pt" style:language-complex="hi" style:country-complex="IN" style:text-emphasize="none" style:font-size-asian="10pt" style:font-style-asian="normal" style:font-name="Ubuntu Mono" style:font-size-complex="10pt" fo:font-style="normal" style:text-line-through-mode="continuous" style:font-style-complex="normal" style:font-relief="none" style:text-line-through-type="none" fo:text-shadow="none" style:language-asian="zh" style:country-asian="CN" style:text-outline="false" style:text-underline-style="solid" style:text-underline-width="auto" style:text-underline-color="font-color" style:font-weight-asian="bold" fo:font-weight="bold" fo:color="#ff0000" style:font-weight-complex="bold"/>
    </style:style>
    <style:style style:name="T218" style:family="text">
      <style:text-properties fo:language="en" fo:country="US" style:text-overline-style="none" style:text-overline-color="font-color" style:font-name-asian="Noto Sans CJK SC" style:font-name-complex="Lohit Devanagari" fo:font-size="10pt" style:language-complex="hi" style:country-complex="IN" style:text-emphasize="none" style:font-size-asian="10pt" style:font-style-asian="normal" style:font-name="Ubuntu Mono" style:font-size-complex="10pt" fo:font-style="normal" style:text-line-through-mode="continuous" style:font-style-complex="normal" style:font-relief="none" style:text-line-through-type="none" fo:text-shadow="none" style:language-asian="zh" style:country-asian="CN" style:text-outline="false" style:text-underline-style="solid" style:text-underline-width="auto" style:text-underline-color="font-color" style:font-weight-asian="normal" style:font-weight-complex="normal" fo:font-weight="normal"/>
    </style:style>
    <style:style style:name="T219" style:family="text">
      <style:text-properties style:font-style-complex="italic" style:language-complex="hi" style:country-complex="IN" style:language-asian="zh" style:country-asian="CN" style:text-line-through-type="none" style:font-relief="none" style:text-line-through-mode="continuous" style:font-size-complex="10pt" style:font-name="Ubuntu Mono" style:text-outline="false" style:font-size-asian="10pt" style:text-emphasize="none" fo:font-size="10pt" style:font-name-asian="Noto Sans CJK SC" style:text-overline-style="none" style:text-overline-color="font-color" fo:language="en" fo:country="US" style:font-weight-asian="normal" style:font-weight-complex="normal" fo:font-weight="normal" style:text-underline-style="none" style:text-underline-color="font-color" fo:font-style="italic" style:font-style-asian="italic" fo:text-shadow="none" style:font-name-complex="Lohit Devanagari"/>
    </style:style>
    <style:style style:name="T220" style:family="text">
      <style:text-properties style:font-style-complex="italic" style:language-complex="hi" style:country-complex="IN" style:language-asian="zh" style:country-asian="CN" style:text-line-through-type="none" style:font-relief="none" style:text-line-through-mode="continuous" style:font-size-complex="10pt" style:font-name="Ubuntu Mono" style:text-outline="false" style:font-size-asian="10pt" style:text-emphasize="none" fo:font-size="10pt" style:font-name-asian="Noto Sans CJK SC" style:text-overline-style="none" style:text-overline-color="font-color" fo:language="en" fo:country="US" style:text-underline-style="none" style:text-underline-color="font-color" fo:font-style="italic" style:font-style-asian="italic" fo:text-shadow="none" style:font-name-complex="Lohit Devanagari" fo:font-weight="bold" style:font-weight-asian="bold" fo:color="#ff0000" style:font-weight-complex="bold"/>
    </style:style>
    <style:style style:name="T221" style:family="text">
      <style:text-properties style:font-style-complex="italic" style:language-complex="hi" style:country-complex="IN" style:language-asian="zh" style:country-asian="CN" style:text-line-through-type="none" style:font-relief="none" style:text-line-through-mode="continuous" style:font-size-complex="10pt" style:font-name="Ubuntu Mono" style:text-outline="false" style:font-size-asian="10pt" style:text-emphasize="none" fo:font-size="10pt" style:font-name-asian="Noto Sans CJK SC" style:text-overline-style="none" style:text-overline-color="font-color" fo:language="en" fo:country="US" style:text-underline-style="none" style:text-underline-color="font-color" fo:font-style="italic" style:font-style-asian="italic" fo:text-shadow="none" style:font-name-complex="Lohit Devanagari" fo:font-weight="normal" style:font-weight-complex="normal" style:font-weight-asian="normal"/>
    </style:style>
    <style:style style:name="T222" style:family="text">
      <style:text-properties style:font-style-complex="italic" style:language-complex="hi" style:country-complex="IN" style:language-asian="zh" style:country-asian="CN" style:text-line-through-type="none" style:font-relief="none" style:text-line-through-mode="continuous" style:font-size-complex="10pt" style:font-name="Ubuntu Mono" style:text-outline="false" style:font-size-asian="10pt" style:text-emphasize="none" fo:font-size="10pt" style:font-name-asian="Noto Sans CJK SC" style:text-overline-style="none" style:text-overline-color="font-color" fo:language="en" fo:country="US" style:text-underline-style="none" style:text-underline-color="font-color" fo:font-style="italic" style:font-style-asian="italic" fo:text-shadow="none" style:font-name-complex="Lohit Devanagari" style:font-weight-asian="bold" fo:color="#ff0000" fo:font-weight="bold" style:font-weight-complex="bold"/>
    </style:style>
    <style:style style:name="T223" style:family="text">
      <style:text-properties style:font-style-complex="italic" style:language-complex="hi" style:country-complex="IN" style:language-asian="zh" style:country-asian="CN" style:text-line-through-type="none" style:font-relief="none" style:text-line-through-mode="continuous" style:font-size-complex="10pt" style:font-name="Ubuntu Mono" style:text-outline="false" style:font-size-asian="10pt" style:text-emphasize="none" fo:font-size="10pt" style:font-name-asian="Noto Sans CJK SC" style:text-overline-style="none" style:text-overline-color="font-color" fo:language="en" fo:country="US" style:text-underline-style="none" style:text-underline-color="font-color" fo:font-style="italic" style:font-style-asian="italic" fo:text-shadow="none" style:font-name-complex="Lohit Devanagari" fo:font-weight="normal" style:font-weight-asian="normal" style:font-weight-complex="normal"/>
    </style:style>
    <style:style style:name="T224" style:family="text">
      <style:text-properties fo:text-shadow="none" style:text-underline-style="none" style:text-underline-color="font-color" fo:language="en" fo:country="US" style:text-overline-style="none" style:text-overline-color="font-color" style:font-name-asian="Noto Sans CJK SC" style:font-name-complex="Lohit Devanagari" fo:font-size="10pt" style:text-emphasize="none" style:font-size-asian="10pt" style:text-outline="false" style:font-name="Ubuntu Mono" style:font-size-complex="10pt" style:text-line-through-mode="continuous" style:font-relief="none" style:text-line-through-type="none" style:language-asian="zh" style:country-asian="CN" style:language-complex="hi" style:country-complex="IN" fo:font-style="normal" style:font-style-asian="normal" style:font-style-complex="normal" style:font-weight-asian="bold" fo:font-weight="bold" style:font-weight-complex="bold"/>
    </style:style>
    <style:style style:name="T225" style:family="text">
      <style:text-properties style:text-underline-style="none" style:text-underline-color="font-color" style:font-weight-complex="bold" fo:font-weight="bold" style:font-weight-asian="bold" style:font-style-complex="normal" style:font-style-asian="normal" fo:font-style="normal" style:language-complex="hi" style:country-complex="IN" style:language-asian="zh" style:country-asian="CN" style:text-line-through-type="none" style:font-relief="none" style:text-line-through-mode="continuous" style:font-name="Ubuntu Mono" style:text-outline="false" style:font-size-asian="10pt" style:text-emphasize="none" fo:font-size="10pt" style:font-name-complex="Lohit Devanagari" style:font-name-asian="Noto Sans CJK SC" style:text-overline-style="none" style:text-overline-color="font-color" fo:language="en" fo:country="US" fo:text-shadow="none" style:font-size-complex="10pt"/>
    </style:style>
    <style:style style:name="T226" style:family="text">
      <style:text-properties style:text-underline-style="none" style:text-underline-color="font-color" style:font-style-complex="normal" style:font-style-asian="normal" fo:font-style="normal" style:language-complex="hi" style:country-complex="IN" style:language-asian="zh" style:country-asian="CN" style:text-line-through-type="none" style:font-relief="none" style:text-line-through-mode="continuous" style:font-name="Ubuntu Mono" style:text-outline="false" style:font-size-asian="10pt" style:text-emphasize="none" fo:font-size="10pt" style:font-name-complex="Lohit Devanagari" style:font-name-asian="Noto Sans CJK SC" style:text-overline-style="none" style:text-overline-color="font-color" fo:language="en" fo:country="US" fo:text-shadow="none" style:font-size-complex="10pt" fo:font-weight="normal" style:font-weight-complex="normal" style:font-weight-asian="normal"/>
    </style:style>
    <style:style style:name="T227" style:family="text">
      <style:text-properties style:font-style-complex="normal" style:font-style-asian="normal" fo:font-style="normal" style:language-complex="hi" style:country-complex="IN" style:language-asian="zh" style:country-asian="CN" style:text-line-through-type="none" style:font-relief="none" style:text-line-through-mode="continuous" style:font-name="Ubuntu Mono" style:text-outline="false" style:font-size-asian="10pt" style:text-emphasize="none" fo:font-size="10pt" style:font-name-complex="Lohit Devanagari" style:font-name-asian="Noto Sans CJK SC" style:text-overline-style="none" style:text-overline-color="font-color" fo:language="en" fo:country="US" fo:text-shadow="none" style:font-size-complex="10pt" fo:font-weight="normal" style:font-weight-complex="normal" style:font-weight-asian="normal" style:text-underline-style="solid" style:text-underline-width="auto" style:text-underline-color="font-color"/>
    </style:style>
    <style:style style:name="T228" style:family="text">
      <style:text-properties style:font-style-complex="normal" style:font-style-asian="normal" fo:font-style="normal" style:language-complex="hi" style:country-complex="IN" style:language-asian="zh" style:country-asian="CN" style:text-line-through-type="none" style:font-relief="none" style:text-line-through-mode="continuous" style:font-name="Ubuntu Mono" style:text-outline="false" style:font-size-asian="10pt" style:text-emphasize="none" fo:font-size="10pt" style:font-name-complex="Lohit Devanagari" style:font-name-asian="Noto Sans CJK SC" style:text-overline-style="none" style:text-overline-color="font-color" fo:language="en" fo:country="US" fo:text-shadow="none" style:font-size-complex="10pt" style:text-underline-style="solid" style:text-underline-width="auto" style:text-underline-color="font-color" style:font-weight-complex="bold" style:font-weight-asian="bold" fo:font-weight="bold" fo:color="#ff0000"/>
    </style:style>
    <style:style style:name="T229" style:family="text">
      <style:text-properties style:font-style-complex="normal" style:font-style-asian="normal" fo:font-style="normal" style:language-complex="hi" style:country-complex="IN" style:language-asian="zh" style:country-asian="CN" style:text-line-through-type="none" style:font-relief="none" style:text-line-through-mode="continuous" style:font-name="Ubuntu Mono" style:text-outline="false" style:font-size-asian="10pt" style:text-emphasize="none" fo:font-size="10pt" style:font-name-complex="Lohit Devanagari" style:font-name-asian="Noto Sans CJK SC" style:text-overline-style="none" style:text-overline-color="font-color" fo:language="en" fo:country="US" fo:text-shadow="none" style:font-size-complex="10pt" style:text-underline-style="solid" style:text-underline-width="auto" style:text-underline-color="font-color" fo:font-weight="normal" style:font-weight-asian="normal" style:font-weight-complex="normal"/>
    </style:style>
    <style:style style:name="T230" style:family="text">
      <style:text-properties style:font-weight-complex="normal" fo:font-weight="normal" style:font-name-complex="Lohit Devanagari" style:text-overline-style="none" style:text-overline-color="font-color" style:language-asian="zh" style:country-asian="CN" style:font-size-complex="10pt" style:font-style-asian="normal" style:font-name="Ubuntu Mono" style:text-emphasize="none" style:font-style-complex="normal" style:text-underline-style="none" style:text-underline-color="font-color" style:font-relief="none" style:text-line-through-type="none" fo:language="en" fo:country="US" style:language-complex="hi" style:country-complex="IN" style:font-size-asian="10pt" fo:text-shadow="none" style:text-outline="false" style:font-name-asian="Noto Sans CJK SC" style:font-weight-asian="normal" style:text-line-through-mode="continuous" fo:font-style="normal" fo:font-size="10pt"/>
    </style:style>
    <style:style style:name="T231" style:family="text">
      <style:text-properties style:font-weight-complex="normal" fo:font-weight="normal" style:font-name-complex="Lohit Devanagari" style:text-overline-style="none" style:text-overline-color="font-color" style:language-asian="zh" style:country-asian="CN" style:font-size-complex="10pt" style:font-name="Ubuntu Mono" style:text-emphasize="none" style:text-underline-style="none" style:text-underline-color="font-color" style:font-relief="none" style:text-line-through-type="none" fo:language="en" fo:country="US" style:language-complex="hi" style:country-complex="IN" style:font-size-asian="10pt" fo:text-shadow="none" style:text-outline="false" style:font-name-asian="Noto Sans CJK SC" style:font-weight-asian="normal" style:text-line-through-mode="continuous" fo:font-size="10pt" fo:font-style="italic" style:font-style-asian="italic" style:font-style-complex="italic"/>
    </style:style>
    <style:style style:name="T232" style:family="text">
      <style:text-properties style:font-name-complex="Lohit Devanagari" style:text-overline-style="none" style:text-overline-color="font-color" style:language-asian="zh" style:country-asian="CN" style:font-size-complex="10pt" style:font-name="Ubuntu Mono" style:text-emphasize="none" style:text-underline-style="none" style:text-underline-color="font-color" style:font-relief="none" style:text-line-through-type="none" fo:language="en" fo:country="US" style:language-complex="hi" style:country-complex="IN" style:font-size-asian="10pt" fo:text-shadow="none" style:text-outline="false" style:font-name-asian="Noto Sans CJK SC" style:text-line-through-mode="continuous" fo:font-size="10pt" fo:font-style="italic" style:font-style-asian="italic" style:font-style-complex="italic" style:font-weight-asian="bold" fo:color="#ff0000" fo:font-weight="bold" style:font-weight-complex="bold"/>
    </style:style>
    <style:style style:name="T233" style:family="text">
      <style:text-properties style:font-name-complex="Lohit Devanagari" style:text-overline-style="none" style:text-overline-color="font-color" style:language-asian="zh" style:country-asian="CN" style:font-size-complex="10pt" style:font-name="Ubuntu Mono" style:text-emphasize="none" style:text-underline-style="none" style:text-underline-color="font-color" style:font-relief="none" style:text-line-through-type="none" fo:language="en" fo:country="US" style:language-complex="hi" style:country-complex="IN" style:font-size-asian="10pt" fo:text-shadow="none" style:text-outline="false" style:font-name-asian="Noto Sans CJK SC" style:text-line-through-mode="continuous" fo:font-size="10pt" fo:font-style="italic" style:font-style-asian="italic" style:font-style-complex="italic" style:font-weight-complex="normal" fo:font-weight="normal" style:font-weight-asian="normal"/>
    </style:style>
    <style:style style:name="T234" style:family="text">
      <style:text-properties style:font-name-asian="Noto Sans CJK SC" style:font-style-asian="normal" style:language-complex="hi" style:country-complex="IN" style:text-overline-style="none" style:text-overline-color="font-color" fo:font-style="normal" fo:font-size="10pt" style:font-weight-complex="normal" fo:language="en" fo:country="US" style:text-line-through-type="none" style:text-line-through-mode="continuous" style:font-size-asian="10pt" style:font-relief="none" style:font-name="Ubuntu Mono" style:text-emphasize="none" style:language-asian="zh" style:country-asian="CN" style:text-underline-style="none" style:text-underline-color="font-color" style:font-name-complex="Lohit Devanagari" style:font-weight-asian="normal" fo:text-shadow="none" style:font-size-complex="10pt" fo:font-weight="normal" style:text-outline="false" style:font-style-complex="normal"/>
    </style:style>
    <style:style style:name="T235" style:family="text">
      <style:text-properties style:font-name-asian="Noto Sans CJK SC" style:language-complex="hi" style:country-complex="IN" style:text-overline-style="none" style:text-overline-color="font-color" fo:font-size="10pt" style:font-weight-complex="normal" fo:language="en" fo:country="US" style:text-line-through-type="none" style:text-line-through-mode="continuous" style:font-size-asian="10pt" style:font-relief="none" style:font-name="Ubuntu Mono" style:text-emphasize="none" style:language-asian="zh" style:country-asian="CN" style:text-underline-style="none" style:text-underline-color="font-color" style:font-name-complex="Lohit Devanagari" style:font-weight-asian="normal" fo:text-shadow="none" style:font-size-complex="10pt" fo:font-weight="normal" style:text-outline="false" fo:font-style="italic" style:font-style-complex="italic" style:font-style-asian="italic"/>
    </style:style>
    <style:style style:name="T236" style:family="text">
      <style:text-properties style:font-name-asian="Noto Sans CJK SC" style:language-complex="hi" style:country-complex="IN" style:text-overline-style="none" style:text-overline-color="font-color" fo:font-size="10pt" fo:language="en" fo:country="US" style:text-line-through-type="none" style:text-line-through-mode="continuous" style:font-size-asian="10pt" style:font-relief="none" style:font-name="Ubuntu Mono" style:text-emphasize="none" style:language-asian="zh" style:country-asian="CN" style:text-underline-style="none" style:text-underline-color="font-color" style:font-name-complex="Lohit Devanagari" fo:text-shadow="none" style:font-size-complex="10pt" style:text-outline="false" fo:font-style="italic" style:font-style-complex="italic" style:font-style-asian="italic" style:font-weight-complex="bold" fo:font-weight="bold" fo:color="#ff0000" style:font-weight-asian="bold"/>
    </style:style>
    <style:style style:name="T237" style:family="text">
      <style:text-properties style:font-name-asian="Noto Sans CJK SC" style:language-complex="hi" style:country-complex="IN" style:text-overline-style="none" style:text-overline-color="font-color" fo:font-size="10pt" fo:language="en" fo:country="US" style:text-line-through-type="none" style:text-line-through-mode="continuous" style:font-size-asian="10pt" style:font-relief="none" style:font-name="Ubuntu Mono" style:text-emphasize="none" style:language-asian="zh" style:country-asian="CN" style:text-underline-style="none" style:text-underline-color="font-color" style:font-name-complex="Lohit Devanagari" fo:text-shadow="none" style:font-size-complex="10pt" style:text-outline="false" fo:font-style="italic" style:font-style-complex="italic" style:font-style-asian="italic" fo:font-weight="normal" style:font-weight-complex="normal" style:font-weight-asian="normal"/>
    </style:style>
    <style:style style:name="T238" style:family="text">
      <style:text-properties style:font-name-asian="Noto Sans CJK SC" style:language-complex="hi" style:country-complex="IN" style:text-overline-style="none" style:text-overline-color="font-color" fo:font-size="10pt" fo:language="en" fo:country="US" style:text-line-through-type="none" style:text-line-through-mode="continuous" style:font-size-asian="10pt" style:font-relief="none" style:font-name="Ubuntu Mono" style:text-emphasize="none" style:language-asian="zh" style:country-asian="CN" style:text-underline-style="none" style:text-underline-color="font-color" style:font-name-complex="Lohit Devanagari" fo:text-shadow="none" style:font-size-complex="10pt" style:text-outline="false" fo:font-style="italic" style:font-style-complex="italic" style:font-style-asian="italic" fo:font-weight="normal" style:font-weight-complex="normal" style:font-weight-asian="normal" style:use-window-font-color="true"/>
    </style:style>
    <style:style style:name="T239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weight="normal" fo:font-size="10pt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style:font-weight-asian="normal" fo:language="en" fo:country="US" style:font-weight-complex="normal" style:font-name-complex="Lohit Devanagari"/>
    </style:style>
    <style:style style:name="T240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fo:language="en" fo:country="US" style:font-name-complex="Lohit Devanagari" style:font-weight-complex="bold" fo:font-weight="bold" style:font-weight-asian="bold"/>
    </style:style>
    <style:style style:name="T241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language-asian="zh" style:country-asian="CN" style:font-style-asian="normal" style:text-underline-style="none" style:text-underline-color="font-color" style:font-size-asian="10pt" style:language-complex="hi" style:country-complex="IN" style:font-relief="none" style:text-overline-style="none" style:text-overline-color="font-color" fo:language="en" fo:country="US" style:font-name-complex="Lohit Devanagari" style:font-weight-complex="normal" style:font-weight-asian="normal" fo:font-weight="normal"/>
    </style:style>
    <style:style style:name="T242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style:font-name-complex="Lohit Devanagari" style:font-weight-complex="normal" style:font-weight-asian="normal" fo:font-weight="normal" style:text-underline-style="solid" style:text-underline-width="auto" style:text-underline-color="font-color"/>
    </style:style>
    <style:style style:name="T243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style:font-name-complex="Lohit Devanagari" style:text-underline-style="solid" style:text-underline-width="auto" style:text-underline-color="font-color" style:font-weight-complex="bold" style:font-weight-asian="bold" fo:font-weight="bold" fo:color="#ff0000"/>
    </style:style>
    <style:style style:name="T244" style:family="text">
      <style:text-properties fo:text-shadow="none" style:font-name="Ubuntu Mono" style:font-style-complex="normal" style:text-emphasize="none" style:text-line-through-mode="continuous" style:font-name-asian="Noto Sans CJK SC" style:font-size-complex="10pt" style:text-outline="false" style:text-line-through-type="none" fo:font-style="normal" fo:font-size="10pt" style:language-asian="zh" style:country-asian="CN" style:font-style-asian="normal" style:font-size-asian="10pt" style:language-complex="hi" style:country-complex="IN" style:font-relief="none" style:text-overline-style="none" style:text-overline-color="font-color" fo:language="en" fo:country="US" style:font-name-complex="Lohit Devanagari" style:text-underline-style="solid" style:text-underline-width="auto" style:text-underline-color="font-color" fo:font-weight="normal" style:font-weight-asian="normal" style:font-weight-complex="normal"/>
    </style:style>
    <style:style style:name="T245" style:family="text">
      <style:text-properties fo:font-size="10pt" fo:text-shadow="none" style:font-weight-complex="normal" fo:language="en" fo:country="US" style:text-line-through-type="none" style:text-line-through-mode="continuous" style:font-size-asian="10pt" style:font-relief="none" style:font-style-asian="normal" style:text-outline="false" fo:font-weight="normal" style:font-size-complex="10pt" style:text-overline-style="none" style:text-overline-color="font-color" style:language-complex="hi" style:country-complex="IN" style:font-name-asian="Noto Sans CJK SC" style:font-style-complex="normal" style:font-name="Ubuntu Mono" style:text-emphasize="none" style:language-asian="zh" style:country-asian="CN" style:text-underline-style="none" style:text-underline-color="font-color" style:font-name-complex="Lohit Devanagari" style:font-weight-asian="normal" fo:font-style="normal"/>
    </style:style>
    <style:style style:name="T246" style:family="text">
      <style:text-properties fo:font-size="10pt" fo:text-shadow="none" style:font-weight-complex="normal" fo:language="en" fo:country="US" style:text-line-through-type="none" style:text-line-through-mode="continuous" style:font-size-asian="10pt" style:font-relief="none" style:text-outline="false" fo:font-weight="normal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style:font-weight-asian="normal" fo:font-style="italic" style:font-style-asian="italic" style:font-style-complex="italic"/>
    </style:style>
    <style:style style:name="T247" style:family="text">
      <style:text-properties fo:font-size="10pt" fo:text-shadow="none" fo:language="en" fo:country="US" style:text-line-through-type="none" style:text-line-through-mode="continuous" style:font-size-asian="10pt" style:font-relief="none" style:text-outline="fals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tyle="italic" style:font-style-asian="italic" style:font-style-complex="italic" style:font-weight-complex="bold" style:font-weight-asian="bold" fo:color="#ff0000" fo:font-weight="bold"/>
    </style:style>
    <style:style style:name="T248" style:family="text">
      <style:text-properties fo:font-size="10pt" fo:text-shadow="none" fo:language="en" fo:country="US" style:text-line-through-type="none" style:text-line-through-mode="continuous" style:font-size-asian="10pt" style:font-relief="none" style:text-outline="false" style:font-size-complex="10pt" style:text-overline-style="none" style:text-overline-color="font-color" style:language-complex="hi" style:country-complex="IN" style:font-name-asian="Noto Sans CJK SC" style:font-name="Ubuntu Mono" style:text-emphasize="none" style:language-asian="zh" style:country-asian="CN" style:text-underline-style="none" style:text-underline-color="font-color" style:font-name-complex="Lohit Devanagari" fo:font-style="italic" style:font-style-asian="italic" style:font-style-complex="italic" fo:font-weight="normal" style:font-weight-complex="normal" style:font-weight-asian="normal"/>
    </style:style>
    <style:style style:name="T249" style:family="text">
      <style:text-properties style:font-name-asian="Noto Sans CJK SC" style:language-complex="hi" style:country-complex="IN" style:font-name="Ubuntu Mono" fo:font-style="italic" style:text-outline="false" style:font-weight-asian="normal" style:text-overline-style="none" style:text-overline-color="font-color" style:font-size-asian="10pt" fo:font-weight="normal" style:text-emphasize="none" style:font-size-complex="10pt" style:font-weight-complex="normal" style:font-name-complex="Lohit Devanagari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font-style-asian="italic"/>
    </style:style>
    <style:style style:name="T250" style:family="text">
      <style:text-properties style:font-name-asian="Noto Sans CJK SC" style:language-complex="hi" style:country-complex="IN" style:font-name="Ubuntu Mono" fo:font-style="italic" style:text-outline="false" style:text-overline-style="none" style:text-overline-color="font-color" style:font-size-asian="10pt" style:text-emphasize="none" style:font-size-complex="10pt" style:font-name-complex="Lohit Devanagari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font-style-asian="italic" style:font-weight-asian="bold" fo:font-weight="bold" fo:color="#ff0000" style:font-weight-complex="bold"/>
    </style:style>
    <style:style style:name="T251" style:family="text">
      <style:text-properties style:font-name-asian="Noto Sans CJK SC" style:language-complex="hi" style:country-complex="IN" style:font-name="Ubuntu Mono" fo:font-style="italic" style:text-outline="false" style:text-overline-style="none" style:text-overline-color="font-color" style:font-size-asian="10pt" style:text-emphasize="none" style:font-size-complex="10pt" style:font-name-complex="Lohit Devanagari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font-style-asian="italic" style:font-weight-complex="normal" style:font-weight-asian="normal" fo:font-weight="normal"/>
    </style:style>
    <style:style style:name="T252" style:family="text">
      <style:text-properties style:font-name-asian="Noto Sans CJK SC" style:language-complex="hi" style:country-complex="IN" style:font-name="Ubuntu Mono" fo:font-style="italic" style:text-outline="false" style:text-overline-style="none" style:text-overline-color="font-color" style:font-size-asian="10pt" style:text-emphasize="none" style:font-size-complex="10pt" style:font-name-complex="Lohit Devanagari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font-style-asian="italic" fo:font-weight="normal" style:font-weight-asian="normal" style:font-weight-complex="normal"/>
    </style:style>
    <style:style style:name="T253" style:family="text">
      <style:text-properties style:font-name="Ubuntu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4" style:family="text">
      <style:text-properties style:language-complex="hi" style:country-complex="IN" style:font-name-complex="Lohit Devanagari" style:text-outline="false" style:font-size-complex="10pt" style:text-line-through-mode="continuous" style:text-underline-style="none" style:text-underline-color="font-color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style:font-weight-asian="bold" fo:text-shadow="none" style:font-name="Ubuntu Mono" fo:font-weight="bold" style:font-weight-complex="bold"/>
    </style:style>
    <style:style style:name="T255" style:family="text">
      <style:text-properties style:language-complex="hi" style:country-complex="IN" style:font-name-complex="Lohit Devanagari" style:text-outline="false" style:font-size-complex="10pt" style:text-line-through-mode="continuous" style:text-underline-style="none" style:text-underline-color="font-color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fo:text-shadow="none" style:font-name="Ubuntu Mono" style:font-weight-complex="normal" style:font-weight-asian="normal" fo:font-weight="normal"/>
    </style:style>
    <style:style style:name="T256" style:family="text">
      <style:text-properties style:language-complex="hi" style:country-complex="IN" style:font-name-complex="Lohit Devanagari" style:text-outline="false" style:font-size-complex="10pt" style:text-line-through-mode="continuous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fo:text-shadow="none" style:font-name="Ubuntu Mono" style:font-weight-complex="normal" style:font-weight-asian="normal" fo:font-weight="normal" style:text-underline-style="solid" style:text-underline-width="auto" style:text-underline-color="font-color"/>
    </style:style>
    <style:style style:name="T257" style:family="text">
      <style:text-properties style:language-complex="hi" style:country-complex="IN" style:font-name-complex="Lohit Devanagari" style:text-outline="false" style:font-size-complex="10pt" style:text-line-through-mode="continuous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fo:text-shadow="none" style:font-name="Ubuntu Mono" style:text-underline-style="solid" style:text-underline-width="auto" style:text-underline-color="font-color" style:font-weight-asian="bold" fo:font-weight="bold" style:font-weight-complex="bold" fo:color="#ff0000"/>
    </style:style>
    <style:style style:name="T258" style:family="text">
      <style:text-properties style:language-complex="hi" style:country-complex="IN" style:font-name-complex="Lohit Devanagari" style:text-outline="false" style:font-size-complex="10pt" style:text-line-through-mode="continuous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fo:text-shadow="none"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T259" style:family="text">
      <style:text-properties style:font-style-asian="normal" style:font-name-asian="Noto Sans CJK SC" style:text-underline-style="none" style:text-underline-color="font-color" style:font-style-complex="normal" style:language-complex="hi" style:country-complex="IN" style:font-relief="none" fo:language="en" fo:country="US" fo:font-style="normal" fo:font-size="10pt" style:language-asian="zh" style:country-asian="CN" style:font-name="Ubuntu Mono" style:font-weight-asian="normal" fo:text-shadow="none" style:text-outline="false" style:text-line-through-mode="continuous" style:text-overline-style="none" style:text-overline-color="font-color" style:font-name-complex="Lohit Devanagari" style:font-size-asian="10pt" fo:font-weight="normal" style:font-weight-complex="normal" style:text-line-through-type="none" style:text-emphasize="none" style:font-size-complex="10pt"/>
    </style:style>
    <style:style style:name="T260" style:family="text">
      <style:text-properties style:font-name-asian="Noto Sans CJK SC" style:text-underline-style="none" style:text-underline-color="font-color" style:language-complex="hi" style:country-complex="IN" style:font-relief="none" fo:language="en" fo:country="US" fo:font-size="10pt" style:language-asian="zh" style:country-asian="CN" style:font-name="Ubuntu Mono" style:font-weight-asian="normal" fo:text-shadow="none" style:text-outline="false" style:text-line-through-mode="continuous" style:text-overline-style="none" style:text-overline-color="font-color" style:font-name-complex="Lohit Devanagari" style:font-size-asian="10pt" fo:font-weight="normal" style:font-weight-complex="normal" style:text-line-through-type="none" style:text-emphasize="none" style:font-size-complex="10pt" fo:font-style="italic" style:font-style-asian="italic" style:font-style-complex="italic"/>
    </style:style>
    <style:style style:name="T261" style:family="text">
      <style:text-properties style:font-name-asian="Noto Sans CJK SC" style:text-underline-style="none" style:text-underline-color="font-color" style:language-complex="hi" style:country-complex="IN" style:font-relief="none" fo:language="en" fo:country="US" fo:font-size="10pt" style:language-asian="zh" style:country-asian="CN" style:font-name="Ubuntu Mono" fo:text-shadow="none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font-size-complex="10pt" fo:font-style="italic" style:font-style-asian="italic" style:font-style-complex="italic" fo:color="#ff0000" style:font-weight-complex="bold" style:font-weight-asian="bold" fo:font-weight="bold"/>
    </style:style>
    <style:style style:name="T262" style:family="text">
      <style:text-properties style:font-name-asian="Noto Sans CJK SC" style:text-underline-style="none" style:text-underline-color="font-color" style:language-complex="hi" style:country-complex="IN" style:font-relief="none" fo:language="en" fo:country="US" fo:font-size="10pt" style:language-asian="zh" style:country-asian="CN" style:font-name="Ubuntu Mono" fo:text-shadow="none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font-size-complex="10pt" fo:font-style="italic" style:font-style-asian="italic" style:font-style-complex="italic" style:font-weight-complex="normal" fo:font-weight="normal" style:font-weight-asian="normal"/>
    </style:style>
    <style:style style:name="T263" style:family="text">
      <style:text-properties fo:font-style="normal" style:font-size-asian="10pt" style:font-relief="none" style:text-outline="false" style:font-name-asian="Noto Sans CJK SC" fo:font-weight="normal" style:font-name="Ubuntu Mono" style:text-underline-style="none" style:text-underline-color="font-color" style:font-name-complex="Lohit Devanagari" fo:font-size="10pt" style:text-overline-style="none" style:text-overline-color="font-color" style:font-weight-asian="normal" style:font-style-asian="normal" style:font-style-complex="normal" style:text-line-through-mode="continuous" style:language-asian="zh" style:country-asian="CN" style:text-emphasize="none" style:text-line-through-type="none" fo:language="en" fo:country="US" style:font-weight-complex="normal" fo:text-shadow="none" style:font-size-complex="10pt" style:language-complex="hi" style:country-complex="IN"/>
    </style:style>
    <style:style style:name="T264" style:family="text">
      <style:text-properties style:font-size-asian="10pt" style:font-relief="none" style:text-outline="false" style:font-name-asian="Noto Sans CJK SC" fo:font-weight="normal" style:font-name="Ubuntu Mono" style:text-underline-style="none" style:text-underline-color="font-color" style:font-name-complex="Lohit Devanagari" fo:font-size="10pt" style:text-overline-style="none" style:text-overline-color="font-color" style:font-weight-asian="normal" style:text-line-through-mode="continuous" style:language-asian="zh" style:country-asian="CN" style:text-emphasize="none" style:text-line-through-type="none" fo:language="en" fo:country="US" style:font-weight-complex="normal" fo:text-shadow="none" style:font-size-complex="10pt" style:language-complex="hi" style:country-complex="IN" fo:font-style="italic" style:font-style-complex="italic" style:font-style-asian="italic"/>
    </style:style>
    <style:style style:name="T265" style:family="text">
      <style:text-properties style:font-size-asian="10pt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language-complex="hi" style:country-complex="IN" fo:font-style="italic" style:font-style-complex="italic" style:font-style-asian="italic" style:font-weight-complex="bold" fo:font-weight="bold" style:font-weight-asian="bold" fo:color="#ff0000"/>
    </style:style>
    <style:style style:name="T266" style:family="text">
      <style:text-properties style:font-size-asian="10pt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language-complex="hi" style:country-complex="IN" fo:font-style="italic" style:font-style-complex="italic" style:font-style-asian="italic" fo:font-weight="normal" style:font-weight-asian="normal" style:font-weight-complex="normal"/>
    </style:style>
    <style:style style:name="T267" style:family="text">
      <style:text-properties style:font-size-asian="10pt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language-complex="hi" style:country-complex="IN" fo:font-style="italic" style:font-style-complex="italic" style:font-style-asian="italic" fo:font-weight="normal" style:font-weight-asian="normal" style:font-weight-complex="normal" style:use-window-font-color="true"/>
    </style:style>
    <style:style style:name="T268" style:family="text">
      <style:text-properties style:font-weight-asian="normal"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style:language-asian="zh" style:country-asian="CN" fo:font-weight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weight-complex="normal" fo:font-size="10pt"/>
    </style:style>
    <style:style style:name="T269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font-weight-asian="bold" style:font-weight-complex="bold" fo:font-weight="bold"/>
    </style:style>
    <style:style style:name="T270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font-weight-complex="normal" style:font-weight-asian="normal" fo:font-weight="normal"/>
    </style:style>
    <style:style style:name="T271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font-weight-complex="normal" style:font-weight-asian="normal" fo:font-weight="normal" style:text-underline-style="solid" style:text-underline-width="auto" style:text-underline-color="font-color"/>
    </style:style>
    <style:style style:name="T272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text-underline-style="solid" style:text-underline-width="auto" style:text-underline-color="font-color" fo:color="#ff0000" fo:font-weight="bold" style:font-weight-asian="bold" style:font-weight-complex="bold"/>
    </style:style>
    <style:style style:name="T273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text-underline-style="solid" style:text-underline-width="auto" style:text-underline-color="font-color" fo:font-weight="normal" style:font-weight-asian="normal" style:font-weight-complex="normal"/>
    </style:style>
    <style:style style:name="T274" style:family="text">
      <style:text-properties style:text-overline-style="none" style:text-overline-color="font-color" style:language-complex="hi" style:country-complex="IN" fo:language="en" fo:country="US" style:text-emphasize="none" style:font-name="Ubuntu Mono" style:language-asian="zh" style:country-asian="CN" style:text-line-through-mode="continuous" style:font-size-asian="10pt" style:font-relief="none" style:font-size-complex="10pt" style:font-name-asian="Noto Sans CJK SC" style:text-outline="false" fo:font-size="10pt" style:font-name-complex="Lohit Devanagari" style:text-line-through-type="none" style:text-underline-style="none" style:text-underline-color="font-color" fo:text-shadow="none" style:font-style-asian="italic" fo:font-style="italic" style:font-style-complex="italic" fo:font-weight="bold" style:font-weight-asian="bold" style:font-weight-complex="bold" fo:color="#ff0000"/>
    </style:style>
    <style:style style:name="T275" style:family="text">
      <style:text-properties fo:font-weight="normal" style:font-size-asian="10pt" style:font-name="Ubuntu Mono" style:language-complex="hi" style:country-complex="IN" fo:font-style="normal" style:text-outline="false" style:font-weight-complex="normal" style:text-overline-style="none" style:text-overline-color="font-color" fo:text-shadow="none" style:font-name-asian="Noto Sans CJK SC" style:font-name-complex="Lohit Devanagari" style:text-emphasize="none" style:font-style-complex="normal" style:font-relief="none" fo:language="en" fo:country="US" style:text-line-through-type="none" style:text-underline-style="none" style:text-underline-color="font-color" style:font-style-asian="normal" fo:font-size="10pt" style:text-line-through-mode="continuous" style:font-weight-asian="normal" style:language-asian="zh" style:country-asian="CN" style:font-size-complex="10pt"/>
    </style:style>
    <style:style style:name="T276" style:family="text">
      <style:text-properties style:font-size-asian="10pt" style:font-name="Ubuntu Mono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tyle-complex="normal" style:font-relief="none" fo:language="en" fo:country="US" style:text-line-through-type="none" style:text-underline-style="none" style:text-underline-color="font-color" style:font-style-asian="normal" fo:font-size="10pt" style:text-line-through-mode="continuous" style:language-asian="zh" style:country-asian="CN" style:font-size-complex="10pt" style:font-weight-asian="bold" fo:font-weight="bold" style:font-weight-complex="bold"/>
    </style:style>
    <style:style style:name="T277" style:family="text">
      <style:text-properties style:font-size-asian="10pt" style:font-name="Ubuntu Mono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tyle-complex="normal" style:font-relief="none" fo:language="en" fo:country="US" style:text-line-through-type="none" style:font-style-asian="normal" fo:font-size="10pt" style:text-line-through-mode="continuous" style:language-asian="zh" style:country-asian="CN" style:font-size-complex="10pt" fo:font-weight="normal" style:font-weight-asian="normal" style:text-underline-style="solid" style:text-underline-width="auto" style:text-underline-color="font-color" style:font-weight-complex="normal"/>
    </style:style>
    <style:style style:name="T278" style:family="text">
      <style:text-properties style:font-size-asian="10pt" style:font-name="Ubuntu Mono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tyle-complex="normal" style:font-relief="none" fo:language="en" fo:country="US" style:text-line-through-type="none" style:font-style-asian="normal" fo:font-size="10pt" style:text-line-through-mode="continuous" style:language-asian="zh" style:country-asian="CN" style:font-size-complex="10pt" style:text-underline-style="solid" style:text-underline-width="auto" style:text-underline-color="font-color" fo:color="#ff0000" fo:font-weight="bold" style:font-weight-asian="bold" style:font-weight-complex="bold"/>
    </style:style>
    <style:style style:name="T279" style:family="text">
      <style:text-properties style:font-size-asian="10pt" style:font-name="Ubuntu Mono" style:language-complex="hi" style:country-complex="IN" fo:font-style="normal" style:text-outline="false" style:text-overline-style="none" style:text-overline-color="font-color" fo:text-shadow="none" style:font-name-asian="Noto Sans CJK SC" style:font-name-complex="Lohit Devanagari" style:text-emphasize="none" style:font-style-complex="normal" style:font-relief="none" fo:language="en" fo:country="US" style:text-line-through-type="none" style:font-style-asian="normal" fo:font-size="10pt" style:text-line-through-mode="continuous" style:language-asian="zh" style:country-asian="CN" style:font-size-complex="10pt" style:text-underline-style="solid" style:text-underline-width="auto" style:text-underline-color="font-color" fo:font-weight="normal" style:font-weight-asian="normal" style:font-weight-complex="normal"/>
    </style:style>
    <style:style style:name="T280" style:family="text">
      <style:text-properties style:font-style-asian="italic" style:font-weight-complex="normal" style:font-name-asian="Noto Sans CJK SC" style:font-name="Ubuntu Mono" fo:font-style="italic" style:text-outline="false" style:font-weight-asian="normal" style:text-overline-style="none" style:text-overline-color="font-color" style:font-size-asian="10pt" fo:font-weight="normal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/>
    </style:style>
    <style:style style:name="T281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fo:font-weight="bold" style:font-weight-asian="bold" fo:color="#ff0000" style:font-weight-complex="bold"/>
    </style:style>
    <style:style style:name="T282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fo:font-weight="normal" style:font-weight-complex="normal" style:font-weight-asian="normal"/>
    </style:style>
    <style:style style:name="T283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style:font-weight-asian="bold" fo:font-weight="bold" fo:color="#ff0000" style:font-weight-complex="bold"/>
    </style:style>
    <style:style style:name="T284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fo:font-weight="normal" style:font-weight-asian="normal" style:font-weight-complex="normal"/>
    </style:style>
    <style:style style:name="T285" style:family="text">
      <style:text-properties style:font-weight-complex="bold" style:font-size-asian="10pt" style:language-complex="hi" style:country-complex="IN" style:text-outline="false" style:font-size-complex="10pt" style:text-line-through-mode="continuous" style:text-underline-style="none" style:text-underline-color="font-color" fo:language="en" fo:country="US" fo:font-size="10pt" style:font-style-asian="normal" style:font-style-complex="normal" style:font-name-asian="Noto Sans CJK SC" style:text-overline-style="none" style:text-overline-color="font-color" style:text-line-through-type="none" style:text-emphasize="none" fo:font-style="normal" style:font-relief="none" style:font-weight-asian="bold" fo:text-shadow="none" style:font-name="Ubuntu Mono" fo:font-weight="bold" style:font-name-complex="Lohit Devanagari" style:language-asian="zh" style:country-asian="CN"/>
    </style:style>
    <style:style style:name="T286" style:family="text">
      <style:text-properties style:font-size-asian="10pt" style:language-complex="hi" style:country-complex="IN" style:text-outline="false" style:font-size-complex="10pt" style:text-line-through-mode="continuous" style:text-underline-style="none" style:text-underline-color="font-color" fo:language="en" fo:country="US" fo:font-size="10pt" style:font-style-asian="normal" style:font-style-complex="normal" style:font-name-asian="Noto Sans CJK SC" style:text-overline-style="none" style:text-overline-color="font-color" style:text-line-through-type="none" style:text-emphasize="none" fo:font-style="normal" style:font-relief="none" fo:text-shadow="none" style:font-name="Ubuntu Mono" style:font-name-complex="Lohit Devanagari" style:language-asian="zh" style:country-asian="CN" style:font-weight-complex="normal" style:font-weight-asian="normal" fo:font-weight="normal"/>
    </style:style>
    <style:style style:name="T287" style:family="text">
      <style:text-properties style:font-size-asian="10pt" style:language-complex="hi" style:country-complex="IN" style:text-outline="false" style:font-size-complex="10pt" style:text-line-through-mode="continuous" fo:language="en" fo:country="US" fo:font-size="10pt" style:font-style-asian="normal" style:font-style-complex="normal" style:font-name-asian="Noto Sans CJK SC" style:text-overline-style="none" style:text-overline-color="font-color" style:text-line-through-type="none" style:text-emphasize="none" fo:font-style="normal" style:font-relief="none" fo:text-shadow="none" style:font-name="Ubuntu Mono" style:font-name-complex="Lohit Devanagari" style:language-asian="zh" style:country-asian="CN" style:font-weight-complex="normal" style:font-weight-asian="normal" fo:font-weight="normal" style:text-underline-style="solid" style:text-underline-width="auto" style:text-underline-color="font-color"/>
    </style:style>
    <style:style style:name="T288" style:family="text">
      <style:text-properties style:font-size-asian="10pt" style:language-complex="hi" style:country-complex="IN" style:text-outline="false" style:font-size-complex="10pt" style:text-line-through-mode="continuous" fo:language="en" fo:country="US" fo:font-size="10pt" style:font-style-asian="normal" style:font-style-complex="normal" style:font-name-asian="Noto Sans CJK SC" style:text-overline-style="none" style:text-overline-color="font-color" style:text-line-through-type="none" style:text-emphasize="none" fo:font-style="normal" style:font-relief="none" fo:text-shadow="none" style:font-name="Ubuntu Mono" style:font-name-complex="Lohit Devanagari" style:language-asian="zh" style:country-asian="CN" style:text-underline-style="solid" style:text-underline-width="auto" style:text-underline-color="font-color" style:font-weight-asian="bold" fo:font-weight="bold" style:font-weight-complex="bold" fo:color="#ff0000"/>
    </style:style>
    <style:style style:name="T289" style:family="text">
      <style:text-properties style:font-size-asian="10pt" style:language-complex="hi" style:country-complex="IN" style:text-outline="false" style:font-size-complex="10pt" style:text-line-through-mode="continuous" fo:language="en" fo:country="US" fo:font-size="10pt" style:font-style-asian="normal" style:font-style-complex="normal" style:font-name-asian="Noto Sans CJK SC" style:text-overline-style="none" style:text-overline-color="font-color" style:text-line-through-type="none" style:text-emphasize="none" fo:font-style="normal" style:font-relief="none" fo:text-shadow="none" style:font-name="Ubuntu Mono" style:font-name-complex="Lohit Devanagari" style:language-asian="zh" style:country-asian="CN" style:text-underline-style="solid" style:text-underline-width="auto" style:text-underline-color="font-color" fo:font-weight="normal" style:font-weight-asian="normal" style:font-weight-complex="normal"/>
    </style:style>
    <style:style style:name="T290" style:family="text">
      <style:text-properties style:language-complex="hi" style:country-complex="IN" style:font-weight-asian="normal" fo:font-style="normal" style:font-relief="none" style:text-outline="false" style:font-name-asian="Noto Sans CJK SC" fo:font-weight="normal" style:font-name="Ubuntu Mono" style:text-underline-style="none" style:text-underline-color="font-color" style:font-name-complex="Lohit Devanagari" fo:font-size="10pt" style:text-overline-style="none" style:text-overline-color="font-color" style:font-style-complex="normal" style:text-line-through-mode="continuous" style:language-asian="zh" style:country-asian="CN" style:text-emphasize="none" style:text-line-through-type="none" fo:language="en" fo:country="US" style:font-weight-complex="normal" fo:text-shadow="none" style:font-size-complex="10pt" style:font-size-asian="10pt" style:font-style-asian="normal"/>
    </style:style>
    <style:style style:name="T291" style:family="text">
      <style:text-properties style:language-complex="hi" style:country-complex="IN" style:font-weight-asian="normal" style:font-relief="none" style:text-outline="false" style:font-name-asian="Noto Sans CJK SC" fo:font-weight="normal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style:font-weight-complex="normal" fo:text-shadow="none" style:font-size-complex="10pt" style:font-size-asian="10pt" fo:font-style="italic" style:font-style-complex="italic" style:font-style-asian="italic"/>
    </style:style>
    <style:style style:name="T292" style:family="text">
      <style:text-properties style:language-complex="hi" style:country-complex="IN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font-size-asian="10pt" fo:font-style="italic" style:font-style-complex="italic" style:font-style-asian="italic" style:font-weight-complex="bold" fo:font-weight="bold" style:font-weight-asian="bold" fo:color="#ff0000"/>
    </style:style>
    <style:style style:name="T293" style:family="text">
      <style:text-properties style:language-complex="hi" style:country-complex="IN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font-size-asian="10pt" fo:font-style="italic" style:font-style-complex="italic" style:font-style-asian="italic" fo:font-weight="normal" style:font-weight-asian="normal" style:font-weight-complex="normal"/>
    </style:style>
    <style:style style:name="T294" style:family="text">
      <style:text-properties style:language-complex="hi" style:country-complex="IN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font-size-asian="10pt" fo:font-style="italic" style:font-style-complex="italic" style:font-style-asian="italic" fo:font-weight="normal" style:font-weight-asian="normal" style:font-weight-complex="normal" style:use-window-font-color="true"/>
    </style:style>
    <style:style style:name="T295" style:family="text">
      <style:text-properties fo:font-size="10pt" style:language-asian="zh" style:country-asian="CN" style:font-weight-asian="normal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weight-complex="normal" style:font-name-complex="Lohit Devanagari" fo:font-weight="normal"/>
    </style:style>
    <style:style style:name="T296" style:family="text">
      <style:text-properties fo:font-size="10pt" style:language-asian="zh" style:country-asian="CN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name-complex="Lohit Devanagari" fo:font-weight="bold" style:font-weight-asian="bold" style:font-weight-complex="bold"/>
    </style:style>
    <style:style style:name="T297" style:family="text">
      <style:text-properties fo:font-size="10pt" style:language-asian="zh" style:country-asian="CN" style:font-style-complex="normal" style:font-name="Ubuntu Mono" style:text-overline-style="none" style:text-overline-color="font-color" style:font-relief="none" style:font-size-complex="10pt" style:font-name-asian="Noto Sans CJK SC" style:font-size-asian="10pt" style:text-underline-style="none" style:text-underline-color="font-color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name-complex="Lohit Devanagari" style:font-weight-complex="normal" style:font-weight-asian="normal" fo:font-weight="normal"/>
    </style:style>
    <style:style style:name="T298" style:family="text">
      <style:text-properties fo:font-size="10pt" style:language-asian="zh" style:country-asian="CN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name-complex="Lohit Devanagari" style:font-weight-complex="normal" style:font-weight-asian="normal" fo:font-weight="normal" style:text-underline-style="solid" style:text-underline-width="auto" style:text-underline-color="font-color"/>
    </style:style>
    <style:style style:name="T299" style:family="text">
      <style:text-properties fo:font-size="10pt" style:language-asian="zh" style:country-asian="CN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name-complex="Lohit Devanagari" style:text-underline-style="solid" style:text-underline-width="auto" style:text-underline-color="font-color" fo:color="#ff0000" fo:font-weight="bold" style:font-weight-asian="bold" style:font-weight-complex="bold"/>
    </style:style>
    <style:style style:name="T300" style:family="text">
      <style:text-properties fo:font-size="10pt" style:language-asian="zh" style:country-asian="CN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fo:font-style="normal" style:text-line-through-type="none" style:text-outline="false" style:language-complex="hi" style:country-complex="IN" style:text-line-through-mode="continuous" style:text-emphasize="none" fo:text-shadow="none" fo:language="en" fo:country="US" style:font-name-complex="Lohit Devanagari" style:text-underline-style="solid" style:text-underline-width="auto" style:text-underline-color="font-color" fo:font-weight="normal" style:font-weight-asian="normal" style:font-weight-complex="normal"/>
    </style:style>
    <style:style style:name="T301" style:family="text">
      <style:text-properties style:language-complex="hi" style:country-complex="IN" style:font-name-complex="Lohit Devanagari" style:text-outline="false" style:font-size-complex="10pt" style:text-line-through-mode="continuous" fo:language="en" fo:country="US" fo:font-size="10pt" style:font-style-asian="normal" style:font-style-complex="normal" style:font-name-asian="Noto Sans CJK SC" style:font-size-asian="10pt" style:language-asian="zh" style:country-asian="CN" style:text-overline-style="none" style:text-overline-color="font-color" style:text-line-through-type="none" style:text-emphasize="none" fo:font-style="normal" style:font-relief="none" fo:text-shadow="none" style:font-name="Ubuntu Mono" style:text-underline-style="solid" style:text-underline-width="auto" style:text-underline-color="font-color" style:font-weight-complex="bold" fo:color="#ff0000" fo:font-weight="bold" style:font-weight-asian="bold"/>
    </style:style>
    <style:style style:name="T302" style:family="text">
      <style:text-properties style:font-size-asian="10pt" style:font-relief="none" style:text-outline="false" style:font-name-asian="Noto Sans CJK SC" style:font-name="Ubuntu Mono" style:text-underline-style="none" style:text-underline-color="font-color" style:font-name-complex="Lohit Devanagari" fo:font-size="10pt" style:text-overline-style="none" style:text-overline-color="font-color" style:text-line-through-mode="continuous" style:language-asian="zh" style:country-asian="CN" style:text-emphasize="none" style:text-line-through-type="none" fo:language="en" fo:country="US" fo:text-shadow="none" style:font-size-complex="10pt" style:language-complex="hi" style:country-complex="IN" fo:font-style="italic" style:font-style-complex="italic" style:font-style-asian="italic" style:font-weight-complex="bold" fo:color="#ff0000" fo:font-weight="bold" style:font-weight-asian="bold"/>
    </style:style>
    <style:style style:name="T303" style:family="text">
      <style:text-properties style:font-name-complex="Lohit Devanagari" style:font-style-complex="normal" style:font-name="Ubuntu Mono" style:text-overline-style="none" style:text-overline-color="font-color" style:font-relief="none" style:font-size-complex="10pt" style:font-name-asian="Noto Sans CJK SC" style:font-size-asian="10pt" style:font-style-asian="normal" style:language-asian="zh" style:country-asian="CN" fo:font-style="normal" style:text-line-through-type="none" style:text-outline="false" style:language-complex="hi" style:country-complex="IN" style:text-line-through-mode="continuous" style:text-emphasize="none" fo:text-shadow="none" fo:language="en" fo:country="US" fo:font-size="10pt" style:text-underline-style="solid" style:text-underline-width="auto" style:text-underline-color="font-color" style:font-weight-complex="bold" fo:color="#ff0000" fo:font-weight="bold" style:font-weight-asian="bold"/>
    </style:style>
    <style:style style:name="T304" style:family="text">
      <style:text-properties style:font-size-asian="10pt" style:font-size-complex="10pt" style:language-asian="zh" style:country-asian="CN" style:font-weight-asian="normal" style:text-line-through-mode="continuous" fo:font-size="10pt" style:font-style-asian="normal" style:text-underline-style="none" style:text-underline-color="font-color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font-weight-complex="normal" style:text-outline="false" fo:font-style="normal" style:language-complex="hi" style:country-complex="IN" style:font-name="Ubuntu Mono" fo:font-weight="normal" style:text-emphasize="none"/>
    </style:style>
    <style:style style:name="T305" style:family="text">
      <style:text-properties style:font-size-asian="10pt" style:font-size-complex="10pt" style:language-asian="zh" style:country-asian="CN" style:text-line-through-mode="continuous" fo:font-size="10pt" style:font-style-asian="normal" style:text-underline-style="none" style:text-underline-color="font-color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text-outline="false" fo:font-style="normal" style:language-complex="hi" style:country-complex="IN" style:font-name="Ubuntu Mono" style:text-emphasize="none" style:font-weight-complex="bold" style:font-weight-asian="bold" fo:font-weight="bold"/>
    </style:style>
    <style:style style:name="T306" style:family="text">
      <style:text-properties style:font-size-asian="10pt" style:font-size-complex="10pt" style:language-asian="zh" style:country-asian="CN" style:text-line-through-mode="continuous" fo:font-size="10pt" style:font-style-asian="normal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text-outline="false" fo:font-style="normal" style:language-complex="hi" style:country-complex="IN" style:font-name="Ubuntu Mono" style:text-emphasize="none" fo:font-weight="normal" style:font-weight-asian="normal" style:text-underline-style="solid" style:text-underline-width="auto" style:text-underline-color="font-color" style:font-weight-complex="normal"/>
    </style:style>
    <style:style style:name="T307" style:family="text">
      <style:text-properties style:font-size-asian="10pt" style:font-size-complex="10pt" style:language-asian="zh" style:country-asian="CN" style:text-line-through-mode="continuous" fo:font-size="10pt" style:font-style-asian="normal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text-outline="false" fo:font-style="normal" style:language-complex="hi" style:country-complex="IN" style:font-name="Ubuntu Mono" style:text-emphasize="none" style:text-underline-style="solid" style:text-underline-width="auto" style:text-underline-color="font-color" fo:color="#ff0000" fo:font-weight="bold" style:font-weight-asian="bold" style:font-weight-complex="bold"/>
    </style:style>
    <style:style style:name="T308" style:family="text">
      <style:text-properties style:font-size-asian="10pt" style:font-size-complex="10pt" style:language-asian="zh" style:country-asian="CN" style:text-line-through-mode="continuous" fo:font-size="10pt" style:font-style-asian="normal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text-outline="false" fo:font-style="normal" style:language-complex="hi" style:country-complex="IN" style:font-name="Ubuntu Mono" style:text-emphasize="none" style:text-underline-style="solid" style:text-underline-width="auto" style:text-underline-color="font-color" fo:font-weight="normal" style:font-weight-asian="normal" style:font-weight-complex="normal"/>
    </style:style>
    <style:style style:name="T309" style:family="text">
      <style:text-properties style:font-size-asian="10pt" style:font-size-complex="10pt" style:language-asian="zh" style:country-asian="CN" style:text-line-through-mode="continuous" fo:font-size="10pt" style:font-style-asian="normal" style:text-line-through-type="none" fo:language="en" fo:country="US" style:font-relief="none" style:font-style-complex="normal" style:font-name-complex="Lohit Devanagari" style:font-name-asian="Noto Sans CJK SC" fo:text-shadow="none" style:text-overline-style="none" style:text-overline-color="font-color" style:text-outline="false" fo:font-style="normal" style:language-complex="hi" style:country-complex="IN" style:font-name="Ubuntu Mono" style:text-emphasize="none" style:text-underline-style="solid" style:text-underline-width="auto" style:text-underline-color="font-color" fo:font-weight="bold" style:font-weight-asian="bold" style:font-weight-complex="bold" fo:color="#ff0000"/>
    </style:style>
    <style:style style:name="T310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style:font-weight-complex="bold" style:font-weight-asian="bold" fo:color="#ff0000" fo:font-weight="bold"/>
    </style:style>
    <style:style style:name="T311" style:family="text">
      <style:text-properties style:font-style-asian="italic" style:font-name-asian="Noto Sans CJK SC" style:font-name="Ubuntu Mono" fo:font-style="italic" style:text-outline="false" style:text-overline-style="none" style:text-overline-color="font-color" style:font-size-asian="10pt" style:text-emphasize="none" style:font-size-complex="10pt" style:language-asian="zh" style:country-asian="CN" fo:text-shadow="none" fo:font-size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name-complex="Lohit Devanagari" style:font-weight-complex="normal" style:font-weight-asian="normal" fo:font-weight="normal"/>
    </style:style>
    <style:style style:name="T312" style:family="text">
      <style:text-properties style:font-size-asian="10pt" style:language-asian="zh" style:country-asian="CN" style:font-name-complex="Lohit Devanagari" fo:font-weight="bold" style:font-name="Ubuntu Mono" fo:text-shadow="none" style:font-weight-asian="bold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underline-style="none" style:text-underline-color="font-color" style:text-line-through-mode="continuous" style:font-size-complex="10pt" style:text-outline="false" style:language-complex="hi" style:country-complex="IN" style:font-weight-complex="bold" style:font-name-asian="Noto Sans CJK SC"/>
    </style:style>
    <style:style style:name="T313" style:family="text">
      <style:text-properties style:font-size-asian="10pt" style:language-asian="zh" style:country-asian="CN"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underline-style="none" style:text-underline-color="font-color" style:text-line-through-mode="continuous" style:font-size-complex="10pt" style:text-outline="false" style:language-complex="hi" style:country-complex="IN" style:font-name-asian="Noto Sans CJK SC" style:font-weight-asian="normal" style:font-weight-complex="normal" fo:font-weight="normal"/>
    </style:style>
    <style:style style:name="T314" style:family="text">
      <style:text-properties style:font-size-asian="10pt" style:language-asian="zh" style:country-asian="CN"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name-asian="Noto Sans CJK SC" style:font-weight-asian="normal" style:font-weight-complex="normal" fo:font-weight="normal" style:text-underline-style="solid" style:text-underline-width="auto" style:text-underline-color="font-color"/>
    </style:style>
    <style:style style:name="T315" style:family="text">
      <style:text-properties style:font-size-asian="10pt" style:language-asian="zh" style:country-asian="CN"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name-asian="Noto Sans CJK SC" style:text-underline-style="solid" style:text-underline-width="auto" style:text-underline-color="font-color" style:font-weight-asian="bold" fo:font-weight="bold" style:font-weight-complex="bold" fo:color="#ff0000"/>
    </style:style>
    <style:style style:name="T316" style:family="text">
      <style:text-properties style:font-size-asian="10pt" style:language-asian="zh" style:country-asian="CN"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name-asian="Noto Sans CJK SC" style:text-underline-style="solid" style:text-underline-width="auto" style:text-underline-color="font-color" fo:font-weight="normal" style:font-weight-asian="normal" style:font-weight-complex="normal"/>
    </style:style>
    <style:style style:name="T317" style:family="text">
      <style:text-properties style:font-size-asian="10pt" style:language-asian="zh" style:country-asian="CN" style:font-name-complex="Lohit Devanagari" style:font-name="Ubuntu Mono" fo:text-shadow="none" style:font-relief="none" fo:font-style="normal" style:text-emphasize="none" style:text-line-through-type="none" style:text-overline-style="none" style:text-overline-color="font-color" style:font-style-complex="normal" style:font-style-asian="normal" fo:font-size="10pt" fo:language="en" fo:country="US" style:text-line-through-mode="continuous" style:font-size-complex="10pt" style:text-outline="false" style:language-complex="hi" style:country-complex="IN" style:font-name-asian="Noto Sans CJK SC" style:text-underline-style="solid" style:text-underline-width="auto" style:text-underline-color="font-color" fo:color="#ff0000" fo:font-weight="bold" style:font-weight-asian="bold" style:font-weight-complex="bold"/>
    </style:style>
    <style:style style:name="T318" style:family="text">
      <style:text-properties style:font-weight-asian="normal" fo:text-shadow="none" style:font-name-asian="Noto Sans CJK SC" style:text-outline="false" style:text-line-through-mode="continuous" style:text-overline-style="none" style:text-overline-color="font-color" style:font-name-complex="Lohit Devanagari" style:font-size-asian="10pt" fo:font-weight="normal" style:font-weight-complex="normal" style:text-line-through-type="none" style:text-emphasize="none" style:font-style-complex="normal" style:language-complex="hi" style:country-complex="IN" style:font-relief="none" fo:language="en" fo:country="US" fo:font-style="normal" fo:font-size="10pt" style:language-asian="zh" style:country-asian="CN" style:font-name="Ubuntu Mono" style:font-style-asian="normal" style:font-size-complex="10pt" style:text-underline-style="none" style:text-underline-color="font-color"/>
    </style:style>
    <style:style style:name="T319" style:family="text">
      <style:text-properties style:font-weight-asian="normal" fo:text-shadow="none" style:font-name-asian="Noto Sans CJK SC" style:text-outline="false" style:text-line-through-mode="continuous" style:text-overline-style="none" style:text-overline-color="font-color" style:font-name-complex="Lohit Devanagari" style:font-size-asian="10pt" fo:font-weight="normal" style:font-weight-complex="normal" style:text-line-through-type="none" style:text-emphasize="none" style:language-complex="hi" style:country-complex="IN" style:font-relief="none" fo:language="en" fo:country="US" fo:font-size="10pt" style:language-asian="zh" style:country-asian="CN" style:font-name="Ubuntu Mono" style:font-size-complex="10pt" style:text-underline-style="none" style:text-underline-color="font-color" fo:font-style="italic" style:font-style-asian="italic" style:font-style-complex="italic"/>
    </style:style>
    <style:style style:name="T320" style:family="text">
      <style:text-properties fo:text-shadow="none" style:font-name-asian="Noto Sans CJK SC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language-complex="hi" style:country-complex="IN" style:font-relief="none" fo:language="en" fo:country="US" fo:font-size="10pt" style:language-asian="zh" style:country-asian="CN" style:font-name="Ubuntu Mono" style:font-size-complex="10pt" style:text-underline-style="none" style:text-underline-color="font-color" fo:font-style="italic" style:font-style-asian="italic" style:font-style-complex="italic" fo:color="#ff0000" style:font-weight-complex="bold" style:font-weight-asian="bold" fo:font-weight="bold"/>
    </style:style>
    <style:style style:name="T321" style:family="text">
      <style:text-properties fo:text-shadow="none" style:font-name-asian="Noto Sans CJK SC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language-complex="hi" style:country-complex="IN" style:font-relief="none" fo:language="en" fo:country="US" fo:font-size="10pt" style:language-asian="zh" style:country-asian="CN" style:font-name="Ubuntu Mono" style:font-size-complex="10pt" style:text-underline-style="none" style:text-underline-color="font-color" fo:font-style="italic" style:font-style-asian="italic" style:font-style-complex="italic" style:font-weight-complex="normal" fo:font-weight="normal" style:font-weight-asian="normal"/>
    </style:style>
    <style:style style:name="T322" style:family="text">
      <style:text-properties fo:text-shadow="none" style:font-name-asian="Noto Sans CJK SC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language-complex="hi" style:country-complex="IN" style:font-relief="none" fo:language="en" fo:country="US" fo:font-size="10pt" style:language-asian="zh" style:country-asian="CN" style:font-name="Ubuntu Mono" style:font-size-complex="10pt" style:text-underline-style="none" style:text-underline-color="font-color" fo:font-style="italic" style:font-style-asian="italic" style:font-style-complex="italic" fo:color="#ff0000" fo:font-weight="bold" style:font-weight-asian="bold" style:font-weight-complex="bold"/>
    </style:style>
    <style:style style:name="T323" style:family="text">
      <style:text-properties fo:text-shadow="none" style:font-name-asian="Noto Sans CJK SC" style:text-outline="false" style:text-line-through-mode="continuous" style:text-overline-style="none" style:text-overline-color="font-color" style:font-name-complex="Lohit Devanagari" style:font-size-asian="10pt" style:text-line-through-type="none" style:text-emphasize="none" style:language-complex="hi" style:country-complex="IN" style:font-relief="none" fo:language="en" fo:country="US" fo:font-size="10pt" style:language-asian="zh" style:country-asian="CN" style:font-name="Ubuntu Mono" style:font-size-complex="10pt" style:text-underline-style="none" style:text-underline-color="font-color" fo:font-style="italic" style:font-style-asian="italic" style:font-style-complex="italic" fo:font-weight="normal" style:font-weight-asian="normal" style:font-weight-complex="normal"/>
    </style:style>
    <style:style style:name="T324" style:family="text">
      <style:text-properties style:text-overline-style="none" style:text-overline-color="font-color" style:font-style-complex="normal" style:font-weight-asian="normal" style:font-size-asian="10pt" style:font-size-complex="10pt" fo:text-shadow="none" style:font-weight-complex="normal" fo:language="en" fo:country="US" style:text-line-through-type="none" style:text-emphasize="none" style:language-asian="zh" style:country-asian="CN" style:text-line-through-mode="continuous" style:font-name-complex="Lohit Devanagari" style:text-underline-style="none" style:text-underline-color="font-color" style:font-name="Ubuntu Mono" fo:font-weight="normal" style:font-name-asian="Noto Sans CJK SC" style:text-outline="false" style:font-relief="none" fo:font-style="normal" style:language-complex="hi" style:country-complex="IN" style:font-style-asian="normal" fo:font-size="10pt"/>
    </style:style>
    <style:style style:name="T325" style:family="text">
      <style:text-properties style:text-overline-style="none" style:text-overline-color="font-color" style:font-weight-asian="normal" style:font-size-asian="10pt" style:font-size-complex="10pt" fo:text-shadow="none" style:font-weight-complex="normal" fo:language="en" fo:country="US" style:text-line-through-type="none" style:text-emphasize="none" style:language-asian="zh" style:country-asian="CN" style:text-line-through-mode="continuous" style:font-name-complex="Lohit Devanagari" style:text-underline-style="none" style:text-underline-color="font-color" style:font-name="Ubuntu Mono" fo:font-weight="normal" style:font-name-asian="Noto Sans CJK SC" style:text-outline="false" style:font-relief="none" style:language-complex="hi" style:country-complex="IN" fo:font-size="10pt" fo:font-style="italic" style:font-style-complex="italic" style:font-style-asian="italic"/>
    </style:style>
    <style:style style:name="T326" style:family="text">
      <style:text-properties style:text-overline-style="none" style:text-overline-color="font-color" style:font-size-asian="10pt" style:font-size-complex="10pt" fo:text-shadow="none" fo:language="en" fo:country="US" style:text-line-through-type="none" style:text-emphasize="none" style:language-asian="zh" style:country-asian="CN" style:text-line-through-mode="continuous" style:font-name-complex="Lohit Devanagari" style:text-underline-style="none" style:text-underline-color="font-color" style:font-name="Ubuntu Mono" style:font-name-asian="Noto Sans CJK SC" style:text-outline="false" style:font-relief="none" style:language-complex="hi" style:country-complex="IN" fo:font-size="10pt" fo:font-style="italic" style:font-style-complex="italic" style:font-style-asian="italic" style:font-weight-complex="bold" fo:font-weight="bold" style:font-weight-asian="bold" fo:color="#ff0000"/>
    </style:style>
    <style:style style:name="T327" style:family="text">
      <style:text-properties style:text-overline-style="none" style:text-overline-color="font-color" style:font-size-asian="10pt" style:font-size-complex="10pt" fo:text-shadow="none" fo:language="en" fo:country="US" style:text-line-through-type="none" style:text-emphasize="none" style:language-asian="zh" style:country-asian="CN" style:text-line-through-mode="continuous" style:font-name-complex="Lohit Devanagari" style:text-underline-style="none" style:text-underline-color="font-color" style:font-name="Ubuntu Mono" style:font-name-asian="Noto Sans CJK SC" style:text-outline="false" style:font-relief="none" style:language-complex="hi" style:country-complex="IN" fo:font-size="10pt" fo:font-style="italic" style:font-style-complex="italic" style:font-style-asian="italic" fo:font-weight="normal" style:font-weight-asian="normal" style:font-weight-complex="normal"/>
    </style:style>
    <style:style style:name="T328" style:family="text">
      <style:text-properties style:text-overline-style="none" style:text-overline-color="font-color" style:font-size-asian="10pt" style:font-size-complex="10pt" fo:text-shadow="none" fo:language="en" fo:country="US" style:text-line-through-type="none" style:text-emphasize="none" style:language-asian="zh" style:country-asian="CN" style:text-line-through-mode="continuous" style:font-name-complex="Lohit Devanagari" style:text-underline-style="none" style:text-underline-color="font-color" style:font-name="Ubuntu Mono" style:font-name-asian="Noto Sans CJK SC" style:text-outline="false" style:font-relief="none" style:language-complex="hi" style:country-complex="IN" fo:font-size="10pt" fo:font-style="italic" style:font-style-complex="italic" style:font-style-asian="italic" fo:color="#ff0000" fo:font-weight="bold" style:font-weight-asian="bold" style:font-weight-complex="bold"/>
    </style:style>
    <style:style style:name="T329" style:family="text">
      <style:text-properties style:language-asian="zh" style:country-asian="CN" fo:font-weight="normal" style:font-name-complex="Lohit Devanagari" style:font-weight-complex="normal" fo:language="en" fo:country="US" fo:text-shadow="none" style:text-emphasize="none" style:text-line-through-mode="continuous" style:language-complex="hi" style:country-complex="IN" style:text-outline="false" style:text-line-through-type="none" fo:font-style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style:font-weight-asian="normal" fo:font-size="10pt" style:font-style-asian="normal"/>
    </style:style>
    <style:style style:name="T330" style:family="text">
      <style:text-properties style:language-asian="zh" style:country-asian="CN" style:font-name-complex="Lohit Devanagari" fo:language="en" fo:country="US" fo:text-shadow="none" style:text-emphasize="none" style:text-line-through-mode="continuous" style:language-complex="hi" style:country-complex="IN" style:text-outline="false" style:text-line-through-type="none" fo:font-style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fo:font-size="10pt" style:font-style-asian="normal" style:font-weight-asian="bold" style:font-weight-complex="bold" fo:font-weight="bold"/>
    </style:style>
    <style:style style:name="T331" style:family="text">
      <style:text-properties style:language-asian="zh" style:country-asian="CN" style:font-name-complex="Lohit Devanagari" fo:language="en" fo:country="US" fo:text-shadow="none" style:text-emphasize="none" style:text-line-through-mode="continuous" style:language-complex="hi" style:country-complex="IN" style:text-outline="false" style:text-line-through-type="none" fo:font-style="normal" style:text-underline-style="none" style:text-underline-color="font-color" style:font-size-asian="10pt" style:font-name-asian="Noto Sans CJK SC" style:font-size-complex="10pt" style:font-relief="none" style:text-overline-style="none" style:text-overline-color="font-color" style:font-name="Ubuntu Mono" style:font-style-complex="normal" fo:font-size="10pt" style:font-style-asian="normal" style:font-weight-complex="normal" fo:font-weight="normal" style:font-weight-asian="normal"/>
    </style:style>
    <style:style style:name="T332" style:family="text">
      <style:text-properties style:language-asian="zh" style:country-asian="CN" style:font-name-complex="Lohit Devanagari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ize-asian="10pt" style:font-name-asian="Noto Sans CJK SC" style:font-size-complex="10pt" style:font-relief="none" style:text-overline-style="none" style:text-overline-color="font-color" style:font-name="Ubuntu Mono" style:font-style-complex="normal" fo:font-size="10pt" style:font-style-asian="normal" style:font-weight-complex="normal" fo:font-weight="normal" style:font-weight-asian="normal" style:text-underline-style="solid" style:text-underline-width="auto" style:text-underline-color="font-color"/>
    </style:style>
    <style:style style:name="T333" style:family="text">
      <style:text-properties style:language-asian="zh" style:country-asian="CN" style:font-name-complex="Lohit Devanagari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ize-asian="10pt" style:font-name-asian="Noto Sans CJK SC" style:font-size-complex="10pt" style:font-relief="none" style:text-overline-style="none" style:text-overline-color="font-color" style:font-name="Ubuntu Mono" style:font-style-complex="normal" fo:font-size="10pt" style:font-style-asian="normal" style:text-underline-style="solid" style:text-underline-width="auto" style:text-underline-color="font-color" fo:color="#ff0000" fo:font-weight="bold" style:font-weight-asian="bold" style:font-weight-complex="bold"/>
    </style:style>
    <style:style style:name="T334" style:family="text">
      <style:text-properties style:language-asian="zh" style:country-asian="CN" style:font-name-complex="Lohit Devanagari" fo:language="en" fo:country="US" fo:text-shadow="none" style:text-emphasize="none" style:text-line-through-mode="continuous" style:language-complex="hi" style:country-complex="IN" style:text-outline="false" style:text-line-through-type="none" fo:font-style="normal" style:font-size-asian="10pt" style:font-name-asian="Noto Sans CJK SC" style:font-size-complex="10pt" style:font-relief="none" style:text-overline-style="none" style:text-overline-color="font-color" style:font-name="Ubuntu Mono" style:font-style-complex="normal" fo:font-size="10pt" style:font-style-asian="normal" style:text-underline-style="solid" style:text-underline-width="auto" style:text-underline-color="font-color" fo:font-weight="normal" style:font-weight-asian="normal" style:font-weight-complex="normal"/>
    </style:style>
    <style:style style:name="T335" style:family="text">
      <style:text-properties style:font-weight-complex="normal" style:font-style-complex="normal" style:language-complex="hi" style:country-complex="IN" style:font-style-asian="normal" fo:font-weight="normal" style:text-underline-style="none" style:text-underline-color="font-color" style:text-line-through-type="none" style:font-name-complex="Lohit Devanagari" fo:font-size="10pt" fo:font-style="normal" style:text-outline="false" style:font-name-asian="Noto Sans CJK SC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fo:text-shadow="none" style:font-weight-asian="normal"/>
    </style:style>
    <style:style style:name="T336" style:family="text">
      <style:text-properties style:font-weight-complex="normal" style:language-complex="hi" style:country-complex="IN" fo:font-weight="normal" style:text-underline-style="none" style:text-underline-color="font-color" style:text-line-through-type="none" style:font-name-complex="Lohit Devanagari" fo:font-size="10pt" style:text-outline="false" style:font-name-asian="Noto Sans CJK SC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fo:text-shadow="none" style:font-weight-asian="normal" style:font-style-asian="italic" fo:font-style="italic" style:font-style-complex="italic"/>
    </style:style>
    <style:style style:name="T337" style:family="text">
      <style:text-properties style:language-complex="hi" style:country-complex="IN" style:text-underline-style="none" style:text-underline-color="font-color" style:text-line-through-type="none" style:font-name-complex="Lohit Devanagari" fo:font-size="10pt" style:text-outline="false" style:font-name-asian="Noto Sans CJK SC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fo:text-shadow="none" style:font-style-asian="italic" fo:font-style="italic" style:font-style-complex="italic" fo:font-weight="bold" style:font-weight-asian="bold" style:font-weight-complex="bold" fo:color="#ff0000"/>
    </style:style>
    <style:style style:name="T338" style:family="text">
      <style:text-properties style:language-complex="hi" style:country-complex="IN" style:text-underline-style="none" style:text-underline-color="font-color" style:text-line-through-type="none" style:font-name-complex="Lohit Devanagari" fo:font-size="10pt" style:text-outline="false" style:font-name-asian="Noto Sans CJK SC" style:font-size-complex="10pt" style:font-relief="none" style:font-size-asian="10pt" style:text-line-through-mode="continuous" style:language-asian="zh" style:country-asian="CN" style:font-name="Ubuntu Mono" style:text-emphasize="none" fo:language="en" fo:country="US" style:text-overline-style="none" style:text-overline-color="font-color" fo:text-shadow="none" style:font-style-asian="italic" fo:font-style="italic" style:font-style-complex="italic" fo:font-weight="normal" style:font-weight-asian="normal" style:font-weight-complex="normal"/>
    </style:style>
    <style:style style:name="T339" style:family="text">
      <style:text-properties style:font-style-complex="normal" style:font-name-complex="Lohit Devanagari" style:font-size-complex="10pt" style:language-complex="hi" style:country-complex="IN" fo:font-style="normal" style:font-weight-asian="normal" style:language-asian="zh" style:country-asian="CN" style:font-name="Ubuntu Mono" style:text-outline="false" style:font-weight-complex="normal" style:text-line-through-type="none" style:font-name-asian="Noto Sans CJK SC" fo:language="en" fo:country="US" style:text-overline-style="none" style:text-overline-color="font-color" fo:text-shadow="none" style:text-underline-style="none" style:text-underline-color="font-color" style:font-style-asian="normal" fo:font-weight="normal" fo:font-size="10pt" style:text-line-through-mode="continuous" style:font-size-asian="10pt" style:text-emphasize="none" style:font-relief="none"/>
    </style:style>
    <style:style style:name="T340" style:family="text">
      <style:text-properties style:font-style-complex="normal" style:font-name-complex="Lohit Devanagari" style:font-size-complex="10pt" style:language-complex="hi" style:country-complex="IN" fo:font-style="normal" style:language-asian="zh" style:country-asian="CN" style:font-name="Ubuntu Mono" style:text-outline="false" style:text-line-through-type="none" style:font-name-asian="Noto Sans CJK SC" fo:language="en" fo:country="US" style:text-overline-style="none" style:text-overline-color="font-color" fo:text-shadow="none" style:text-underline-style="none" style:text-underline-color="font-color" style:font-style-asian="normal" fo:font-size="10pt" style:text-line-through-mode="continuous" style:font-size-asian="10pt" style:text-emphasize="none" style:font-relief="none" fo:font-weight="bold" style:font-weight-complex="bold" style:font-weight-asian="bold"/>
    </style:style>
    <style:style style:name="T341" style:family="text">
      <style:text-properties style:font-style-complex="normal" style:font-name-complex="Lohit Devanagari" style:font-size-complex="10pt" style:language-complex="hi" style:country-complex="IN" fo:font-style="normal" style:language-asian="zh" style:country-asian="CN" style:font-name="Ubuntu Mono" style:text-outline="false" style:text-line-through-type="none" style:font-name-asian="Noto Sans CJK SC" fo:language="en" fo:country="US" style:text-overline-style="none" style:text-overline-color="font-color" fo:text-shadow="none" style:font-style-asian="normal" fo:font-size="10pt" style:text-line-through-mode="continuous" style:font-size-asian="10pt" style:text-emphasize="none" style:font-relief="none" style:font-weight-asian="normal" style:text-underline-style="solid" style:text-underline-width="auto" style:text-underline-color="font-color" style:font-weight-complex="normal" fo:font-weight="normal"/>
    </style:style>
    <style:style style:name="T342" style:family="text">
      <style:text-properties style:font-style-complex="normal" style:font-name-complex="Lohit Devanagari" style:font-size-complex="10pt" style:language-complex="hi" style:country-complex="IN" fo:font-style="normal" style:language-asian="zh" style:country-asian="CN" style:font-name="Ubuntu Mono" style:text-outline="false" style:text-line-through-type="none" style:font-name-asian="Noto Sans CJK SC" fo:language="en" fo:country="US" style:text-overline-style="none" style:text-overline-color="font-color" fo:text-shadow="none" style:font-style-asian="normal" fo:font-size="10pt" style:text-line-through-mode="continuous" style:font-size-asian="10pt" style:text-emphasize="none" style:font-relief="none" style:text-underline-style="solid" style:text-underline-width="auto" style:text-underline-color="font-color" fo:color="#ff0000" fo:font-weight="bold" style:font-weight-asian="bold" style:font-weight-complex="bold"/>
    </style:style>
    <style:style style:name="T343" style:family="text">
      <style:text-properties style:font-style-complex="normal" style:font-name-complex="Lohit Devanagari" style:font-size-complex="10pt" style:language-complex="hi" style:country-complex="IN" fo:font-style="normal" style:language-asian="zh" style:country-asian="CN" style:font-name="Ubuntu Mono" style:text-outline="false" style:text-line-through-type="none" style:font-name-asian="Noto Sans CJK SC" fo:language="en" fo:country="US" style:text-overline-style="none" style:text-overline-color="font-color" fo:text-shadow="none" style:font-style-asian="normal" fo:font-size="10pt" style:text-line-through-mode="continuous" style:font-size-asian="10pt" style:text-emphasize="none" style:font-relief="none" style:text-underline-style="solid" style:text-underline-width="auto" style:text-underline-color="font-color" style:font-weight-complex="normal" style:font-weight-asian="normal" fo:font-weight="normal"/>
    </style:style>
    <style:style style:name="T344" style:family="text">
      <style:text-properties fo:text-shadow="none" fo:font-weight="normal" style:language-asian="zh" style:country-asian="CN" style:font-name-complex="Lohit Devanagari" style:font-style-asian="italic" style:font-name-asian="Noto Sans CJK SC" style:font-name="Ubuntu Mono" fo:font-style="italic" style:text-outline="false" style:font-weight-asian="normal" style:text-overline-style="none" style:text-overline-color="font-color" style:font-size-asian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weight-complex="normal" style:font-size-complex="10pt" style:text-emphasize="none" fo:font-size="10pt"/>
    </style:style>
    <style:style style:name="T345" style:family="text">
      <style:text-properties fo:text-shadow="none" style:language-asian="zh" style:country-asian="CN" style:font-name-complex="Lohit Devanagari" style:font-style-asian="italic" style:font-name-asian="Noto Sans CJK SC" style:font-name="Ubuntu Mono" fo:font-style="italic" style:text-outline="false" style:text-overline-style="none" style:text-overline-color="font-color" style:font-size-asian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size-complex="10pt" style:text-emphasize="none" fo:font-size="10pt" fo:font-weight="bold" style:font-weight-complex="bold" fo:color="#ff0000" style:font-weight-asian="bold"/>
    </style:style>
    <style:style style:name="T346" style:family="text">
      <style:text-properties fo:text-shadow="none" style:language-asian="zh" style:country-asian="CN" style:font-name-complex="Lohit Devanagari" style:font-style-asian="italic" style:font-name-asian="Noto Sans CJK SC" style:font-name="Ubuntu Mono" fo:font-style="italic" style:text-outline="false" style:text-overline-style="none" style:text-overline-color="font-color" style:font-size-asian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size-complex="10pt" style:text-emphasize="none" fo:font-size="10pt" style:font-weight-complex="normal" style:font-weight-asian="normal" fo:font-weight="normal"/>
    </style:style>
    <style:style style:name="T347" style:family="text">
      <style:text-properties fo:text-shadow="none" style:language-asian="zh" style:country-asian="CN" style:font-name-complex="Lohit Devanagari" style:font-style-asian="italic" style:font-name-asian="Noto Sans CJK SC" style:font-name="Ubuntu Mono" fo:font-style="italic" style:text-outline="false" style:text-overline-style="none" style:text-overline-color="font-color" style:font-size-asian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size-complex="10pt" style:text-emphasize="none" fo:font-size="10pt" style:font-weight-asian="bold" fo:font-weight="bold" fo:color="#ff0000" style:font-weight-complex="bold"/>
    </style:style>
    <style:style style:name="T348" style:family="text">
      <style:text-properties fo:text-shadow="none" style:language-asian="zh" style:country-asian="CN" style:font-name-complex="Lohit Devanagari" style:font-style-asian="italic" style:font-name-asian="Noto Sans CJK SC" style:font-name="Ubuntu Mono" fo:font-style="italic" style:text-outline="false" style:text-overline-style="none" style:text-overline-color="font-color" style:font-size-asian="10pt" style:text-line-through-mode="continuous" style:font-relief="none" fo:language="en" fo:country="US" style:text-underline-style="none" style:text-underline-color="font-color" style:font-style-complex="italic" style:text-line-through-type="none" style:language-complex="hi" style:country-complex="IN" style:font-size-complex="10pt" style:text-emphasize="none" fo:font-size="10pt" fo:font-weight="normal" style:font-weight-asian="normal" style:font-weight-complex="normal"/>
    </style:style>
    <style:style style:name="T349" style:family="text">
      <style:text-properties style:text-underline-style="none" style:text-underline-color="font-color" style:font-relief="none" style:font-size-complex="10pt" style:language-asian="zh" style:country-asian="CN" style:font-size-asian="10pt" style:text-outline="false" fo:text-shadow="none" style:font-weight-complex="bold" style:font-style-complex="normal" style:font-style-asian="normal" fo:font-size="10pt" fo:language="en" fo:country="US" style:font-weight-asian="bold" style:font-name="Ubuntu Mono" style:font-name-complex="Lohit Devanagari" style:language-complex="hi" style:country-complex="IN" fo:font-weight="bold" style:font-name-asian="Noto Sans CJK SC" style:text-overline-style="none" style:text-overline-color="font-color" style:text-line-through-type="none" style:text-emphasize="none" fo:font-style="normal" style:text-line-through-mode="continuous"/>
    </style:style>
    <style:style style:name="T350" style:family="text">
      <style:text-properties style:text-underline-style="none" style:text-underline-color="font-color"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font-weight-complex="normal" style:font-weight-asian="normal" fo:font-weight="normal"/>
    </style:style>
    <style:style style:name="T351" style:family="text">
      <style:text-properties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font-weight-complex="normal" style:font-weight-asian="normal" fo:font-weight="normal" style:text-underline-style="solid" style:text-underline-width="auto" style:text-underline-color="font-color"/>
    </style:style>
    <style:style style:name="T352" style:family="text">
      <style:text-properties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text-underline-style="solid" style:text-underline-width="auto" style:text-underline-color="font-color" style:font-weight-complex="bold" style:font-weight-asian="bold" fo:font-weight="bold" fo:color="#ff0000"/>
    </style:style>
    <style:style style:name="T353" style:family="text">
      <style:text-properties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text-underline-style="solid" style:text-underline-width="auto" style:text-underline-color="font-color" style:font-weight-complex="normal" style:font-weight-asian="normal" fo:font-weight="normal"/>
    </style:style>
    <style:style style:name="T354" style:family="text">
      <style:text-properties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text-underline-style="solid" style:text-underline-width="auto" style:text-underline-color="font-color" fo:color="#ff0000" fo:font-weight="bold" style:font-weight-asian="bold" style:font-weight-complex="bold"/>
    </style:style>
    <style:style style:name="T355" style:family="text">
      <style:text-properties style:text-line-through-type="none" style:text-underline-style="none" style:text-underline-color="font-color" style:text-line-through-mode="continuous" style:font-name-asian="Noto Sans CJK SC" style:text-outline="false" fo:text-shadow="none" style:font-size-asian="10pt" style:language-complex="hi" style:country-complex="IN" fo:font-size="10pt" style:text-emphasize="none" style:font-name="Ubuntu Mono" style:font-size-complex="10pt" style:language-asian="zh" style:country-asian="CN" style:text-overline-style="none" style:text-overline-color="font-color" style:font-name-complex="Lohit Devanagari" style:font-relief="none" fo:language="en" fo:country="US" fo:font-style="italic" style:font-style-asian="italic" style:font-style-complex="italic" style:font-weight-complex="bold" fo:color="#ff0000" fo:font-weight="bold" style:font-weight-asian="bold"/>
    </style:style>
    <style:style style:name="T356" style:family="text">
      <style:text-properties style:font-size-complex="10pt" style:text-emphasize="none" style:language-complex="hi" style:country-complex="IN" fo:font-style="normal" style:font-weight-asian="normal" style:language-asian="zh" style:country-asian="CN" style:font-name="Ubuntu Mono" style:text-outline="false" style:font-weight-complex="normal" style:text-line-through-type="none" style:font-name-asian="Noto Sans CJK SC" style:font-name-complex="Lohit Devanagari" style:font-relief="none" fo:language="en" fo:country="US" style:text-overline-style="none" style:text-overline-color="font-color" fo:text-shadow="none" style:text-underline-style="none" style:text-underline-color="font-color" style:font-style-asian="normal" fo:font-weight="normal" fo:font-size="10pt" style:text-line-through-mode="continuous" style:font-size-asian="10pt" style:font-style-complex="normal"/>
    </style:style>
    <style:style style:name="T357" style:family="text">
      <style:text-properties style:font-size-complex="10pt" style:text-emphasize="none" style:language-complex="hi" style:country-complex="IN" fo:font-style="normal" style:language-asian="zh" style:country-asian="CN" style:font-name="Ubuntu Mono" style:text-outline="false" style:text-line-through-type="none" style:font-name-asian="Noto Sans CJK SC" style:font-name-complex="Lohit Devanagari" style:font-relief="none" fo:language="en" fo:country="US" style:text-overline-style="none" style:text-overline-color="font-color" fo:text-shadow="none" style:text-underline-style="none" style:text-underline-color="font-color" style:font-style-asian="normal" fo:font-size="10pt" style:text-line-through-mode="continuous" style:font-size-asian="10pt" style:font-style-complex="normal" fo:font-weight="bold" style:font-weight-complex="bold" style:font-weight-asian="bold"/>
    </style:style>
    <style:style style:name="T358" style:family="text">
      <style:text-properties style:font-size-complex="10pt" style:text-emphasize="none" style:language-complex="hi" style:country-complex="IN" fo:font-style="normal" style:language-asian="zh" style:country-asian="CN" style:font-name="Ubuntu Mono" style:text-outline="false" style:text-line-through-type="none" style:font-name-asian="Noto Sans CJK SC" style:font-name-complex="Lohit Devanagari" style:font-relief="none" fo:language="en" fo:country="US" style:text-overline-style="none" style:text-overline-color="font-color" fo:text-shadow="none" style:font-style-asian="normal" fo:font-size="10pt" style:text-line-through-mode="continuous" style:font-size-asian="10pt" style:font-style-complex="normal" style:font-weight-asian="normal" style:text-underline-style="solid" style:text-underline-width="auto" style:text-underline-color="font-color" style:font-weight-complex="normal" fo:font-weight="normal"/>
    </style:style>
    <style:style style:name="T359" style:family="text">
      <style:text-properties style:font-size-complex="10pt" style:text-emphasize="none" style:language-complex="hi" style:country-complex="IN" fo:font-style="normal" style:language-asian="zh" style:country-asian="CN" style:font-name="Ubuntu Mono" style:text-outline="false" style:text-line-through-type="none" style:font-name-asian="Noto Sans CJK SC" style:font-name-complex="Lohit Devanagari" style:font-relief="none" fo:language="en" fo:country="US" style:text-overline-style="none" style:text-overline-color="font-color" fo:text-shadow="none" style:font-style-asian="normal" fo:font-size="10pt" style:text-line-through-mode="continuous" style:font-size-asian="10pt" style:font-style-complex="normal" style:text-underline-style="solid" style:text-underline-width="auto" style:text-underline-color="font-color" fo:color="#ff0000" fo:font-weight="bold" style:font-weight-asian="bold" style:font-weight-complex="bold"/>
    </style:style>
    <style:style style:name="T360" style:family="text">
      <style:text-properties style:font-size-complex="10pt" style:text-emphasize="none" style:language-complex="hi" style:country-complex="IN" fo:font-style="normal" style:language-asian="zh" style:country-asian="CN" style:font-name="Ubuntu Mono" style:text-outline="false" style:text-line-through-type="none" style:font-name-asian="Noto Sans CJK SC" style:font-name-complex="Lohit Devanagari" style:font-relief="none" fo:language="en" fo:country="US" style:text-overline-style="none" style:text-overline-color="font-color" fo:text-shadow="none" style:font-style-asian="normal" fo:font-size="10pt" style:text-line-through-mode="continuous" style:font-size-asian="10pt" style:font-style-complex="normal" style:text-underline-style="solid" style:text-underline-width="auto" style:text-underline-color="font-color" style:font-weight-complex="normal" style:font-weight-asian="normal" fo:font-weight="normal"/>
    </style:style>
    <style:style style:name="T361" style:family="text">
      <style:text-properties style:font-relief="none" style:font-size-complex="10pt" style:language-asian="zh" style:country-asian="CN" style:font-size-asian="10pt" style:text-outline="false" fo:text-shadow="none" style:font-style-complex="normal" style:font-style-asian="normal" fo:font-size="10pt" fo:language="en" fo:country="US" style:font-name="Ubuntu Mono" style:font-name-complex="Lohit Devanagari" style:language-complex="hi" style:country-complex="IN" style:font-name-asian="Noto Sans CJK SC" style:text-overline-style="none" style:text-overline-color="font-color" style:text-line-through-type="none" style:text-emphasize="none" fo:font-style="normal" style:text-line-through-mode="continuous" style:text-underline-style="solid" style:text-underline-width="auto" style:text-underline-color="font-color" style:font-weight-complex="bold" fo:color="#ff0000" fo:font-weight="bold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irregular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6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enses</text:p>
            <text:p>(час/умови дії)</text:p>
          </table:table-cell>
          <table:table-cell table:style-name="ce2" office:value-type="string" calcext:value-type="string">
            <text:p>Simple</text:p>
            <text:p>(взагалі)</text:p>
          </table:table-cell>
          <table:table-cell table:style-name="ce2" office:value-type="string" calcext:value-type="string">
            <text:p>Continuous</text:p>
            <text:p>(продовжується)</text:p>
          </table:table-cell>
          <table:table-cell table:style-name="ce2" office:value-type="string" calcext:value-type="string">
            <text:p>Perfect</text:p>
            <text:p>(закінчилася)</text:p>
          </table:table-cell>
          <table:table-cell table:style-name="ce2" office:value-type="string" calcext:value-type="string">
            <text:p>Perfect Continuous</text:p>
            <text:p>(продовжувалася)</text:p>
          </table:table-cell>
          <table:table-cell/>
          <table:table-cell table:style-name="ce11" table:number-columns-repeated="4"/>
        </table:table-row>
        <table:table-row table:style-name="ro2">
          <table:table-cell office:value-type="string" calcext:value-type="string">
            <text:p>Present</text:p>
            <text:p>(зараз)</text:p>
          </table:table-cell>
          <table:table-cell office:value-type="string" calcext:value-type="string">
            <text:p>    <text:span text:style-name="T1">     </text:span><text:span text:style-name="T2">I: </text:span><text:span text:style-name="T3">Суб'єкт + Дієслово (v1)</text:span></text:p>
            <text:p><text:span text:style-name="T1">            </text:span><text:span text:style-name="T4">I work at home.</text:span></text:p>
            <text:p><text:span text:style-name="T1"/></text:p>
            <text:p><text:span text:style-name="T5"> </text:span><text:span text:style-name="T6">He/She/It:</text:span><text:span text:style-name="T7"> </text:span><text:span text:style-name="T8">Суб'єкт + Дієслово </text:span><text:span text:style-name="T9">(v1)</text:span><text:span text:style-name="T9"> + </text:span><text:span text:style-name="T10">s/es</text:span></text:p>
            <text:p><text:span text:style-name="T11">            </text:span><text:span text:style-name="T12">She think</text:span><text:span text:style-name="T13">s</text:span><text:span text:style-name="T14"> ahead.</text:span></text:p>
            <text:p><text:span text:style-name="T15">            </text:span><text:span text:style-name="T16">He do</text:span><text:span text:style-name="T17">es</text:span><text:span text:style-name="T18"> it well.</text:span></text:p>
            <text:p><text:span text:style-name="T19"/></text:p>
            <text:p><text:span text:style-name="T20">   </text:span><text:span text:style-name="T21">We/They:</text:span><text:span text:style-name="T22"> </text:span><text:span text:style-name="T23">Суб'єкт + Дієслово </text:span><text:span text:style-name="T24">(v1)</text:span></text:p>
            <text:p><text:span text:style-name="T25">            </text:span><text:span text:style-name="T26">We spend time here.</text:span></text:p>
          </table:table-cell>
          <table:table-cell table:style-name="ce10" office:value-type="string" calcext:value-type="string">
            <text:p><text:span text:style-name="T107">         </text:span><text:span text:style-name="T108">I: </text:span><text:span text:style-name="T109">Суб'єкт + </text:span><text:span text:style-name="T110">am</text:span><text:span text:style-name="T111"> + Дієслово (v1) + </text:span><text:span text:style-name="T112">ing</text:span></text:p>
            <text:p><text:span text:style-name="T113">            </text:span><text:span text:style-name="T114">I </text:span><text:span text:style-name="T115">am</text:span><text:span text:style-name="T116"> work</text:span><text:span text:style-name="T115">ing</text:span><text:span text:style-name="T116"> at home.</text:span></text:p>
            <text:p><text:span text:style-name="T34"/></text:p>
            <text:p><text:span text:style-name="T117"> </text:span><text:span text:style-name="T118">He/She/It:</text:span><text:span text:style-name="T119"> </text:span><text:span text:style-name="T120">Суб'єкт + </text:span><text:span text:style-name="T121">is</text:span><text:span text:style-name="T122"> + Дієслово (v1) + </text:span><text:span text:style-name="T121">ing</text:span></text:p>
            <text:p><text:span text:style-name="T123">            </text:span><text:span text:style-name="T124">She </text:span><text:span text:style-name="T125">is</text:span><text:span text:style-name="T126"> think</text:span><text:span text:style-name="T127">ing</text:span><text:span text:style-name="T126"> ahead.</text:span></text:p>
            <text:p><text:span text:style-name="T128">            </text:span><text:span text:style-name="T129">He </text:span><text:span text:style-name="T130">is</text:span><text:span text:style-name="T131"> do</text:span><text:span text:style-name="T132">ing</text:span><text:span text:style-name="T131"> it well.</text:span></text:p>
            <text:p><text:span text:style-name="T43"/></text:p>
            <text:p><text:span text:style-name="T133">   </text:span><text:span text:style-name="T134">We/They:</text:span><text:span text:style-name="T135"> </text:span><text:span text:style-name="T136">Суб'єкт + </text:span><text:span text:style-name="T137">are</text:span><text:span text:style-name="T138"> + Дієслово (v1) + </text:span><text:span text:style-name="T137">ing</text:span></text:p>
            <text:p><text:span text:style-name="T139">            </text:span><text:span text:style-name="T140">We </text:span><text:span text:style-name="T141">are</text:span><text:span text:style-name="T142"> spend</text:span><text:span text:style-name="T141">ing</text:span><text:span text:style-name="T142"> time here.</text:span></text:p>
          </table:table-cell>
          <table:table-cell office:value-type="string" calcext:value-type="string">
            <text:p><text:span text:style-name="T214">          </text:span><text:span text:style-name="T215">I: </text:span><text:span text:style-name="T216">Суб'єкт + </text:span><text:span text:style-name="T217">have</text:span><text:span text:style-name="T218"> + Дієслово (v3)</text:span></text:p>
            <text:p><text:span text:style-name="T219">             I </text:span><text:span text:style-name="T220">have</text:span><text:span text:style-name="T221"> work</text:span><text:span text:style-name="T222">ed</text:span><text:span text:style-name="T223"> at home.</text:span></text:p>
            <text:p><text:span text:style-name="T224"/></text:p>
            <text:p><text:span text:style-name="T225">  He/She/It:</text:span><text:span text:style-name="T226"> </text:span><text:span text:style-name="T227">Суб'єкт + </text:span><text:span text:style-name="T228">has</text:span><text:span text:style-name="T229"> + Дієслово (v3)</text:span></text:p>
            <text:p><text:span text:style-name="T230">             </text:span><text:span text:style-name="T231">She </text:span><text:span text:style-name="T232">has</text:span><text:span text:style-name="T233"> thought ahead.</text:span></text:p>
            <text:p><text:span text:style-name="T234">             </text:span><text:span text:style-name="T235">He </text:span><text:span text:style-name="T236">has</text:span><text:span text:style-name="T237"> do</text:span><text:span text:style-name="T238">ne</text:span><text:span text:style-name="T237"> it well.</text:span></text:p>
            <text:p><text:span text:style-name="T43"/></text:p>
            <text:p><text:span text:style-name="T239">   </text:span><text:span text:style-name="T240">We/They:</text:span><text:span text:style-name="T241"> </text:span><text:span text:style-name="T242">Суб'єкт + </text:span><text:span text:style-name="T243">have</text:span><text:span text:style-name="T244"> + Дієслово (v3)</text:span></text:p>
            <text:p><text:span text:style-name="T245">            </text:span><text:span text:style-name="T246">We </text:span><text:span text:style-name="T247">have</text:span><text:span text:style-name="T248"> spent time here.</text:span></text:p>
          </table:table-cell>
          <table:table-cell office:value-type="string" calcext:value-type="string">
            <text:p><text:span text:style-name="T304">          </text:span><text:span text:style-name="T305">I: </text:span><text:span text:style-name="T306">Суб'єкт + </text:span><text:span text:style-name="T307">have been</text:span><text:span text:style-name="T308"> + Дієслово (v1) + </text:span><text:span text:style-name="T309">ing</text:span></text:p>
            <text:p><text:span text:style-name="T280">             I </text:span><text:span text:style-name="T310">have been</text:span><text:span text:style-name="T311"> work</text:span><text:span text:style-name="T283">ing</text:span><text:span text:style-name="T284"> at home.</text:span></text:p>
            <text:p><text:span text:style-name="T253"/></text:p>
            <text:p><text:span text:style-name="T312">  He/She/It:</text:span><text:span text:style-name="T313"> </text:span><text:span text:style-name="T314">Суб'єкт + </text:span><text:span text:style-name="T315">has been</text:span><text:span text:style-name="T316"> + Дієслово (v1) + </text:span><text:span text:style-name="T317">ing</text:span></text:p>
            <text:p><text:span text:style-name="T318">             </text:span><text:span text:style-name="T319">She </text:span><text:span text:style-name="T320">has been</text:span><text:span text:style-name="T321"> think</text:span><text:span text:style-name="T322">ing</text:span><text:span text:style-name="T323"> ahead.</text:span></text:p>
            <text:p><text:span text:style-name="T324">             </text:span><text:span text:style-name="T325">He </text:span><text:span text:style-name="T326">has been </text:span><text:span text:style-name="T327">do</text:span><text:span text:style-name="T328">ing</text:span><text:span text:style-name="T327"> it well.</text:span></text:p>
            <text:p><text:span text:style-name="T43"/></text:p>
            <text:p><text:span text:style-name="T329">   </text:span><text:span text:style-name="T330">We/They:</text:span><text:span text:style-name="T331"> </text:span><text:span text:style-name="T332">Суб'єкт + </text:span><text:span text:style-name="T333">have been</text:span><text:span text:style-name="T334"> + Дієслово (v1) + </text:span><text:span text:style-name="T333">ing</text:span></text:p>
            <text:p><text:span text:style-name="T335">            </text:span><text:span text:style-name="T336">We </text:span><text:span text:style-name="T337">have been</text:span><text:span text:style-name="T338"> spend</text:span><text:span text:style-name="T337">ing</text:span><text:span text:style-name="T338"> time here.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st</text:p>
            <text:p>(у минулому)</text:p>
          </table:table-cell>
          <table:table-cell office:value-type="string" calcext:value-type="string">
            <text:p><text:span text:style-name="T27">         </text:span><text:span text:style-name="T28">I: </text:span><text:span text:style-name="T29">Суб'єкт + Дієслово (v2)</text:span></text:p>
            <text:p><text:span text:style-name="T30">            </text:span><text:span text:style-name="T31">I work</text:span><text:span text:style-name="T32">ed</text:span><text:span text:style-name="T33"> at home.</text:span></text:p>
            <text:p><text:span text:style-name="T34"/></text:p>
            <text:p><text:span text:style-name="T35"> He/She/It:</text:span><text:span text:style-name="T36"> </text:span><text:span text:style-name="T37">Суб'єкт + Дієслово (v2)</text:span></text:p>
            <text:p><text:span text:style-name="T38">            </text:span><text:span text:style-name="T39">She thought</text:span><text:span text:style-name="T40"> ahead.</text:span></text:p>
            <text:p><text:span text:style-name="T41">            He did</text:span><text:span text:style-name="T42"> it well.</text:span></text:p>
            <text:p><text:span text:style-name="T43"/></text:p>
            <text:p><text:span text:style-name="T44">   </text:span><text:span text:style-name="T45">We/They:</text:span><text:span text:style-name="T46"> </text:span><text:span text:style-name="T47">Суб'єкт + Дієслово (v2)</text:span></text:p>
            <text:p><text:span text:style-name="T48">            </text:span><text:span text:style-name="T49">We spent time here.</text:span></text:p>
          </table:table-cell>
          <table:table-cell office:value-type="string" calcext:value-type="string">
            <text:p><text:span text:style-name="T143">         </text:span><text:span text:style-name="T144">I: </text:span><text:span text:style-name="T145">Суб'єкт + </text:span><text:span text:style-name="T146">was</text:span><text:span text:style-name="T147"> + Дієслово (v1) + </text:span><text:span text:style-name="T148">ing</text:span></text:p>
            <text:p><text:span text:style-name="T149">            </text:span><text:span text:style-name="T150">I </text:span><text:span text:style-name="T151">was</text:span><text:span text:style-name="T152"> work</text:span><text:span text:style-name="T153">ing</text:span><text:span text:style-name="T154"> at home.</text:span></text:p>
            <text:p><text:span text:style-name="T43"/></text:p>
            <text:p><text:span text:style-name="T155"> </text:span><text:span text:style-name="T156">He/She/It:</text:span><text:span text:style-name="T157"> </text:span><text:span text:style-name="T158">Суб'єкт + </text:span><text:span text:style-name="T159">was</text:span><text:span text:style-name="T160"> + Дієслово (v1) + </text:span><text:span text:style-name="T161">ing</text:span></text:p>
            <text:p><text:span text:style-name="T162">            </text:span><text:span text:style-name="T163">She </text:span><text:span text:style-name="T164">was</text:span><text:span text:style-name="T165"> think</text:span><text:span text:style-name="T166">ing</text:span><text:span text:style-name="T167"> ahead.</text:span></text:p>
            <text:p><text:span text:style-name="T149">            </text:span><text:span text:style-name="T150">He </text:span><text:span text:style-name="T151">was</text:span><text:span text:style-name="T152"> do</text:span><text:span text:style-name="T153">ing</text:span><text:span text:style-name="T154"> it well.</text:span></text:p>
            <text:p><text:span text:style-name="T43"/></text:p>
            <text:p><text:span text:style-name="T155">   </text:span><text:span text:style-name="T156">We/They:</text:span><text:span text:style-name="T157"> </text:span><text:span text:style-name="T158">Суб'єкт + </text:span><text:span text:style-name="T159">were</text:span><text:span text:style-name="T160"> + Дієслово (v1) + </text:span><text:span text:style-name="T161">ing</text:span></text:p>
            <text:p><text:span text:style-name="T149">            </text:span><text:span text:style-name="T150">We </text:span><text:span text:style-name="T151">were</text:span><text:span text:style-name="T152"> spend</text:span><text:span text:style-name="T153">ing</text:span><text:span text:style-name="T154"> time here.</text:span></text:p>
          </table:table-cell>
          <table:table-cell office:value-type="string" calcext:value-type="string">
            <text:p><text:span text:style-name="T79">          </text:span><text:span text:style-name="T80">I: </text:span><text:span text:style-name="T81">Суб'єкт + </text:span><text:span text:style-name="T82">had</text:span><text:span text:style-name="T83"> + Дієслово (v3)</text:span></text:p>
            <text:p><text:span text:style-name="T249">             I </text:span><text:span text:style-name="T250">had</text:span><text:span text:style-name="T251"> work</text:span><text:span text:style-name="T250">ed</text:span><text:span text:style-name="T252"> at home.</text:span></text:p>
            <text:p><text:span text:style-name="T253"/></text:p>
            <text:p><text:span text:style-name="T254">  He/She/It:</text:span><text:span text:style-name="T255"> </text:span><text:span text:style-name="T256">Суб'єкт + </text:span><text:span text:style-name="T257">had</text:span><text:span text:style-name="T258"> + Дієслово (v3)</text:span></text:p>
            <text:p><text:span text:style-name="T259">             </text:span><text:span text:style-name="T260">She </text:span><text:span text:style-name="T261">had</text:span><text:span text:style-name="T262"> thought ahead.</text:span></text:p>
            <text:p><text:span text:style-name="T263">             </text:span><text:span text:style-name="T264">He </text:span><text:span text:style-name="T265">had</text:span><text:span text:style-name="T266"> do</text:span><text:span text:style-name="T267">ne</text:span><text:span text:style-name="T266"> it well.</text:span></text:p>
            <text:p><text:span text:style-name="T43"/></text:p>
            <text:p><text:span text:style-name="T268">   </text:span><text:span text:style-name="T269">We/They:</text:span><text:span text:style-name="T270"> </text:span><text:span text:style-name="T271">Суб'єкт + </text:span><text:span text:style-name="T272">had</text:span><text:span text:style-name="T273"> + Дієслово (v3)</text:span></text:p>
            <text:p><text:span text:style-name="T103">            </text:span><text:span text:style-name="T104">We </text:span><text:span text:style-name="T274">had</text:span><text:span text:style-name="T106"> spent time here.</text:span></text:p>
          </table:table-cell>
          <table:table-cell office:value-type="string" calcext:value-type="string">
            <text:p><text:span text:style-name="T339">          </text:span><text:span text:style-name="T340">I: </text:span><text:span text:style-name="T341">Суб'єкт + </text:span><text:span text:style-name="T342">will have been</text:span><text:span text:style-name="T343"> + Дієслово (v1) + </text:span><text:span text:style-name="T342">ing</text:span></text:p>
            <text:p><text:span text:style-name="T344">             I </text:span><text:span text:style-name="T345">will have been</text:span><text:span text:style-name="T346"> work</text:span><text:span text:style-name="T347">ing</text:span><text:span text:style-name="T348"> at home.</text:span></text:p>
            <text:p><text:span text:style-name="T253"/></text:p>
            <text:p><text:span text:style-name="T349">  He/She/It:</text:span><text:span text:style-name="T350"> </text:span><text:span text:style-name="T351">Суб'єкт + </text:span><text:span text:style-name="T352">had been</text:span><text:span text:style-name="T353"> + Дієслово (v1) + </text:span><text:span text:style-name="T354">ing</text:span></text:p>
            <text:p><text:span text:style-name="T187">             </text:span><text:span text:style-name="T188">She </text:span><text:span text:style-name="T355">will have been</text:span><text:span text:style-name="T190"> think</text:span><text:span text:style-name="T191">ing</text:span><text:span text:style-name="T190"> ahead.</text:span></text:p>
            <text:p><text:span text:style-name="T174">             </text:span><text:span text:style-name="T175">He </text:span><text:span text:style-name="T206">will have been </text:span><text:span text:style-name="T177">do</text:span><text:span text:style-name="T178">ing</text:span><text:span text:style-name="T179"> it well.</text:span></text:p>
            <text:p><text:span text:style-name="T43"/></text:p>
            <text:p><text:span text:style-name="T180">   </text:span><text:span text:style-name="T181">We/They:</text:span><text:span text:style-name="T182"> </text:span><text:span text:style-name="T183">Суб'єкт + </text:span><text:span text:style-name="T184">had been</text:span><text:span text:style-name="T185"> + Дієслово (v1) + </text:span><text:span text:style-name="T186">ing</text:span></text:p>
            <text:p><text:span text:style-name="T174">            </text:span><text:span text:style-name="T175">We </text:span><text:span text:style-name="T206">will have been</text:span><text:span text:style-name="T177"> spend</text:span><text:span text:style-name="T178">ing</text:span><text:span text:style-name="T179"> time here.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ture</text:p>
            <text:p>(у майбутньому)</text:p>
          </table:table-cell>
          <table:table-cell table:style-name="ce7" office:value-type="string" calcext:value-type="string">
            <text:p><text:span text:style-name="T50">         </text:span><text:span text:style-name="T51">I: </text:span><text:span text:style-name="T52">Суб'єкт + </text:span><text:span text:style-name="T53">will</text:span><text:span text:style-name="T54"> + Дієслово (v1)</text:span></text:p>
            <text:p><text:span text:style-name="T55">            </text:span><text:span text:style-name="T56">I </text:span><text:span text:style-name="T57">will</text:span><text:span text:style-name="T58"> work at home.</text:span></text:p>
            <text:p><text:span text:style-name="T43"/></text:p>
            <text:p><text:span text:style-name="T59"> He/She/It:</text:span><text:span text:style-name="T60"> </text:span><text:span text:style-name="T61">Суб'єкт + </text:span><text:span text:style-name="T62">will</text:span><text:span text:style-name="T63"> + Дієслово (v1)</text:span></text:p>
            <text:p><text:span text:style-name="T64">            </text:span><text:span text:style-name="T65">She </text:span><text:span text:style-name="T66">will</text:span><text:span text:style-name="T67"> think ahead.</text:span></text:p>
            <text:p><text:span text:style-name="T68">            He </text:span><text:span text:style-name="T69">will </text:span><text:span text:style-name="T70">do it well.</text:span></text:p>
            <text:p><text:span text:style-name="T43"/></text:p>
            <text:p><text:span text:style-name="T71">   </text:span><text:span text:style-name="T72">We/They:</text:span><text:span text:style-name="T73"> </text:span><text:span text:style-name="T74">Суб'єкт + </text:span><text:span text:style-name="T75">will</text:span><text:span text:style-name="T76"> + Дієслово (v1)</text:span></text:p>
            <text:p><text:span text:style-name="T48">            </text:span><text:span text:style-name="T49">We </text:span><text:span text:style-name="T77">will </text:span><text:span text:style-name="T78">spend time here.</text:span></text:p>
          </table:table-cell>
          <table:table-cell office:value-type="string" calcext:value-type="string">
            <text:p><text:span text:style-name="T168">         </text:span><text:span text:style-name="T169">I: </text:span><text:span text:style-name="T170">Суб'єкт + </text:span><text:span text:style-name="T171">will be</text:span><text:span text:style-name="T172"> + Дієслово (v1) + </text:span><text:span text:style-name="T173">ing</text:span></text:p>
            <text:p><text:span text:style-name="T174">            </text:span><text:span text:style-name="T175">I </text:span><text:span text:style-name="T176">will be</text:span><text:span text:style-name="T177"> work</text:span><text:span text:style-name="T178">ing</text:span><text:span text:style-name="T179"> at home.</text:span></text:p>
            <text:p><text:span text:style-name="T43"/></text:p>
            <text:p><text:span text:style-name="T180"> </text:span><text:span text:style-name="T181">He/She/It:</text:span><text:span text:style-name="T182"> </text:span><text:span text:style-name="T183">Суб'єкт + </text:span><text:span text:style-name="T184">will be</text:span><text:span text:style-name="T185"> + Дієслово (v1) + </text:span><text:span text:style-name="T186">ing</text:span></text:p>
            <text:p><text:span text:style-name="T187">            </text:span><text:span text:style-name="T188">She </text:span><text:span text:style-name="T189">will be</text:span><text:span text:style-name="T190"> think</text:span><text:span text:style-name="T191">ing</text:span><text:span text:style-name="T190"> ahead.</text:span></text:p>
            <text:p><text:span text:style-name="T149">            </text:span><text:span text:style-name="T150">He </text:span><text:span text:style-name="T151">will be</text:span><text:span text:style-name="T152"> do</text:span><text:span text:style-name="T153">ing</text:span><text:span text:style-name="T154"> it well.</text:span></text:p>
            <text:p><text:span text:style-name="T43"/></text:p>
            <text:p><text:span text:style-name="T155">   </text:span><text:span text:style-name="T156">We/They:</text:span><text:span text:style-name="T157"> </text:span><text:span text:style-name="T158">Суб'єкт + </text:span><text:span text:style-name="T159">will be</text:span><text:span text:style-name="T160"> + Дієслово (v1) + </text:span><text:span text:style-name="T161">ing</text:span></text:p>
            <text:p><text:span text:style-name="T192">            </text:span><text:span text:style-name="T193">We </text:span><text:span text:style-name="T194">will be</text:span><text:span text:style-name="T195"> spend</text:span><text:span text:style-name="T196">ing</text:span><text:span text:style-name="T197"> time here.</text:span></text:p>
          </table:table-cell>
          <table:table-cell office:value-type="string" calcext:value-type="string">
            <text:p><text:span text:style-name="T275">          </text:span><text:span text:style-name="T276">I: </text:span><text:span text:style-name="T277">Суб'єкт + </text:span><text:span text:style-name="T278">will have</text:span><text:span text:style-name="T279"> + Дієслово (v3)</text:span></text:p>
            <text:p><text:span text:style-name="T280">             I </text:span><text:span text:style-name="T281">will have</text:span><text:span text:style-name="T282"> work</text:span><text:span text:style-name="T283">ed</text:span><text:span text:style-name="T284"> at home.</text:span></text:p>
            <text:p><text:span text:style-name="T253"/></text:p>
            <text:p><text:span text:style-name="T285">  He/She/It:</text:span><text:span text:style-name="T286"> </text:span><text:span text:style-name="T287">Суб'єкт + </text:span><text:span text:style-name="T288">will have</text:span><text:span text:style-name="T289"> + Дієслово (v3)</text:span></text:p>
            <text:p><text:span text:style-name="T84">             </text:span><text:span text:style-name="T85">She </text:span><text:span text:style-name="T86">will have</text:span><text:span text:style-name="T87"> thought ahead.</text:span></text:p>
            <text:p><text:span text:style-name="T290">             </text:span><text:span text:style-name="T291">He </text:span><text:span text:style-name="T292">will have</text:span><text:span text:style-name="T293"> do</text:span><text:span text:style-name="T294">ne</text:span><text:span text:style-name="T293"> it well.</text:span></text:p>
            <text:p><text:span text:style-name="T43"/></text:p>
            <text:p><text:span text:style-name="T295">   </text:span><text:span text:style-name="T296">We/They:</text:span><text:span text:style-name="T297"> </text:span><text:span text:style-name="T298">Суб'єкт + </text:span><text:span text:style-name="T299">will have</text:span><text:span text:style-name="T300"> + Дієслово (v3)</text:span></text:p>
            <text:p><text:span text:style-name="T84">            </text:span><text:span text:style-name="T85">We </text:span><text:span text:style-name="T86">will have</text:span><text:span text:style-name="T87"> spent time here.</text:span></text:p>
          </table:table-cell>
          <table:table-cell office:value-type="string" calcext:value-type="string">
            <text:p><text:span text:style-name="T168">          </text:span><text:span text:style-name="T169">I: </text:span><text:span text:style-name="T170">Суб'єкт + </text:span><text:span text:style-name="T171">had been</text:span><text:span text:style-name="T172"> + Дієслово (v1) + </text:span><text:span text:style-name="T173">ing</text:span></text:p>
            <text:p><text:span text:style-name="T249">             I </text:span><text:span text:style-name="T250">had been</text:span><text:span text:style-name="T251"> work</text:span><text:span text:style-name="T250">ing</text:span><text:span text:style-name="T252"> at home.</text:span></text:p>
            <text:p><text:span text:style-name="T253"/></text:p>
            <text:p><text:span text:style-name="T349">  He/She/It:</text:span><text:span text:style-name="T350"> </text:span><text:span text:style-name="T351">Суб'єкт + </text:span><text:span text:style-name="T352">had been</text:span><text:span text:style-name="T353"> + Дієслово (v1) + </text:span><text:span text:style-name="T354">ing</text:span></text:p>
            <text:p><text:span text:style-name="T174">             </text:span><text:span text:style-name="T175">She </text:span><text:span text:style-name="T176">had been</text:span><text:span text:style-name="T177"> think</text:span><text:span text:style-name="T178">ing</text:span><text:span text:style-name="T179"> ahead.</text:span></text:p>
            <text:p><text:span text:style-name="T174">             </text:span><text:span text:style-name="T175">He </text:span><text:span text:style-name="T176">had been </text:span><text:span text:style-name="T177">do</text:span><text:span text:style-name="T178">ing</text:span><text:span text:style-name="T179"> it well.</text:span></text:p>
            <text:p><text:span text:style-name="T43"/></text:p>
            <text:p><text:span text:style-name="T180">   </text:span><text:span text:style-name="T181">We/They:</text:span><text:span text:style-name="T182"> </text:span><text:span text:style-name="T183">Суб'єкт + </text:span><text:span text:style-name="T184">had been</text:span><text:span text:style-name="T185"> + Дієслово (v1) + </text:span><text:span text:style-name="T186">ing</text:span></text:p>
            <text:p><text:span text:style-name="T174">            </text:span><text:span text:style-name="T175">We </text:span><text:span text:style-name="T176">had been</text:span><text:span text:style-name="T177"> spend</text:span><text:span text:style-name="T178">ing</text:span><text:span text:style-name="T179"> time here.</text:span>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ast Future</text:p>
            <text:p>(могло б бути)</text:p>
          </table:table-cell>
          <table:table-cell table:style-name="ce8" office:value-type="string" calcext:value-type="string">
            <text:p><text:span text:style-name="T79">         </text:span><text:span text:style-name="T80">I: </text:span><text:span text:style-name="T81">Суб'єкт + </text:span><text:span text:style-name="T82">would</text:span><text:span text:style-name="T83"> + Дієслово (v1)</text:span></text:p>
            <text:p><text:span text:style-name="T84">            </text:span><text:span text:style-name="T85">I </text:span><text:span text:style-name="T86">would</text:span><text:span text:style-name="T87"> work at home.</text:span></text:p>
            <text:p><text:span text:style-name="T43"/></text:p>
            <text:p><text:span text:style-name="T88"> He/She/It:</text:span><text:span text:style-name="T89"> </text:span><text:span text:style-name="T90">Суб'єкт + </text:span><text:span text:style-name="T91">would</text:span><text:span text:style-name="T92"> + Дієслово (v1)</text:span></text:p>
            <text:p><text:span text:style-name="T38">            </text:span><text:span text:style-name="T39">She </text:span><text:span text:style-name="T93">would</text:span><text:span text:style-name="T40"> think ahead.</text:span></text:p>
            <text:p><text:span text:style-name="T94">            He </text:span><text:span text:style-name="T95">would </text:span><text:span text:style-name="T96">do it well.</text:span></text:p>
            <text:p><text:span text:style-name="T43"/></text:p>
            <text:p><text:span text:style-name="T97">   </text:span><text:span text:style-name="T98">We/They:</text:span><text:span text:style-name="T99"> </text:span><text:span text:style-name="T100">Суб'єкт + </text:span><text:span text:style-name="T101">would</text:span><text:span text:style-name="T102"> + Дієслово (v1)</text:span></text:p>
            <text:p><text:span text:style-name="T103">            </text:span><text:span text:style-name="T104">We </text:span><text:span text:style-name="T105">would </text:span><text:span text:style-name="T106">spend time here.</text:span></text:p>
          </table:table-cell>
          <table:table-cell table:style-name="ce8" office:value-type="string" calcext:value-type="string">
            <text:p><text:span text:style-name="T168">         </text:span><text:span text:style-name="T169">I: </text:span><text:span text:style-name="T170">Суб'єкт + </text:span><text:span text:style-name="T198">would be</text:span><text:span text:style-name="T172"> + Дієслово (v1) + </text:span><text:span text:style-name="T173">ing</text:span></text:p>
            <text:p><text:span text:style-name="T199">            </text:span><text:span text:style-name="T200">I </text:span><text:span text:style-name="T201">would be</text:span><text:span text:style-name="T202"> work</text:span><text:span text:style-name="T203">ing</text:span><text:span text:style-name="T204"> at home.</text:span></text:p>
            <text:p><text:span text:style-name="T43"/></text:p>
            <text:p><text:span text:style-name="T180"> </text:span><text:span text:style-name="T181">He/She/It:</text:span><text:span text:style-name="T182"> </text:span><text:span text:style-name="T183">Суб'єкт + </text:span><text:span text:style-name="T205">would be</text:span><text:span text:style-name="T185"> + Дієслово (v1) + </text:span><text:span text:style-name="T186">ing</text:span></text:p>
            <text:p><text:span text:style-name="T174">            </text:span><text:span text:style-name="T175">She </text:span><text:span text:style-name="T206">would be</text:span><text:span text:style-name="T177"> think</text:span><text:span text:style-name="T178">ing</text:span><text:span text:style-name="T179"> ahead.</text:span></text:p>
            <text:p><text:span text:style-name="T174">            </text:span><text:span text:style-name="T175">He </text:span><text:span text:style-name="T206">would be</text:span><text:span text:style-name="T177"> do</text:span><text:span text:style-name="T178">ing</text:span><text:span text:style-name="T179"> it well.</text:span></text:p>
            <text:p><text:span text:style-name="T43"/></text:p>
            <text:p><text:span text:style-name="T207">   </text:span><text:span text:style-name="T208">We/They:</text:span><text:span text:style-name="T209"> </text:span><text:span text:style-name="T210">Суб'єкт + </text:span><text:span text:style-name="T211">would be</text:span><text:span text:style-name="T212"> + Дієслово (v1) + </text:span><text:span text:style-name="T213">ing</text:span></text:p>
            <text:p><text:span text:style-name="T192">            </text:span><text:span text:style-name="T193">We </text:span><text:span text:style-name="T194">would be</text:span><text:span text:style-name="T195"> spend</text:span><text:span text:style-name="T196">ing</text:span><text:span text:style-name="T197"> time here.</text:span></text:p>
          </table:table-cell>
          <table:table-cell table:style-name="ce8" office:value-type="string" calcext:value-type="string">
            <text:p><text:span text:style-name="T79">          </text:span><text:span text:style-name="T80">I: </text:span><text:span text:style-name="T81">Суб'єкт + </text:span><text:span text:style-name="T82">would have</text:span><text:span text:style-name="T83"> + Дієслово (v3)</text:span></text:p>
            <text:p><text:span text:style-name="T249">             I </text:span><text:span text:style-name="T250">would have</text:span><text:span text:style-name="T251"> work</text:span><text:span text:style-name="T250">ed</text:span><text:span text:style-name="T252"> at home.</text:span></text:p>
            <text:p><text:span text:style-name="T253"/></text:p>
            <text:p><text:span text:style-name="T254">  He/She/It:</text:span><text:span text:style-name="T255"> </text:span><text:span text:style-name="T256">Суб'єкт + </text:span><text:span text:style-name="T301">would have</text:span><text:span text:style-name="T258"> + Дієслово (v3)</text:span></text:p>
            <text:p><text:span text:style-name="T103">             </text:span><text:span text:style-name="T104">She </text:span><text:span text:style-name="T105">would have</text:span><text:span text:style-name="T106"> thought ahead.</text:span></text:p>
            <text:p><text:span text:style-name="T263">             </text:span><text:span text:style-name="T264">He </text:span><text:span text:style-name="T302">would have</text:span><text:span text:style-name="T266"> do</text:span><text:span text:style-name="T267">ne</text:span><text:span text:style-name="T266"> it well.</text:span></text:p>
            <text:p><text:span text:style-name="T43"/></text:p>
            <text:p><text:span text:style-name="T268">   </text:span><text:span text:style-name="T269">We/They:</text:span><text:span text:style-name="T270"> </text:span><text:span text:style-name="T271">Суб'єкт + </text:span><text:span text:style-name="T303">would have</text:span><text:span text:style-name="T273"> + Дієслово (v3)</text:span></text:p>
            <text:p><text:span text:style-name="T103">            </text:span><text:span text:style-name="T104">We </text:span><text:span text:style-name="T105">would have</text:span><text:span text:style-name="T106"> spent time here.</text:span></text:p>
          </table:table-cell>
          <table:table-cell table:style-name="ce8" office:value-type="string" calcext:value-type="string">
            <text:p><text:span text:style-name="T356">          </text:span><text:span text:style-name="T357">I: </text:span><text:span text:style-name="T358">Суб'єкт + </text:span><text:span text:style-name="T359">would have been</text:span><text:span text:style-name="T360"> + Дієслово (v1) + </text:span><text:span text:style-name="T359">ing</text:span></text:p>
            <text:p><text:span text:style-name="T344">             I </text:span><text:span text:style-name="T345">would have been</text:span><text:span text:style-name="T346"> work</text:span><text:span text:style-name="T347">ing</text:span><text:span text:style-name="T348"> at home.</text:span></text:p>
            <text:p><text:span text:style-name="T253"/></text:p>
            <text:p><text:span text:style-name="T349">  He/She/It:</text:span><text:span text:style-name="T350"> </text:span><text:span text:style-name="T351">Суб'єкт + </text:span><text:span text:style-name="T361">would have been</text:span><text:span text:style-name="T353"> + Дієслово (v1) + </text:span><text:span text:style-name="T354">ing</text:span></text:p>
            <text:p><text:span text:style-name="T174">             </text:span><text:span text:style-name="T175">She </text:span><text:span text:style-name="T206">would have been</text:span><text:span text:style-name="T177"> think</text:span><text:span text:style-name="T178">ing</text:span><text:span text:style-name="T179"> ahead.</text:span></text:p>
            <text:p><text:span text:style-name="T174">             </text:span><text:span text:style-name="T175">He </text:span><text:span text:style-name="T206">would have been </text:span><text:span text:style-name="T177">do</text:span><text:span text:style-name="T178">ing</text:span><text:span text:style-name="T179"> it well.</text:span></text:p>
            <text:p><text:span text:style-name="T43"/></text:p>
            <text:p><text:span text:style-name="T180">   </text:span><text:span text:style-name="T181">We/They:</text:span><text:span text:style-name="T182"> </text:span><text:span text:style-name="T183">Суб'єкт + </text:span><text:span text:style-name="T205">would have been</text:span><text:span text:style-name="T185"> + Дієслово (v1) + </text:span><text:span text:style-name="T186">ing</text:span></text:p>
            <text:p><text:span text:style-name="T174">            </text:span><text:span text:style-name="T175">We </text:span><text:span text:style-name="T206">would have been</text:span><text:span text:style-name="T177"> spend</text:span><text:span text:style-name="T178">ing</text:span><text:span text:style-name="T179"> time here.</text:span></text:p>
          </table:table-cell>
          <table:table-cell table:number-columns-repeated="5"/>
        </table:table-row>
        <table:table-row table:style-name="ro3">
          <table:table-cell table:style-name="ce5"/>
          <table:table-cell table:style-name="ce9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22:03:18.225986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00:08:19.452574280</dc:date>
    <meta:editing-duration>PT2H54M41S</meta:editing-duration>
    <meta:editing-cycles>105</meta:editing-cycles>
    <meta:generator>LibreOffice/6.4.7.2$Linux_X86_64 LibreOffice_project/40$Build-2</meta:generator>
    <meta:document-statistic meta:table-count="1" meta:cell-count="25" meta:object-count="0"/>
  </office:meta>
</office:document-meta>
</file>